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2" manifest:media-type=""/>
  <manifest:file-entry manifest:full-path="ObjectReplacements/Object 52"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5" manifest:media-type=""/>
  <manifest:file-entry manifest:full-path="ObjectReplacements/Object 5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7" manifest:media-type=""/>
  <manifest:file-entry manifest:full-path="ObjectReplacements/Object 57" manifest:media-type="application/x-openoffice-gdimetafile;windows_formatname=&quot;GDIMetaFile&quot;"/>
  <manifest:file-entry manifest:full-path="ObjectReplacements/Object 268" manifest:media-type=""/>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
  <manifest:file-entry manifest:full-path="ObjectReplacements/Object 125" manifest:media-type=""/>
  <manifest:file-entry manifest:full-path="ObjectReplacements/Object 123" manifest:media-type="application/x-openoffice-gdimetafile;windows_formatname=&quot;GDIMetaFile&quot;"/>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Replacements/Object 129" manifest:media-type=""/>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
  <manifest:file-entry manifest:full-path="ObjectReplacements/Object 143" manifest:media-type=""/>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4" manifest:media-type=""/>
  <manifest:file-entry manifest:full-path="ObjectReplacements/Object 145" manifest:media-type=""/>
  <manifest:file-entry manifest:full-path="ObjectReplacements/Object 146" manifest:media-type="application/x-openoffice-gdimetafile;windows_formatname=&quot;GDIMetaFile&quot;"/>
  <manifest:file-entry manifest:full-path="ObjectReplacements/Object 147" manifest:media-type=""/>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
  <manifest:file-entry manifest:full-path="ObjectReplacements/Object 174" manifest:media-type="application/x-openoffice-gdimetafile;windows_formatname=&quot;GDIMetaFile&quot;"/>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52/content.xml" manifest:media-type="text/xml"/>
  <manifest:file-entry manifest:full-path="Object 252/Configurations2/" manifest:media-type="application/vnd.sun.xml.ui.configuration"/>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content.xml" manifest:media-type="text/xml"/>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tent.xml" manifest:media-type="text/xml"/>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text-properties officeooo:paragraph-rsid="00128a4c"/>
    </style:style>
    <style:style style:name="P2" style:family="paragraph" style:parent-style-name="Standard">
      <style:text-properties officeooo:paragraph-rsid="00167af5"/>
    </style:style>
    <style:style style:name="P3" style:family="paragraph" style:parent-style-name="Standard">
      <style:text-properties officeooo:rsid="0019d44d" officeooo:paragraph-rsid="0019d44d"/>
    </style:style>
    <style:style style:name="P4" style:family="paragraph" style:parent-style-name="Standard">
      <style:text-properties officeooo:paragraph-rsid="0019d44d"/>
    </style:style>
    <style:style style:name="P5" style:family="paragraph" style:parent-style-name="Standard">
      <style:text-properties officeooo:paragraph-rsid="001a6e00"/>
    </style:style>
    <style:style style:name="P6" style:family="paragraph" style:parent-style-name="Standard">
      <style:text-properties officeooo:rsid="001a6e00" officeooo:paragraph-rsid="001a6e00"/>
    </style:style>
    <style:style style:name="P7" style:family="paragraph" style:parent-style-name="Standard">
      <style:text-properties officeooo:paragraph-rsid="001cf7dc"/>
    </style:style>
    <style:style style:name="P8" style:family="paragraph" style:parent-style-name="Standard">
      <style:text-properties officeooo:paragraph-rsid="001df1fa"/>
    </style:style>
    <style:style style:name="P9" style:family="paragraph" style:parent-style-name="Standard">
      <style:text-properties officeooo:paragraph-rsid="0022389d"/>
    </style:style>
    <style:style style:name="P10" style:family="paragraph" style:parent-style-name="Standard">
      <style:text-properties officeooo:paragraph-rsid="002282dc"/>
    </style:style>
    <style:style style:name="P11" style:family="paragraph" style:parent-style-name="Standard">
      <style:text-properties officeooo:paragraph-rsid="00259a51"/>
    </style:style>
    <style:style style:name="P12" style:family="paragraph" style:parent-style-name="Standard">
      <style:text-properties officeooo:paragraph-rsid="00279894"/>
    </style:style>
    <style:style style:name="P13" style:family="paragraph" style:parent-style-name="Standard">
      <style:text-properties officeooo:paragraph-rsid="00297ce7"/>
    </style:style>
    <style:style style:name="P14" style:family="paragraph" style:parent-style-name="Standard">
      <style:text-properties officeooo:paragraph-rsid="002a1f11"/>
    </style:style>
    <style:style style:name="P15" style:family="paragraph" style:parent-style-name="Standard">
      <style:text-properties officeooo:paragraph-rsid="002a4919"/>
    </style:style>
    <style:style style:name="P16" style:family="paragraph" style:parent-style-name="Standard">
      <style:text-properties officeooo:paragraph-rsid="002bfb48"/>
    </style:style>
    <style:style style:name="P17" style:family="paragraph" style:parent-style-name="Standard">
      <style:text-properties officeooo:rsid="002bfb48" officeooo:paragraph-rsid="002bfb48"/>
    </style:style>
    <style:style style:name="P18" style:family="paragraph" style:parent-style-name="Standard">
      <style:text-properties officeooo:paragraph-rsid="002d452b"/>
    </style:style>
    <style:style style:name="P19" style:family="paragraph" style:parent-style-name="Standard">
      <style:text-properties officeooo:paragraph-rsid="002eba19"/>
    </style:style>
    <style:style style:name="P20" style:family="paragraph" style:parent-style-name="Standard">
      <style:text-properties officeooo:rsid="002eba19" officeooo:paragraph-rsid="002eba19"/>
    </style:style>
    <style:style style:name="P21" style:family="paragraph" style:parent-style-name="Standard">
      <style:text-properties officeooo:paragraph-rsid="0030b10b"/>
    </style:style>
    <style:style style:name="P22" style:family="paragraph" style:parent-style-name="Standard">
      <style:text-properties officeooo:paragraph-rsid="0031959a"/>
    </style:style>
    <style:style style:name="P23" style:family="paragraph" style:parent-style-name="Standard">
      <style:text-properties officeooo:paragraph-rsid="00330cc8"/>
    </style:style>
    <style:style style:name="P24" style:family="paragraph" style:parent-style-name="Standard">
      <style:text-properties officeooo:rsid="00330cc8" officeooo:paragraph-rsid="00330cc8"/>
    </style:style>
    <style:style style:name="P25" style:family="paragraph" style:parent-style-name="Standard">
      <style:text-properties officeooo:paragraph-rsid="003609e5"/>
    </style:style>
    <style:style style:name="P26" style:family="paragraph" style:parent-style-name="Standard">
      <style:text-properties officeooo:paragraph-rsid="0037c00a"/>
    </style:style>
    <style:style style:name="P27" style:family="paragraph" style:parent-style-name="Standard">
      <style:text-properties officeooo:paragraph-rsid="00389ecb"/>
    </style:style>
    <style:style style:name="P28" style:family="paragraph" style:parent-style-name="Standard">
      <style:text-properties officeooo:rsid="00389ecb" officeooo:paragraph-rsid="00389ecb"/>
    </style:style>
    <style:style style:name="P29" style:family="paragraph" style:parent-style-name="Standard">
      <style:text-properties officeooo:paragraph-rsid="003dc7be"/>
    </style:style>
    <style:style style:name="P30" style:family="paragraph" style:parent-style-name="Standard">
      <style:text-properties officeooo:rsid="003dc7be" officeooo:paragraph-rsid="003dc7be"/>
    </style:style>
    <style:style style:name="P31" style:family="paragraph" style:parent-style-name="Standard">
      <style:text-properties officeooo:paragraph-rsid="00408b62"/>
    </style:style>
    <style:style style:name="P32" style:family="paragraph" style:parent-style-name="Standard">
      <style:text-properties officeooo:rsid="00408b62" officeooo:paragraph-rsid="00408b62"/>
    </style:style>
    <style:style style:name="P33" style:family="paragraph" style:parent-style-name="Standard">
      <style:text-properties officeooo:paragraph-rsid="0047d3e4"/>
    </style:style>
    <style:style style:name="P34" style:family="paragraph" style:parent-style-name="Standard">
      <style:text-properties officeooo:paragraph-rsid="0049eac9"/>
    </style:style>
    <style:style style:name="P35" style:family="paragraph" style:parent-style-name="Standard">
      <style:text-properties officeooo:paragraph-rsid="0049f229"/>
    </style:style>
    <style:style style:name="P36" style:family="paragraph" style:parent-style-name="Standard">
      <style:text-properties officeooo:rsid="0049f229" officeooo:paragraph-rsid="0049f229"/>
    </style:style>
    <style:style style:name="P37" style:family="paragraph" style:parent-style-name="Standard">
      <style:text-properties officeooo:rsid="004b046e" officeooo:paragraph-rsid="004b046e"/>
    </style:style>
    <style:style style:name="P38" style:family="paragraph" style:parent-style-name="Standard">
      <style:text-properties officeooo:paragraph-rsid="004c998a"/>
    </style:style>
    <style:style style:name="P39" style:family="paragraph" style:parent-style-name="Standard">
      <style:text-properties officeooo:rsid="004c998a" officeooo:paragraph-rsid="004c998a"/>
    </style:style>
    <style:style style:name="P40" style:family="paragraph" style:parent-style-name="Standard">
      <style:text-properties officeooo:paragraph-rsid="004e5bbb"/>
    </style:style>
    <style:style style:name="P41" style:family="paragraph" style:parent-style-name="Standard">
      <style:text-properties officeooo:rsid="0052134c" officeooo:paragraph-rsid="0052134c"/>
    </style:style>
    <style:style style:name="P42" style:family="paragraph" style:parent-style-name="Standard">
      <style:text-properties officeooo:paragraph-rsid="0054e4cd"/>
    </style:style>
    <style:style style:name="P43" style:family="paragraph" style:parent-style-name="Standard">
      <style:text-properties officeooo:rsid="0054e4cd" officeooo:paragraph-rsid="0054e4cd"/>
    </style:style>
    <style:style style:name="P44" style:family="paragraph" style:parent-style-name="Standard">
      <style:text-properties officeooo:paragraph-rsid="0055d6ec"/>
    </style:style>
    <style:style style:name="P45" style:family="paragraph" style:parent-style-name="Standard">
      <style:text-properties officeooo:paragraph-rsid="0056da0b"/>
    </style:style>
    <style:style style:name="P46" style:family="paragraph" style:parent-style-name="Standard">
      <style:text-properties officeooo:paragraph-rsid="0058c457"/>
    </style:style>
    <style:style style:name="P47" style:family="paragraph" style:parent-style-name="Standard">
      <style:text-properties officeooo:rsid="0058c457" officeooo:paragraph-rsid="0058c457"/>
    </style:style>
    <style:style style:name="P48" style:family="paragraph" style:parent-style-name="Standard">
      <style:text-properties officeooo:paragraph-rsid="0059042a"/>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Standard">
      <style:text-properties officeooo:paragraph-rsid="00598881"/>
    </style:style>
    <style:style style:name="P52" style:family="paragraph" style:parent-style-name="Standard">
      <style:text-properties officeooo:paragraph-rsid="005c12d6"/>
    </style:style>
    <style:style style:name="P53" style:family="paragraph" style:parent-style-name="Standard">
      <style:text-properties officeooo:paragraph-rsid="005e12a2"/>
    </style:style>
    <style:style style:name="P54" style:family="paragraph" style:parent-style-name="Standard">
      <style:text-properties officeooo:paragraph-rsid="005f99e7"/>
    </style:style>
    <style:style style:name="P55" style:family="paragraph" style:parent-style-name="Standard">
      <style:text-properties officeooo:paragraph-rsid="00626f27"/>
    </style:style>
    <style:style style:name="P56" style:family="paragraph" style:parent-style-name="Standard">
      <style:text-properties officeooo:paragraph-rsid="0062d013"/>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end" style:justify-single-word="false"/>
    </style:style>
    <style:style style:name="P59" style:family="paragraph">
      <style:paragraph-properties fo:text-align="center"/>
    </style:style>
    <style:style style:name="P60" style:family="paragraph">
      <loext:graphic-properties draw:opacity="0%"/>
    </style:style>
    <style:style style:name="T1" style:family="text">
      <style:text-properties officeooo:rsid="001515e4"/>
    </style:style>
    <style:style style:name="T2" style:family="text">
      <style:text-properties officeooo:rsid="00167af5"/>
    </style:style>
    <style:style style:name="T3" style:family="text">
      <style:text-properties officeooo:rsid="0019d44d"/>
    </style:style>
    <style:style style:name="T4" style:family="text">
      <style:text-properties officeooo:rsid="001a6e00"/>
    </style:style>
    <style:style style:name="T5" style:family="text">
      <style:text-properties officeooo:rsid="001cf7dc"/>
    </style:style>
    <style:style style:name="T6" style:family="text">
      <style:text-properties officeooo:rsid="001d4d01"/>
    </style:style>
    <style:style style:name="T7" style:family="text">
      <style:text-properties officeooo:rsid="001df1fa"/>
    </style:style>
    <style:style style:name="T8" style:family="text">
      <style:text-properties officeooo:rsid="0022389d"/>
    </style:style>
    <style:style style:name="T9" style:family="text">
      <style:text-properties officeooo:rsid="002282dc"/>
    </style:style>
    <style:style style:name="T10" style:family="text">
      <style:text-properties officeooo:rsid="00259a51"/>
    </style:style>
    <style:style style:name="T11" style:family="text">
      <style:text-properties fo:font-style="italic" style:font-style-asian="italic" style:font-style-complex="italic"/>
    </style:style>
    <style:style style:name="T12" style:family="text">
      <style:text-properties officeooo:rsid="00278cc3"/>
    </style:style>
    <style:style style:name="T13" style:family="text">
      <style:text-properties officeooo:rsid="00279894"/>
    </style:style>
    <style:style style:name="T14" style:family="text">
      <style:text-properties officeooo:rsid="0028c4f9"/>
    </style:style>
    <style:style style:name="T15" style:family="text">
      <style:text-properties officeooo:rsid="002a1f11"/>
    </style:style>
    <style:style style:name="T16" style:family="text">
      <style:text-properties officeooo:rsid="002a4919"/>
    </style:style>
    <style:style style:name="T17" style:family="text">
      <style:text-properties officeooo:rsid="002bfb48"/>
    </style:style>
    <style:style style:name="T18" style:family="text">
      <style:text-properties officeooo:rsid="002d452b"/>
    </style:style>
    <style:style style:name="T19" style:family="text">
      <style:text-properties officeooo:rsid="002eba19"/>
    </style:style>
    <style:style style:name="T20" style:family="text">
      <style:text-properties officeooo:rsid="0030b10b"/>
    </style:style>
    <style:style style:name="T21" style:family="text">
      <style:text-properties officeooo:rsid="0031959a"/>
    </style:style>
    <style:style style:name="T22" style:family="text">
      <style:text-properties officeooo:rsid="0032e596"/>
    </style:style>
    <style:style style:name="T23" style:family="text">
      <style:text-properties officeooo:rsid="00330cc8"/>
    </style:style>
    <style:style style:name="T24" style:family="text">
      <style:text-properties officeooo:rsid="00347d4a"/>
    </style:style>
    <style:style style:name="T25" style:family="text">
      <style:text-properties officeooo:rsid="003609e5"/>
    </style:style>
    <style:style style:name="T26" style:family="text">
      <style:text-properties officeooo:rsid="0037c00a"/>
    </style:style>
    <style:style style:name="T27" style:family="text">
      <style:text-properties officeooo:rsid="00389ecb"/>
    </style:style>
    <style:style style:name="T28" style:family="text">
      <style:text-properties officeooo:rsid="003c9543"/>
    </style:style>
    <style:style style:name="T29" style:family="text">
      <style:text-properties officeooo:rsid="003dc7be"/>
    </style:style>
    <style:style style:name="T30" style:family="text">
      <style:text-properties officeooo:rsid="004069dd"/>
    </style:style>
    <style:style style:name="T31" style:family="text">
      <style:text-properties officeooo:rsid="00408b62"/>
    </style:style>
    <style:style style:name="T32" style:family="text">
      <style:text-properties officeooo:rsid="0047d3e4"/>
    </style:style>
    <style:style style:name="T33" style:family="text">
      <style:text-properties officeooo:rsid="0049c3a3"/>
    </style:style>
    <style:style style:name="T34" style:family="text">
      <style:text-properties officeooo:rsid="0049eac9"/>
    </style:style>
    <style:style style:name="T35" style:family="text">
      <style:text-properties officeooo:rsid="004b046e"/>
    </style:style>
    <style:style style:name="T36" style:family="text">
      <style:text-properties officeooo:rsid="004c998a"/>
    </style:style>
    <style:style style:name="T37" style:family="text">
      <style:text-properties officeooo:rsid="004e5bbb"/>
    </style:style>
    <style:style style:name="T38" style:family="text">
      <style:text-properties officeooo:rsid="00504929"/>
    </style:style>
    <style:style style:name="T39" style:family="text">
      <style:text-properties officeooo:rsid="0052134c"/>
    </style:style>
    <style:style style:name="T40" style:family="text">
      <style:text-properties officeooo:rsid="005400cc"/>
    </style:style>
    <style:style style:name="T41" style:family="text">
      <style:text-properties officeooo:rsid="0054e4cd"/>
    </style:style>
    <style:style style:name="T42" style:family="text">
      <style:text-properties officeooo:rsid="0055d6ec"/>
    </style:style>
    <style:style style:name="T43" style:family="text">
      <style:text-properties officeooo:rsid="0056da0b"/>
    </style:style>
    <style:style style:name="T44" style:family="text">
      <style:text-properties officeooo:rsid="0058c457"/>
    </style:style>
    <style:style style:name="T45" style:family="text">
      <style:text-properties officeooo:rsid="0059042a"/>
    </style:style>
    <style:style style:name="T46" style:family="text">
      <style:text-properties officeooo:rsid="00598881"/>
    </style:style>
    <style:style style:name="T47" style:family="text">
      <style:text-properties officeooo:rsid="005a9f8d"/>
    </style:style>
    <style:style style:name="T48" style:family="text">
      <style:text-properties officeooo:rsid="005b2132"/>
    </style:style>
    <style:style style:name="T49" style:family="text">
      <style:text-properties officeooo:rsid="005e12a2"/>
    </style:style>
    <style:style style:name="T50" style:family="text">
      <style:text-properties officeooo:rsid="005ec1a9"/>
    </style:style>
    <style:style style:name="T51" style:family="text">
      <style:text-properties officeooo:rsid="005f99e7"/>
    </style:style>
    <style:style style:name="T52" style:family="text">
      <style:text-properties style:font-name="Liberation Serif1" officeooo:rsid="005f99e7"/>
    </style:style>
    <style:style style:name="T53" style:family="text">
      <style:text-properties style:font-name="Liberation Serif1" officeooo:rsid="00626f27"/>
    </style:style>
    <style:style style:name="T54" style:family="text">
      <style:text-properties officeooo:rsid="00626f27"/>
    </style:style>
    <style:style style:name="T55" style:family="text">
      <style:text-properties officeooo:rsid="0062d013"/>
    </style:style>
    <style:style style:name="T56" style:family="text">
      <style:text-properties officeooo:rsid="0062fb0e"/>
    </style:style>
    <style:style style:name="fr1" style:family="graphic" style:parent-style-name="Frame">
      <style:graphic-properties style:vertical-pos="top" style:vertical-rel="paragraph-content" style:horizontal-pos="left" style:horizontal-rel="paragraph"/>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vertical-rel="frame" style:horizontal-pos="from-left" style:horizontal-rel="frame"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vg:stroke-width="0.0098in" svg:stroke-color="#00ff00" draw:marker-start-width="0.15in" draw:marker-end="Arrow" draw:marker-end-width="0.0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098in" svg:stroke-color="#00ff00" draw:marker-start-width="0.15in" draw:marker-end="Arrow" draw:marker-end-width="0.0402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Dot" svg:stroke-width="0.0098in" svg:stroke-color="#00ff00" draw:marker-start-width="0.15in" draw:marker-end-width="0.1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e007f" draw:marker-end="Arrow"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marker-end="Arrow" draw:marker-end-width="0.0402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opacity="0%" draw:textarea-horizontal-align="justify" draw:textarea-vertical-align="middle" draw:auto-grow-height="false" fo:min-height="0.4945in" fo:min-width="0.8311in" draw:shadow-opacity="0%" style:run-through="foreground" style:wrap="run-through" style:number-wrapped-paragraphs="no-limit" style:vertical-pos="from-top" style:vertical-rel="paragraph" style:horizontal-pos="from-left" style:horizontal-rel="paragraph"/>
    </style:style>
    <style:style style:name="gr7" style:family="graphic">
      <style:graphic-properties draw:opacity="0%" draw:textarea-horizontal-align="justify" draw:textarea-vertical-align="middle" draw:auto-grow-height="false" fo:min-height="0.322in" fo:min-width="0.2429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opacity="0%" draw:textarea-horizontal-align="justify" draw:textarea-vertical-align="middle" draw:auto-grow-height="false" fo:min-height="0.5925in" fo:min-width="0.751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justify" draw:textarea-vertical-align="middle" draw:auto-grow-height="false" fo:min-height="0.3917in" fo:min-width="0.63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opacity="0%" draw:textarea-horizontal-align="justify" draw:textarea-vertical-align="middle" draw:auto-grow-height="false" fo:min-height="0.5571in" fo:min-width="0.7575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uZhO1-ITkuY" text:style-name="Internet_20_link" text:visited-style-name="Visited_20_Internet_20_Link">Geometric Algebra 5: Multivectors</text:a></text:p>
      <text:p text:style-name="P1"/>
      <text:p text:style-name="P2"><text:span text:style-name="T2">W</text:span>elcome back we are going to continue our study of the space-time algebra and in particular I want to say we're really going to continue our study of the Geometric algebra and we're using space-time algebra as our favorite <text:span text:style-name="T2">e</text:span>xemplar first of all because it's probably the most physically relevant although the Geometric algebra of regular three dimensions is also pretty straightforward and interesting, it's a lot easier and from time to time we'll probably use some examples in the Euclidean three-dimensional space <text:span text:style-name="T2">a</text:span>lgebra I guess we would call it but we're following this paper and this paper is all about the space-time algebra and so we have gotten through most of the space-time product and let us review where we're at and then push into multi-vectors today.</text:p>
      <text:p text:style-name="P3"/>
      <table:table table:name="Table1" table:style-name="Table1">
        <table:table-column table:style-name="Table1.A"/>
        <table:table-column table:style-name="Table1.B"/>
        <table:table-header-rows>
          <table:table-row>
            <table:table-cell table:style-name="Table1.A1" office:value-type="string">
              <text:p text:style-name="P49"><draw:frame draw:style-name="fr4" draw:name="Object78" text:anchor-type="as-char" svg:y="-0.561in" svg:width="3.5929in" svg:height="1.0799in" draw:z-index="38"><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50">(<text:sequence text:ref-name="refText0" text:name="Text" text:formula="ooow:Text+1" style:num-format="1">1</text:sequence>)</text:p>
            </table:table-cell>
          </table:table-row>
        </table:table-header-rows>
      </table:table>
      <text:p text:style-name="Standard"/>
      <text:p text:style-name="Standard"><text:span text:style-name="T2">W</text:span>e definitely did the axioms of the space-time algebra which apply just to members of<draw:frame draw:style-name="fr4" draw:name="Object17" text:anchor-type="as-char" svg:y="-0.1484in" svg:width="0.3984in" svg:height="0.2091in" draw:z-index="0"><draw:object xlink:href="./Object 1" xlink:type="simple" xlink:show="embed" xlink:actuate="onLoad"/><draw:image xlink:href="./ObjectReplacements/Object 1" xlink:type="simple" xlink:show="embed" xlink:actuate="onLoad"/><svg:desc>formula</svg:desc></draw:frame>, these are the vectors so all of this stuff just applies to the notion of vectors which of course in space-time algebra are four vectors if you speak about Geometric algebra in general then these axioms apply just to the vectors and the these are like the base space and when we think of our four-dimensional space-time we're thinking of the four basis vectors in this base space and these axioms only apply to those four and then we immediately saw that this last <text:span text:style-name="T3">a</text:span>xiom made <text:span text:style-name="T3">us</text:span> expand our algebra to include at least the real numbers because the space-time product of any <text:span text:style-name="T3">v</text:span>ector with itself was the Minkowski contraction and we realized that right here this is where we force special relativity into our problem by saying that the space-time product of any vector with itself is equal to the Minkowski contraction of a vector with itself that's right in there that's the metric is literally built into the algebra right there in that statement and if we were doing Euclidean algebra if we were using the just the Euclidean 3D then this wouldn't be wouldn't be present it would be a different statement it would be let's see it would be much simpler it would be just this Pythagorean multiplication<draw:frame draw:style-name="fr4" draw:name="Object18" text:anchor-type="as-char" svg:y="-0.1602in" svg:width="1.002in" svg:height="0.2209in" draw:z-index="39"><draw:object xlink:href="./Object 19" xlink:type="simple" xlink:show="embed" xlink:actuate="onLoad"/><draw:image xlink:href="./ObjectReplacements/Object 19" xlink:type="simple" xlink:show="embed" xlink:actuate="onLoad"/></draw:frame>it's just the sum of the squares of the components of each of the three dimensions would be what the magnitude squared <text:span text:style-name="T3">is</text:span> and you wouldn't have to worry about<draw:frame draw:style-name="fr4" draw:name="Object19" text:anchor-type="as-char" svg:y="-0.0862in" svg:width="0.2283in" svg:height="0.1465in" draw:z-index="40"><draw:object xlink:href="./Object 20" xlink:type="simple" xlink:show="embed" xlink:actuate="onLoad"/><draw:image xlink:href="./ObjectReplacements/Object 20" xlink:type="simple" xlink:show="embed" xlink:actuate="onLoad"/></draw:frame>because this would always be positive, you have a positive definite metric.</text:p>
      <text:p text:style-name="P4"/>
      <text:p text:style-name="P5"><text:span text:style-name="T4">O</text:span>ur algebra works fine with a pseudo metric or a non-positive, an indefinite metric so we understood that and then we moved on and then we actually started beginning some definitions we said the space-time product of any two vectors it has a symmetric part and an anti-symmetric part which is just an algebraic statement, we only think we're not assuming is <text:span text:style-name="T4">commutativity,</text:span> of course:</text:p>
      <text:p text:style-name="P6"/>
      <table:table table:name="Table2" table:style-name="Table2">
        <table:table-column table:style-name="Table2.A"/>
        <table:table-column table:style-name="Table2.B"/>
        <table:table-header-rows>
          <table:table-row>
            <table:table-cell table:style-name="Table2.A1" office:value-type="string">
              <text:p text:style-name="P49"><draw:frame draw:style-name="fr4" draw:name="Object20" text:anchor-type="as-char" svg:y="-0.1854in" svg:width="1.3181in" svg:height="0.2307in" draw:z-index="4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50">(<text:sequence text:ref-name="refText1" text:name="Text" text:formula="ooow:Text+1" style:num-format="1">2</text:sequence>)</text:p>
            </table:table-cell>
          </table:table-row>
        </table:table-header-rows>
      </table:table>
      <text:p text:style-name="P6"/>
      <table:table table:name="Table3" table:style-name="Table3">
        <table:table-column table:style-name="Table3.A"/>
        <table:table-column table:style-name="Table3.B"/>
        <table:table-header-rows>
          <table:table-row>
            <table:table-cell table:style-name="Table3.A1" office:value-type="string">
              <text:p text:style-name="P49"><draw:frame draw:style-name="fr4" draw:name="Object21" text:anchor-type="as-char" svg:y="-0.1898in" svg:width="2.7425in" svg:height="0.2492in" draw:z-index="42"><draw:object xlink:href="./Object 22" xlink:type="simple" xlink:show="embed" xlink:actuate="onLoad"/><draw:image xlink:href="./ObjectReplacements/Object 22" xlink:type="simple" xlink:show="embed" xlink:actuate="onLoad"/><svg:desc>formula</svg:desc></draw:frame></text:p>
            </table:table-cell>
            <table:table-cell table:style-name="Table3.A1" office:value-type="string">
              <text:p text:style-name="P50">(<text:sequence text:ref-name="refText2" text:name="Text" text:formula="ooow:Text+1" style:num-format="1">3</text:sequence>)</text:p>
            </table:table-cell>
          </table:table-row>
        </table:table-header-rows>
      </table:table>
      <text:p text:style-name="P6"/>
      <table:table table:name="Table4" table:style-name="Table4">
        <table:table-column table:style-name="Table4.A"/>
        <table:table-column table:style-name="Table4.B"/>
        <table:table-header-rows>
          <table:table-row>
            <table:table-cell table:style-name="Table4.A1" office:value-type="string">
              <text:p text:style-name="P49"><draw:frame draw:style-name="fr4" draw:name="Object22" text:anchor-type="as-char" svg:y="-0.1898in" svg:width="2.3535in" svg:height="0.2492in" draw:z-index="43"><draw:object xlink:href="./Object 23" xlink:type="simple" xlink:show="embed" xlink:actuate="onLoad"/><draw:image xlink:href="./ObjectReplacements/Object 23" xlink:type="simple" xlink:show="embed" xlink:actuate="onLoad"/><svg:desc>formula</svg:desc></draw:frame></text:p>
            </table:table-cell>
            <table:table-cell table:style-name="Table4.A1" office:value-type="string">
              <text:p text:style-name="P50">(<text:sequence text:ref-name="refText3" text:name="Text" text:formula="ooow:Text+1" style:num-format="1">4</text:sequence>)</text:p>
            </table:table-cell>
          </table:table-row>
        </table:table-header-rows>
      </table:table>
      <text:p text:style-name="P5"/>
      <text:p text:style-name="P5"><text:span text:style-name="T4">W</text:span>e <text:span text:style-name="T4">d</text:span>efine the symmetric part to be<draw:frame draw:style-name="fr4" draw:name="Object23" text:anchor-type="as-char" svg:y="-0.1484in" svg:width="0.3098in" svg:height="0.1839in" draw:z-index="44"><draw:object xlink:href="./Object 24" xlink:type="simple" xlink:show="embed" xlink:actuate="onLoad"/><draw:image xlink:href="./ObjectReplacements/Object 24" xlink:type="simple" xlink:show="embed" xlink:actuate="onLoad"/></draw:frame>and we define the anti-symmetric part to be<draw:frame draw:style-name="fr4" draw:name="Object24" text:anchor-type="as-char" svg:y="-0.1484in" svg:width="0.3945in" svg:height="0.1839in" draw:z-index="45"><draw:object xlink:href="./Object 25" xlink:type="simple" xlink:show="embed" xlink:actuate="onLoad"/><draw:image xlink:href="./ObjectReplacements/Object 25" xlink:type="simple" xlink:show="embed" xlink:actuate="onLoad"/><svg:desc>formula</svg:desc></draw:frame>.</text:p>
      <text:p text:style-name="Standard"><text:soft-page-break/></text:p>
      <text:p text:style-name="Standard"><text:span text:style-name="T4">N</text:span>ow those are just symbols that attach themselves to the symmetric and anti-symmetric part and then we demonstrated that this<draw:frame draw:style-name="fr4" draw:name="Object25" text:anchor-type="as-char" svg:y="-0.1484in" svg:width="0.3098in" svg:height="0.1839in" draw:z-index="92"><draw:object xlink:href="./Object 26" xlink:type="simple" xlink:show="embed" xlink:actuate="onLoad"/><draw:image xlink:href="./ObjectReplacements/Object 26" xlink:type="simple" xlink:show="embed" xlink:actuate="onLoad"/></draw:frame>necessarily because of this earlier axiom <text:span text:style-name="T5">(last line of </text:span><text:span text:style-name="T5"><text:sequence-ref text:reference-format="text" text:ref-name="refText0">(1)</text:sequence-ref></text:span><text:span text:style-name="T5">) </text:span>must end up being the Minkowski contraction of<draw:frame draw:style-name="fr4" draw:name="Object26" text:anchor-type="as-char" svg:y="-0.1484in" svg:width="0.1673in" svg:height="0.1839in" draw:z-index="93"><draw:object xlink:href="./Object 27" xlink:type="simple" xlink:show="embed" xlink:actuate="onLoad"/><draw:image xlink:href="./ObjectReplacements/Object 27" xlink:type="simple" xlink:show="embed" xlink:actuate="onLoad"/></draw:frame>and<draw:frame draw:style-name="fr4" draw:name="Object27" text:anchor-type="as-char" svg:y="-0.1484in" svg:width="0.1673in" svg:height="0.1839in" draw:z-index="94"><draw:object xlink:href="./Object 28" xlink:type="simple" xlink:show="embed" xlink:actuate="onLoad"/><draw:image xlink:href="./ObjectReplacements/Object 28" xlink:type="simple" xlink:show="embed" xlink:actuate="onLoad"/></draw:frame>which is why we chose the dot there because it's like the dot product of these two vectors and then down here it wasn't quite as clear we had a symbol to represent the anti-symmetric part but we need something that is truly anti-symmetric and involves two vectors and we basically went back to our experience with other branches of mathematics namely the theory of the Exterior calculus and we said we there's something out there that is a geometrically interpretable thing and it satisfies this rule beautifully and when <text:span text:style-name="T5">w</text:span>e examined that we decided to interpret this anti-symmetric part of the space-time product as this circulating area that has no particular</text:p>
      <text:p text:style-name="Standard">shape but is defined as the vector<draw:frame draw:style-name="fr4" draw:name="Object28" text:anchor-type="as-char" svg:y="-0.1484in" svg:width="0.1673in" svg:height="0.1839in" draw:z-index="97"><draw:object xlink:href="./Object 29" xlink:type="simple" xlink:show="embed" xlink:actuate="onLoad"/><draw:image xlink:href="./ObjectReplacements/Object 29" xlink:type="simple" xlink:show="embed" xlink:actuate="onLoad"/></draw:frame>swept across the vector<draw:frame draw:style-name="fr4" draw:name="Object29" text:anchor-type="as-char" svg:y="-0.1484in" svg:width="0.1673in" svg:height="0.1839in" draw:z-index="98"><draw:object xlink:href="./Object 30" xlink:type="simple" xlink:show="embed" xlink:actuate="onLoad"/><draw:image xlink:href="./ObjectReplacements/Object 30" xlink:type="simple" xlink:show="embed" xlink:actuate="onLoad"/></draw:frame>and that would define a little region in the plane but if you take this too literally you end up with this parallelogram shape but in <text:span text:style-name="T5">p</text:span>rinciple, as</text:p>
      <text:p text:style-name="P7">the authors point out in this picture, the shape is arbitrary in fact the shape is not even arbitrary it's not it's just there is no shape it's just an area and with that interpretation we have a geometric interpretation of the symmetric part which is the magnitude of these two vectors.</text:p>
      <text:p text:style-name="P7"/>
      <text:p text:style-name="P7"><text:span text:style-name="T5">I</text:span>n other words if you believe in the geometric interpretation of the vector as a little pointy thing in space in our case four-dimensional Minkowski space then the symmetric part gets interpreted as the Minkowski contraction, the anti-symmetric card gets interpreted as an element of oriented plane with a circulation, the orientation of this thing there's two parts of it<draw:frame draw:style-name="fr4" draw:name="Object30" text:anchor-type="as-char" svg:y="-0.1484in" svg:width="0.1673in" svg:height="0.1839in" draw:z-index="107"><draw:object xlink:href="./Object 31" xlink:type="simple" xlink:show="embed" xlink:actuate="onLoad"/><draw:image xlink:href="./ObjectReplacements/Object 31" xlink:type="simple" xlink:show="embed" xlink:actuate="onLoad"/></draw:frame>and<draw:frame draw:style-name="fr4" draw:name="Object31" text:anchor-type="as-char" svg:y="-0.1484in" svg:width="0.1673in" svg:height="0.1839in" draw:z-index="108"><draw:object xlink:href="./Object 32" xlink:type="simple" xlink:show="embed" xlink:actuate="onLoad"/><draw:image xlink:href="./ObjectReplacements/Object 32" xlink:type="simple" xlink:show="embed" xlink:actuate="onLoad"/></draw:frame>have components so in <text:span text:style-name="T6">principle</text:span></text:p>
      <text:p text:style-name="Standard">you would understand that this is sitting out in space and has certain alignment but it also has a</text:p>
      <text:p text:style-name="Standard">circulation so there's two kinds of orientation usually when we talk about the orientation though you're</text:p>
      <text:p text:style-name="P8">talking about the circulation <text:span text:style-name="T6">d</text:span>irection and that's the wedge product so now we can break up the space-time product between two vectors and that's really critical the only thing we know is how to take the space-time product between two vectors and then we added real numbers to our algebra and now we need to add these <text:span text:style-name="T6">plane</text:span> pieces because remember the space-time product of any two things in the algebra this <text:sequence-ref text:reference-format="text" text:ref-name="refText1">(2)</text:sequence-ref><text:s/>has to be part of the algebra, that's a real number we've already added that in there but these bi-vectors these <text:span text:style-name="T7">plane</text:span> pieces called bi-vectors we had to add that in as well so now our Clifford algebra<draw:frame draw:style-name="fr4" draw:name="Object32" text:anchor-type="as-char" svg:y="-0.1508in" svg:width="0.3193in" svg:height="0.211in" draw:z-index="109"><draw:object xlink:href="./Object 33" xlink:type="simple" xlink:show="embed" xlink:actuate="onLoad"/><draw:image xlink:href="./ObjectReplacements/Object 33" xlink:type="simple" xlink:show="embed" xlink:actuate="onLoad"/><svg:desc>formula</svg:desc></draw:frame>we've added the real numbers, we have our vectors which in the paper we're going to call these basis vectors for<draw:frame draw:style-name="fr4" draw:name="Object1" text:anchor-type="as-char" svg:y="-0.1484in" svg:width="0.3984in" svg:height="0.2091in" draw:z-index="1"><draw:object xlink:href="./Object 2" xlink:type="simple" xlink:show="embed" xlink:actuate="onLoad"/><draw:image xlink:href="./ObjectReplacements/Object 2" xlink:type="simple" xlink:show="embed" xlink:actuate="onLoad"/><svg:desc>formula</svg:desc></draw:frame>, <draw:frame draw:style-name="fr4" draw:name="Object33" text:anchor-type="as-char" svg:y="-0.1484in" svg:width="0.9953in" svg:height="0.2091in" draw:z-index="110"><draw:object xlink:href="./Object 34" xlink:type="simple" xlink:show="embed" xlink:actuate="onLoad"/><draw:image xlink:href="./ObjectReplacements/Object 34" xlink:type="simple" xlink:show="embed" xlink:actuate="onLoad"/></draw:frame>and we understand them to be four vectors of <text:span text:style-name="T7">S</text:span>pecial relativity but we'll mix that between<draw:frame draw:style-name="fr4" draw:name="Object34" text:anchor-type="as-char" svg:y="-0.1484in" svg:width="0.8425in" svg:height="0.2091in" draw:z-index="111"><draw:object xlink:href="./Object 35" xlink:type="simple" xlink:show="embed" xlink:actuate="onLoad"/><draw:image xlink:href="./ObjectReplacements/Object 35" xlink:type="simple" xlink:show="embed" xlink:actuate="onLoad"/></draw:frame>and I'll make the transition soon enough.</text:p>
      <text:p text:style-name="P8"/>
      <text:p text:style-name="P8"><draw:frame draw:style-name="fr1" draw:name="Frame1" text:anchor-type="paragraph" svg:width="2.5in" draw:z-index="4"><draw:text-box fo:min-height="1.7965in"><draw:frame draw:style-name="fr3" draw:name="Object55" text:anchor-type="frame" svg:x="1.6882in" svg:y="1.5055in" svg:width="0.4138in" svg:height="0.1047in" draw:z-index="37"><draw:object xlink:href="./Object 56" xlink:type="simple" xlink:show="embed" xlink:actuate="onLoad"/><draw:image xlink:href="./ObjectReplacements/Object 56" xlink:type="simple" xlink:show="embed" xlink:actuate="onLoad"/><svg:desc>formula</svg:desc></draw:frame><draw:frame draw:style-name="fr3" draw:name="Object54" text:anchor-type="frame" svg:x="1.6854in" svg:y="1.3736in" svg:width="0.4154in" svg:height="0.1047in" draw:z-index="36"><draw:object xlink:href="./Object 55" xlink:type="simple" xlink:show="embed" xlink:actuate="onLoad"/><draw:image xlink:href="./ObjectReplacements/Object 55" xlink:type="simple" xlink:show="embed" xlink:actuate="onLoad"/><svg:desc>formula</svg:desc></draw:frame><draw:frame draw:style-name="fr3" draw:name="Object53" text:anchor-type="frame" svg:x="1.6846in" svg:y="1.2409in" svg:width="0.4154in" svg:height="0.1047in" draw:z-index="35"><draw:object xlink:href="./Object 54" xlink:type="simple" xlink:show="embed" xlink:actuate="onLoad"/><draw:image xlink:href="./ObjectReplacements/Object 54" xlink:type="simple" xlink:show="embed" xlink:actuate="onLoad"/><svg:desc>formula</svg:desc></draw:frame><draw:frame draw:style-name="fr3" draw:name="Object44" text:anchor-type="frame" svg:x="1.6819in" svg:y="1.1083in" svg:width="0.4146in" svg:height="0.1047in" draw:z-index="34"><draw:object xlink:href="./Object 45" xlink:type="simple" xlink:show="embed" xlink:actuate="onLoad"/><draw:image xlink:href="./ObjectReplacements/Object 45" xlink:type="simple" xlink:show="embed" xlink:actuate="onLoad"/><svg:desc>formula</svg:desc></draw:frame><draw:frame draw:style-name="fr3" draw:name="Object52" text:anchor-type="frame" svg:x="1.7417in" svg:y="0.6063in" svg:width="0.2799in" svg:height="0.1047in" draw:z-index="33"><draw:object xlink:href="./Object 53" xlink:type="simple" xlink:show="embed" xlink:actuate="onLoad"/><draw:image xlink:href="./ObjectReplacements/Object 53" xlink:type="simple" xlink:show="embed" xlink:actuate="onLoad"/><svg:desc>formula</svg:desc></draw:frame><draw:frame draw:style-name="fr3" draw:name="Object51" text:anchor-type="frame" svg:x="2.0756in" svg:y="0.4201in" svg:width="0.2783in" svg:height="0.1047in" draw:z-index="32"><draw:object xlink:href="./Object 52" xlink:type="simple" xlink:show="embed" xlink:actuate="onLoad"/><draw:image xlink:href="./ObjectReplacements/Object 52" xlink:type="simple" xlink:show="embed" xlink:actuate="onLoad"/><svg:desc>formula</svg:desc></draw:frame><draw:frame draw:style-name="fr3" draw:name="Object50" text:anchor-type="frame" svg:x="2.0772in" svg:y="0.6016in" svg:width="0.2799in" svg:height="0.1047in" draw:z-index="31"><draw:object xlink:href="./Object 51" xlink:type="simple" xlink:show="embed" xlink:actuate="onLoad"/><draw:image xlink:href="./ObjectReplacements/Object 51" xlink:type="simple" xlink:show="embed" xlink:actuate="onLoad"/><svg:desc>formula</svg:desc></draw:frame><draw:frame draw:style-name="fr3" draw:name="Object49" text:anchor-type="frame" svg:x="2.0602in" svg:y="0.2535in" svg:width="0.2807in" svg:height="0.1047in" draw:z-index="30"><draw:object xlink:href="./Object 50" xlink:type="simple" xlink:show="embed" xlink:actuate="onLoad"/><draw:image xlink:href="./ObjectReplacements/Object 50" xlink:type="simple" xlink:show="embed" xlink:actuate="onLoad"/><svg:desc>formula</svg:desc></draw:frame><draw:frame draw:style-name="fr3" draw:name="Object43" text:anchor-type="frame" svg:x="1.7228in" svg:y="0.2535in" svg:width="0.2807in" svg:height="0.1047in" draw:z-index="29"><draw:object xlink:href="./Object 49" xlink:type="simple" xlink:show="embed" xlink:actuate="onLoad"/><draw:image xlink:href="./ObjectReplacements/Object 49" xlink:type="simple" xlink:show="embed" xlink:actuate="onLoad"/><svg:desc>formula</svg:desc></draw:frame><draw:frame draw:style-name="fr3" draw:name="Object48" text:anchor-type="frame" svg:x="1.7346in" svg:y="0.4228in" svg:width="0.2811in" svg:height="0.1047in" draw:z-index="28"><draw:object xlink:href="./Object 44" xlink:type="simple" xlink:show="embed" xlink:actuate="onLoad"/><draw:image xlink:href="./ObjectReplacements/Object 44" xlink:type="simple" xlink:show="embed" xlink:actuate="onLoad"/><svg:desc>formula</svg:desc></draw:frame><draw:frame draw:style-name="fr3" draw:name="Object47" text:anchor-type="frame" svg:x="0.8008in" svg:y="0.472in" svg:width="0.4598in" svg:height="0.1047in" draw:z-index="26"><draw:object xlink:href="./Object 48" xlink:type="simple" xlink:show="embed" xlink:actuate="onLoad"/><draw:image xlink:href="./ObjectReplacements/Object 48" xlink:type="simple" xlink:show="embed" xlink:actuate="onLoad"/><svg:desc>formula</svg:desc></draw:frame><draw:frame draw:style-name="fr3" draw:name="Object46" text:anchor-type="frame" svg:x="0.3764in" svg:y="0.8in" svg:width="0.2626in" svg:height="0.1402in" draw:z-index="25"><draw:object xlink:href="./Object 47" xlink:type="simple" xlink:show="embed" xlink:actuate="onLoad"/><draw:image xlink:href="./ObjectReplacements/Object 47" xlink:type="simple" xlink:show="embed" xlink:actuate="onLoad"/><svg:desc>formula</svg:desc></draw:frame><draw:frame draw:style-name="fr3" draw:name="Object45" text:anchor-type="frame" svg:x="0.7783in" svg:y="1.252in" svg:width="0.5492in" svg:height="0.1047in" draw:z-index="24"><draw:object xlink:href="./Object 46" xlink:type="simple" xlink:show="embed" xlink:actuate="onLoad"/><draw:image xlink:href="./ObjectReplacements/Object 46" xlink:type="simple" xlink:show="embed" xlink:actuate="onLoad"/><svg:desc>formula</svg:desc></draw:frame><draw:frame draw:style-name="fr3" draw:name="Object42" text:anchor-type="frame" svg:x="0.2362in" svg:y="0.4752in" svg:width="0.1339in" svg:height="0.1228in" draw:z-index="23"><draw:object xlink:href="./Object 43" xlink:type="simple" xlink:show="embed" xlink:actuate="onLoad"/><draw:image xlink:href="./ObjectReplacements/Object 43" xlink:type="simple" xlink:show="embed" xlink:actuate="onLoad"/><svg:desc>formula</svg:desc></draw:frame><draw:frame draw:style-name="fr3" draw:name="Object41" text:anchor-type="frame" svg:x="0.2327in" svg:y="0.2984in" svg:width="0.1638in" svg:height="0.1008in" draw:z-index="22"><draw:object xlink:href="./Object 42" xlink:type="simple" xlink:show="embed" xlink:actuate="onLoad"/><draw:image xlink:href="./ObjectReplacements/Object 42" xlink:type="simple" xlink:show="embed" xlink:actuate="onLoad"/><svg:desc>formula</svg:desc></draw:frame><draw:frame draw:style-name="fr3" draw:name="Object40" text:anchor-type="frame" svg:x="0.8008in" svg:y="0.3528in" svg:width="0.5354in" svg:height="0.1047in" draw:z-index="21"><draw:object xlink:href="./Object 41" xlink:type="simple" xlink:show="embed" xlink:actuate="onLoad"/><draw:image xlink:href="./ObjectReplacements/Object 41" xlink:type="simple" xlink:show="embed" xlink:actuate="onLoad"/><svg:desc>formula</svg:desc></draw:frame><draw:frame draw:style-name="fr3" draw:name="Object39" text:anchor-type="frame" svg:x="0.7689in" svg:y="0.2146in" svg:width="0.2917in" svg:height="0.139in" draw:z-index="20"><draw:object xlink:href="./Object 40" xlink:type="simple" xlink:show="embed" xlink:actuate="onLoad"/><draw:image xlink:href="./ObjectReplacements/Object 40" xlink:type="simple" xlink:show="embed" xlink:actuate="onLoad"/><svg:desc>formula</svg:desc></draw:frame><draw:frame draw:style-name="fr3" draw:name="Object38" text:anchor-type="frame" svg:x="0.5047in" svg:y="0.3945in" svg:width="0.172in" svg:height="0.1228in" draw:z-index="15"><draw:object xlink:href="./Object 39" xlink:type="simple" xlink:show="embed" xlink:actuate="onLoad"/><draw:image xlink:href="./ObjectReplacements/Object 39" xlink:type="simple" xlink:show="embed" xlink:actuate="onLoad"/><svg:desc>formula</svg:desc></draw:frame><draw:frame draw:style-name="fr3" draw:name="Object37" text:anchor-type="frame" svg:x="1.411in" svg:y="1.1866in" svg:width="0.172in" svg:height="0.1228in" draw:z-index="14"><draw:object xlink:href="./Object 38" xlink:type="simple" xlink:show="embed" xlink:actuate="onLoad"/><draw:image xlink:href="./ObjectReplacements/Object 38" xlink:type="simple" xlink:show="embed" xlink:actuate="onLoad"/><svg:desc>formula</svg:desc></draw:frame><draw:frame draw:style-name="fr3" draw:name="Object36" text:anchor-type="frame" svg:x="1.9008in" svg:y="0.861in" svg:width="0.172in" svg:height="0.1228in" draw:z-index="11"><draw:object xlink:href="./Object 37" xlink:type="simple" xlink:show="embed" xlink:actuate="onLoad"/><draw:image xlink:href="./ObjectReplacements/Object 37" xlink:type="simple" xlink:show="embed" xlink:actuate="onLoad"/><svg:desc>formula</svg:desc></draw:frame><draw:frame draw:style-name="fr3" draw:name="Object35" text:anchor-type="frame" svg:x="1.4299in" svg:y="0.3091in" svg:width="0.172in" svg:height="0.1228in" draw:z-index="9"><draw:object xlink:href="./Object 36" xlink:type="simple" xlink:show="embed" xlink:actuate="onLoad"/><draw:image xlink:href="./ObjectReplacements/Object 36" xlink:type="simple" xlink:show="embed" xlink:actuate="onLoad"/><svg:desc>formula</svg:desc></draw:frame><text:p text:style-name="Frame_20_contents"><draw:custom-shape text:anchor-type="paragraph" draw:z-index="5" draw:name="Shape1" draw:style-name="gr9" draw:text-style-name="P60" svg:width="0.635in" svg:height="0.3921in" svg:x="0.6862in" svg:y="0.1402in"><text:p/><draw:enhanced-geometry svg:viewBox="0 0 21600 21600" draw:type="rectangle" draw:enhanced-path="M 0 0 L 21600 0 21600 21600 0 21600 0 0 Z N"/></draw:custom-shape><draw:custom-shape text:anchor-type="paragraph" draw:z-index="6" draw:name="Shape1_0" draw:style-name="gr10" draw:text-style-name="P60" svg:width="0.7579in" svg:height="0.5571in" svg:x="1.5819in" svg:y="0.1465in"><text:p/><draw:enhanced-geometry svg:viewBox="0 0 21600 21600" draw:type="rectangle" draw:enhanced-path="M 0 0 L 21600 0 21600 21600 0 21600 0 0 Z N"/></draw:custom-shape><draw:custom-shape text:anchor-type="paragraph" draw:z-index="7" draw:name="Shape1_1" draw:style-name="gr9" draw:text-style-name="P60" svg:width="0.635in" svg:height="0.3921in" svg:x="0.6799in" svg:y="1.0209in"><text:p/><draw:enhanced-geometry svg:viewBox="0 0 21600 21600" draw:type="rectangle" draw:enhanced-path="M 0 0 L 21600 0 21600 21600 0 21600 0 0 Z N"/></draw:custom-shape><draw:custom-shape text:anchor-type="paragraph" draw:z-index="8" draw:name="Shape1_2" draw:style-name="gr8" draw:text-style-name="P60" svg:width="0.7516in" svg:height="0.5925in" svg:x="1.5701in" svg:y="0.9984in"><text:p/><draw:enhanced-geometry svg:viewBox="0 0 21600 21600" draw:type="rectangle" draw:enhanced-path="M 0 0 L 21600 0 21600 21600 0 21600 0 0 Z N"/></draw:custom-shape><draw:custom-shape text:anchor-type="paragraph" draw:z-index="16" draw:name="Shape2" draw:style-name="gr7" draw:text-style-name="P60" svg:width="0.2433in" svg:height="0.3224in" svg:x="0.1465in" svg:y="0.2165in"><text:p/><draw:enhanced-geometry svg:viewBox="0 0 21600 21600" draw:type="rectangle" draw:enhanced-path="M 0 0 L 21600 0 21600 21600 0 21600 0 0 Z N"/></draw:custom-shape></text:p></draw:text-box></draw:frame></text:p>
      <text:p text:style-name="P9"><text:span text:style-name="T7">T</text:span>hen we add our b<text:span text:style-name="T8">i-</text:span>vector space and we call this the bi-vector space and it is written as<draw:frame draw:style-name="fr4" draw:name="Object2" text:anchor-type="as-char" svg:y="-0.152in" svg:width="0.7126in" svg:height="0.2126in" draw:z-index="2"><draw:object xlink:href="./Object 3" xlink:type="simple" xlink:show="embed" xlink:actuate="onLoad"/><draw:image xlink:href="./ObjectReplacements/Object 3" xlink:type="simple" xlink:show="embed" xlink:actuate="onLoad"/><svg:desc>formula</svg:desc></draw:frame>, that's all of the bi-vectors where the vectors come from<draw:frame draw:style-name="fr4" draw:name="Object3" text:anchor-type="as-char" svg:y="-0.1484in" svg:width="0.3984in" svg:height="0.2091in" draw:z-index="3"><draw:object xlink:href="./Object 4" xlink:type="simple" xlink:show="embed" xlink:actuate="onLoad"/><draw:image xlink:href="./ObjectReplacements/Object 4" xlink:type="simple" xlink:show="embed" xlink:actuate="onLoad"/><svg:desc>formula</svg:desc></draw:frame>this is notation that comes from the Exterior calculus so that's this next vector space that we add, by the way, I might have mentioned in a previous lesson that each of these was a sub-algebra of<draw:frame draw:style-name="fr4" draw:name="Object16" text:anchor-type="as-char" svg:y="-0.1508in" svg:width="0.3193in" svg:height="0.211in" draw:z-index="104"><draw:object xlink:href="./Object 13" xlink:type="simple" xlink:show="embed" xlink:actuate="onLoad"/><draw:image xlink:href="./ObjectReplacements/Object 13" xlink:type="simple" xlink:show="embed" xlink:actuate="onLoad"/><svg:desc>formula</svg:desc></draw:frame>and that's not correct, <draw:frame draw:style-name="fr4" draw:name="Object12" text:anchor-type="as-char" svg:y="-0.1508in" svg:width="0.3193in" svg:height="0.211in" draw:z-index="105"><draw:object xlink:href="./Object 14" xlink:type="simple" xlink:show="embed" xlink:actuate="onLoad"/><draw:image xlink:href="./ObjectReplacements/Object 14" xlink:type="simple" xlink:show="embed" xlink:actuate="onLoad"/><svg:desc>formula</svg:desc></draw:frame>is a vector space as all algebras are and these are definitely sub spaces of that vector space.</text:p>
      <text:p text:style-name="P9"/>
      <text:p text:style-name="P9"><text:span text:style-name="T8">T</text:span>his is a vector space which is a sub space of the vector space<draw:frame draw:style-name="fr4" draw:name="Object13" text:anchor-type="as-char" svg:y="-0.1508in" svg:width="0.3193in" svg:height="0.211in" draw:z-index="106"><draw:object xlink:href="./Object 15" xlink:type="simple" xlink:show="embed" xlink:actuate="onLoad"/><draw:image xlink:href="./ObjectReplacements/Object 15" xlink:type="simple" xlink:show="embed" xlink:actuate="onLoad"/><svg:desc>formula</svg:desc></draw:frame>but is not a sub-algebra because there's no product to find that stays closed inside this obviously the space-time product between this vector space completely leaves the vector space so if I said any of these are sub-algebras that's incorrect I think a viewer called me out on that in the right, I knew that but it's so tempting to say oh this is the algebra the Geometric algebra these are sub-algebras that's incorrect, these are vector spaces in their own right the only algebra in sight is this complete Clifford algebra, thank you to whoever pointed that <text:soft-page-break/>out and I've done a little bit of foreshadowing here, just as we've added the bi-vectors in this lesson we're going to understand that we add the tri-vectors and the quad-vector and there will be four <text:span text:style-name="T8">t</text:span>ri-vectors and one quad-vector and those will complete the entire algebra of<draw:frame draw:style-name="fr4" draw:name="Object14" text:anchor-type="as-char" svg:y="-0.1508in" svg:width="0.3193in" svg:height="0.211in" draw:z-index="81"><draw:object xlink:href="./Object 16" xlink:type="simple" xlink:show="embed" xlink:actuate="onLoad"/><draw:image xlink:href="./ObjectReplacements/Object 16" xlink:type="simple" xlink:show="embed" xlink:actuate="onLoad"/><svg:desc>formula</svg:desc></draw:frame>and each of these are closed vector spaces in and of themselves. <text:span text:style-name="T8">T</text:span>his is a little foreshadowing and that will complete all of these spaces.</text:p>
      <text:p text:style-name="P9"/>
      <text:p text:style-name="P10"><text:span text:style-name="T8">T</text:span>his quad-vector we're going to learn is also called the pseudo scalar of the algebra and that is very important, the idea that there's a pseudo scalar because it's one dimensional so it's very similar to<draw:frame draw:style-name="fr4" draw:name="Object56" text:anchor-type="as-char" svg:y="-0.1161in" svg:width="0.2071in" svg:height="0.1516in" draw:z-index="112"><draw:object xlink:href="./Object 57" xlink:type="simple" xlink:show="embed" xlink:actuate="onLoad"/><draw:image xlink:href="./ObjectReplacements/Object 57" xlink:type="simple" xlink:show="embed" xlink:actuate="onLoad"/></draw:frame>, this is one dimensional too so this is the regular scalars and this will be the pseudo scalars these will end up being the regular vectors these will end up being the pseudo-vectors remember how we talked about the distinction between vectors and pseudo-vectors is slapstick and arbitrary, what's the right word? <text:span text:style-name="T9">T</text:span>he correct word for that in science is ad hoc, the notion of vectors and pseudo-vectors in the previous formalism it's an ad hoc addition to the formalism but this is natural in the formalism you don't have to track the distinction between two things that have geometrically the same idea, two vectors and say oh remember this one though is a pseudo-vector and this one is a regular vector now you have a completely different geometric object which will be an oriented three-dimensional volume and this will be an oriented four-dimensional volume and it is our pseudo scalar so now you have two different types of scalars that are completely distinguished geometrically and they behave exactly like the ad hoc versions of the of the scalars and pseudo-scalars in the previous formalism so this is one of the reasons why people love this formalism so much.</text:p>
      <text:p text:style-name="P10"/>
      <text:p text:style-name="P11"><text:span text:style-name="T9">L</text:span>et's see and notice of course there are six dimensions to this bi-vector space and any oriented plane area can be broken down in these components and the way that would look in component form is<draw:frame draw:style-name="fr4" draw:name="Object57" text:anchor-type="as-char" svg:y="-0.1484in" svg:width="0.8244in" svg:height="0.1972in" draw:z-index="113"><draw:object xlink:href="./Object 58" xlink:type="simple" xlink:show="embed" xlink:actuate="onLoad"/><draw:image xlink:href="./ObjectReplacements/Object 58" xlink:type="simple" xlink:show="embed" xlink:actuate="onLoad"/></draw:frame>. <text:span text:style-name="T9">N</text:span>ow there is an issue here when you look at this, you're double summing but if<draw:frame draw:style-name="fr4" draw:name="Object58" text:anchor-type="as-char" svg:y="-0.1484in" svg:width="0.1992in" svg:height="0.1839in" draw:z-index="114"><draw:object xlink:href="./Object 59" xlink:type="simple" xlink:show="embed" xlink:actuate="onLoad"/><draw:image xlink:href="./ObjectReplacements/Object 59" xlink:type="simple" xlink:show="embed" xlink:actuate="onLoad"/></draw:frame>is anti-symmetric, that's okay so<draw:frame draw:style-name="fr4" draw:name="Object59" text:anchor-type="as-char" svg:y="-0.1484in" svg:width="0.1992in" svg:height="0.1839in" draw:z-index="115"><draw:object xlink:href="./Object 60" xlink:type="simple" xlink:show="embed" xlink:actuate="onLoad"/><draw:image xlink:href="./ObjectReplacements/Object 60" xlink:type="simple" xlink:show="embed" xlink:actuate="onLoad"/></draw:frame>will end up having to be anti-symmetric because you're double summing over things that are not linearly independent because for example<draw:frame draw:style-name="fr4" draw:name="Object60" text:anchor-type="as-char" svg:y="-0.1484in" svg:width="1.152in" svg:height="0.2091in" draw:z-index="116"><draw:object xlink:href="./Object 61" xlink:type="simple" xlink:show="embed" xlink:actuate="onLoad"/><draw:image xlink:href="./ObjectReplacements/Object 61" xlink:type="simple" xlink:show="embed" xlink:actuate="onLoad"/></draw:frame>so if you took this sum literally you are double counting every basis vector but if this is anti-symmetric then you'll compensate for that negative sign so that's why these components inherit anti-symmetry from the anti-symmetric nature of the wedge product. <text:span text:style-name="T10">T</text:span>hat's a little bit of review to this point and a little bit of foreshadowing so let's move on.</text:p>
      <text:p text:style-name="P11"/>
      <text:p text:style-name="P13"><text:span text:style-name="T10">“T</text:span>he vector product combines the non-associative dot<draw:frame draw:style-name="fr4" draw:name="Object62" text:anchor-type="as-char" svg:y="-0.1484in" svg:width="0.1984in" svg:height="0.1839in" draw:z-index="117"><draw:object xlink:href="./Object 63" xlink:type="simple" xlink:show="embed" xlink:actuate="onLoad"/><draw:image xlink:href="./ObjectReplacements/Object 63" xlink:type="simple" xlink:show="embed" xlink:actuate="onLoad"/></draw:frame>and wedge<draw:frame draw:style-name="fr4" draw:name="Object63" text:anchor-type="as-char" svg:y="-0.1484in" svg:width="0.2181in" svg:height="0.1839in" draw:z-index="118"><draw:object xlink:href="./Object 64" xlink:type="simple" xlink:show="embed" xlink:actuate="onLoad"/><draw:image xlink:href="./ObjectReplacements/Object 64" xlink:type="simple" xlink:show="embed" xlink:actuate="onLoad"/><svg:desc>formula</svg:desc></draw:frame>products into a single <text:span text:style-name="T11">associative</text:span> product” so we haven't done these two paragraphs yet now that paragraph to me that statement is a little bit weird because the dot product between two vectors<draw:frame draw:style-name="fr4" draw:name="Object61" text:anchor-type="as-char" svg:y="-0.1484in" svg:width="0.3098in" svg:height="0.1839in" draw:z-index="119"><draw:object xlink:href="./Object 62" xlink:type="simple" xlink:show="embed" xlink:actuate="onLoad"/><draw:image xlink:href="./ObjectReplacements/Object 62" xlink:type="simple" xlink:show="embed" xlink:actuate="onLoad"/></draw:frame>. <text:span text:style-name="T12">T</text:span>his dot product is a scalar so I can't take another dot product because you can't take a <text:span text:style-name="T12">dot</text:span> product with with a scalar and so you can't really even write down, you can't really create an association<draw:frame draw:style-name="fr4" draw:name="Object64" text:anchor-type="as-char" svg:y="-0.152in" svg:width="0.5681in" svg:height="0.1992in" draw:z-index="126"><draw:object xlink:href="./Object 65" xlink:type="simple" xlink:show="embed" xlink:actuate="onLoad"/><draw:image xlink:href="./ObjectReplacements/Object 65" xlink:type="simple" xlink:show="embed" xlink:actuate="onLoad"/></draw:frame>so it is truly non-associative in the sense that it's not logical to talk about associativity when you have an operator that only works in a binary way so sure I guess it's the dot product is non-associative, the problem really is with the wedge product because it's also true that<draw:frame draw:style-name="fr4" draw:name="Object65" text:anchor-type="as-char" svg:y="-0.1484in" svg:width="0.3945in" svg:height="0.1839in" draw:z-index="127"><draw:object xlink:href="./Object 66" xlink:type="simple" xlink:show="embed" xlink:actuate="onLoad"/><draw:image xlink:href="./ObjectReplacements/Object 66" xlink:type="simple" xlink:show="embed" xlink:actuate="onLoad"/></draw:frame>if you restrict it to just two vectors then<draw:frame draw:style-name="fr4" draw:name="Object66" text:anchor-type="as-char" svg:y="-0.1484in" svg:width="0.3945in" svg:height="0.1839in" draw:z-index="128"><draw:object xlink:href="./Object 67" xlink:type="simple" xlink:show="embed" xlink:actuate="onLoad"/><draw:image xlink:href="./ObjectReplacements/Object 67" xlink:type="simple" xlink:show="embed" xlink:actuate="onLoad"/><svg:desc>formula</svg:desc></draw:frame>is associative but you can do<draw:frame draw:style-name="fr4" draw:name="Object67" text:anchor-type="as-char" svg:y="-0.1484in" svg:width="0.6165in" svg:height="0.1839in" draw:z-index="129"><draw:object xlink:href="./Object 68" xlink:type="simple" xlink:show="embed" xlink:actuate="onLoad"/><draw:image xlink:href="./ObjectReplacements/Object 68" xlink:type="simple" xlink:show="embed" xlink:actuate="onLoad"/><svg:desc>formula</svg:desc></draw:frame>, that is a thing that exists and but that is in fact associative<draw:frame draw:style-name="fr4" draw:name="Object68" text:anchor-type="as-char" svg:y="-0.152in" svg:width="1.5346in" svg:height="0.1992in" draw:z-index="131"><draw:object xlink:href="./Object 69" xlink:type="simple" xlink:show="embed" xlink:actuate="onLoad"/><draw:image xlink:href="./ObjectReplacements/Object 69" xlink:type="simple" xlink:show="embed" xlink:actuate="onLoad"/><svg:desc>formula</svg:desc></draw:frame>which is exactly why you never see parentheses around these things because it's totally associative so the wedge product is actually associative but so I think what they're getting at is if you look at this expression <text:sequence-ref text:reference-format="text" text:ref-name="refText1">(2)</text:sequence-ref><text:s/>they say well this guy is associative which means<draw:frame draw:style-name="fr4" draw:name="Object69" text:anchor-type="as-char" svg:y="-0.152in" svg:width="1.0465in" svg:height="0.1992in" draw:z-index="137"><draw:object xlink:href="./Object 70" xlink:type="simple" xlink:show="embed" xlink:actuate="onLoad"/><draw:image xlink:href="./ObjectReplacements/Object 70" xlink:type="simple" xlink:show="embed" xlink:actuate="onLoad"/></draw:frame>you can split that up, you can put those parentheses either places but individually<draw:frame draw:style-name="fr4" draw:name="Object70" text:anchor-type="as-char" svg:y="-0.1484in" svg:width="0.1984in" svg:height="0.1839in" draw:z-index="138"><draw:object xlink:href="./Object 71" xlink:type="simple" xlink:show="embed" xlink:actuate="onLoad"/><draw:image xlink:href="./ObjectReplacements/Object 71" xlink:type="simple" xlink:show="embed" xlink:actuate="onLoad"/><svg:desc>formula</svg:desc></draw:frame>and<draw:frame draw:style-name="fr4" draw:name="Object71" text:anchor-type="as-char" svg:y="-0.1484in" svg:width="0.2181in" svg:height="0.1839in" draw:z-index="139"><draw:object xlink:href="./Object 72" xlink:type="simple" xlink:show="embed" xlink:actuate="onLoad"/><draw:image xlink:href="./ObjectReplacements/Object 72" xlink:type="simple" xlink:show="embed" xlink:actuate="onLoad"/><svg:desc>formula</svg:desc></draw:frame>products are not associative but when you combine them in this way <text:sequence-ref text:reference-format="text" text:ref-name="refText1">(2)</text:sequence-ref><text:s/>you get something that's associative and the authors found that interesting and pointed that out. <text:span text:style-name="T13">“T</text:span>he result of the space-time product thus decomposes into the sum of a scalar and bi-vector parts which should be understood as <text:span text:style-name="T14">analogous</text:span> to expressing a complex number as the sum of distinct real and imaginary <text:span text:style-name="T14">p</text:span>arts”.</text:p>
      <text:p text:style-name="P12"><text:soft-page-break/></text:p>
      <text:p text:style-name="P14"><text:span text:style-name="T14">T</text:span>his is the hand waving argument of why you can add a scalar to a bi-v<text:span text:style-name="T1">e</text:span>ctor so that because that's what's going on here, we are adding a scalar to a bi-vector this is a scalar and that's a bi-vector so this is a real number like<draw:frame draw:style-name="fr4" draw:name="Object72" text:anchor-type="as-char" svg:y="-0.1484in" svg:width="0.1661in" svg:height="0.1839in" draw:z-index="140"><draw:object xlink:href="./Object 73" xlink:type="simple" xlink:show="embed" xlink:actuate="onLoad"/><draw:image xlink:href="./ObjectReplacements/Object 73" xlink:type="simple" xlink:show="embed" xlink:actuate="onLoad"/></draw:frame>and this is you know<draw:frame draw:style-name="fr4" draw:name="Object73" text:anchor-type="as-char" svg:y="-0.1484in" svg:width="1.2043in" svg:height="0.2091in" draw:z-index="141"><draw:object xlink:href="./Object 74" xlink:type="simple" xlink:show="embed" xlink:actuate="onLoad"/><draw:image xlink:href="./ObjectReplacements/Object 74" xlink:type="simple" xlink:show="embed" xlink:actuate="onLoad"/></draw:frame>, that's a bi-v<text:span text:style-name="T1">e</text:span>ctor right there so this part is bi-vector and is understood as some oriented area in the plane and this this is just a straight up real number and yet we're adding them together which we're adding apples and oranges and we always learn you can't add apples and oranges but they're saying I know you've learned that but you've ignored it when you write a complex number and if you write<draw:frame draw:style-name="fr4" draw:name="Object74" text:anchor-type="as-char" svg:y="-0.1484in" svg:width="0.4319in" svg:height="0.1839in" draw:z-index="142"><draw:object xlink:href="./Object 75" xlink:type="simple" xlink:show="embed" xlink:actuate="onLoad"/><draw:image xlink:href="./ObjectReplacements/Object 75" xlink:type="simple" xlink:show="embed" xlink:actuate="onLoad"/></draw:frame>you'd have no trouble with that because you understand this complex number is best understood as one thing even though it's split into two parts and you never combine it into one part and for example<draw:frame draw:style-name="fr4" draw:name="Object75" text:anchor-type="as-char" svg:y="-0.1602in" svg:width="0.4071in" svg:height="0.1957in" draw:z-index="143"><draw:object xlink:href="./Object 76" xlink:type="simple" xlink:show="embed" xlink:actuate="onLoad"/><draw:image xlink:href="./ObjectReplacements/Object 76" xlink:type="simple" xlink:show="embed" xlink:actuate="onLoad"/></draw:frame>, you can convert this <text:span text:style-name="T15">rectangular </text:span>form into this <text:span text:style-name="T15">p</text:span>olar form and it looks like one thing but understand that's not one thing that's</text:p>
      <text:p text:style-name="P14"><draw:frame draw:style-name="fr4" draw:name="Object76" text:anchor-type="as-char" svg:y="-0.152in" svg:width="1.1917in" svg:height="0.1992in" draw:z-index="144"><draw:object xlink:href="./Object 77" xlink:type="simple" xlink:show="embed" xlink:actuate="onLoad"/><draw:image xlink:href="./ObjectReplacements/Object 77" xlink:type="simple" xlink:show="embed" xlink:actuate="onLoad"/></draw:frame>. <text:span text:style-name="T15">T</text:span>his is really is two things and the definition of this is still the sum of real and complex <text:span text:style-name="T15">p</text:span>arts through the Taylor expansion so what they're trying to say is don't worry about adding these things together because you've already jumped into that well so just keep jumping.</text:p>
      <text:p text:style-name="P14"/>
      <text:p text:style-name="P15"><text:span text:style-name="T15">W</text:span>e don't have to study this notion of this <text:span text:style-name="T15">addition</text:span> because you've already bought into it so let's just move on which is completely appropriate for a review paper that's saying look you know we're not here to answer every conceivable question you could ever ask in the world we're just here to to get you moving on this subject so don't worry about this <text:span text:style-name="T15">addition,</text:span> on the other hand, I'm very worried about the addition so I am going to do a section talking about that <text:span text:style-name="T15">addition</text:span> but this is a fine way to proceed just say hey look you can add these things together just treat it the same way you do a regular complex number and then they go and say “just as with the study of complex numbers, it will be advantageous to consider these distinct <text:span text:style-name="T16">p</text:span>arts as composing a unified whole rather than separating them prematurely”. </text:p>
      <text:p text:style-name="P15"/>
      <text:p text:style-name="P15"><text:span text:style-name="T16">I</text:span>magine you had a complex number<draw:frame draw:style-name="fr4" draw:name="Object77" text:anchor-type="as-char" svg:y="-0.1484in" svg:width="0.4319in" svg:height="0.1839in" draw:z-index="145"><draw:object xlink:href="./Object 78" xlink:type="simple" xlink:show="embed" xlink:actuate="onLoad"/><draw:image xlink:href="./ObjectReplacements/Object 78" xlink:type="simple" xlink:show="embed" xlink:actuate="onLoad"/></draw:frame>but all of your math demanded you work on just this part or just that part, you have the univers<text:span text:style-name="T16">al</text:span> math for this and <text:span text:style-name="T16">u</text:span>niversal math for that, you wouldn't even be reproducing it, you would lose the ability to do complex analysis so we'll explore the similarity more thoroughly in section 3.5 so what they're anticipating there and it's an important fact thing that people who love Geometric algebra love to talk about is, we don't have, there's no imaginary number, this entire algebra is real, all the scalars are real, let me make that clear, all of these vector spaces, you can add vectors together and you can multiply any vector in a vector <text:span text:style-name="T16">s</text:span>pace by its appropriate scalar and what's important is that in all cases the bin of scalars that they're looking at are real numbers, they're just real numbers, you never see a complex vector space and this one is there's an extra bit of real numbers <text:span text:style-name="T16">right</text:span> there, you never see complex numbers show up anywhere in this study and what we're going to do is we're going to show that there are pieces of this algebra which act as the imaginary number and the pseudo scal<text:span text:style-name="T1">a</text:span>r is probably the most important of all of them because this thing squared is real important but there are other pseudo-scalars buried in here so <text:span text:style-name="T1">Quaternions</text:span> and complex numbers are actually sub-algebras, they're literal in that case, they literally are sub-algebras of<draw:frame draw:style-name="fr4" draw:name="Object15" text:anchor-type="as-char" svg:y="-0.1508in" svg:width="0.3193in" svg:height="0.211in" draw:z-index="46"><draw:object xlink:href="./Object 17" xlink:type="simple" xlink:show="embed" xlink:actuate="onLoad"/><draw:image xlink:href="./ObjectReplacements/Object 17" xlink:type="simple" xlink:show="embed" xlink:actuate="onLoad"/><svg:desc>formula</svg:desc></draw:frame>and eventually we'll get to seeing why that is.</text:p>
      <text:p text:style-name="P15"/>
      <text:p text:style-name="P16"><text:span text:style-name="T16">T</text:span>o finish off our last paragraph “a significant benefit of combining both the dot and wedge products into a single associative product in this fashion is that an <text:span text:style-name="T11">inverse</text:span> may be defined”:</text:p>
      <text:p text:style-name="P17"/>
      <table:table table:name="Table5" table:style-name="Table5">
        <table:table-column table:style-name="Table5.A"/>
        <table:table-column table:style-name="Table5.B"/>
        <table:table-header-rows>
          <table:table-row>
            <table:table-cell table:style-name="Table5.A1" office:value-type="string">
              <text:p text:style-name="P49"><draw:frame draw:style-name="fr4" draw:name="Object79" text:anchor-type="as-char" svg:y="-0.3047in" svg:width="0.7335in" svg:height="0.5201in" draw:z-index="245"><draw:object xlink:href="./Object 79" xlink:type="simple" xlink:show="embed" xlink:actuate="onLoad"/><draw:image xlink:href="./ObjectReplacements/Object 79" xlink:type="simple" xlink:show="embed" xlink:actuate="onLoad"/><svg:desc>formula</svg:desc></draw:frame></text:p>
            </table:table-cell>
            <table:table-cell table:style-name="Table5.A1" office:value-type="string">
              <text:p text:style-name="P50">(<text:sequence text:ref-name="refText4" text:name="Text" text:formula="ooow:Text+1" style:num-format="1">5</text:sequence>)</text:p>
            </table:table-cell>
          </table:table-row>
        </table:table-header-rows>
      </table:table>
      <text:p text:style-name="P16"/>
      <text:p text:style-name="P18"><text:soft-page-break/><text:span text:style-name="T17">N</text:span>ow first about this inverse, notice it's an inverse for just the vectors so the only things that they're talking about here are the members of<draw:frame draw:style-name="fr4" draw:name="Object4" text:anchor-type="as-char" svg:y="-0.1484in" svg:width="0.3984in" svg:height="0.2091in" draw:z-index="12"><draw:object xlink:href="./Object 5" xlink:type="simple" xlink:show="embed" xlink:actuate="onLoad"/><draw:image xlink:href="./ObjectReplacements/Object 5" xlink:type="simple" xlink:show="embed" xlink:actuate="onLoad"/><svg:desc>formula</svg:desc></draw:frame>those guys get an inverse and not even all of them get an inverse because this is a scalar down here this<draw:frame draw:style-name="fr4" draw:name="Object80" text:anchor-type="as-char" svg:y="-0.1602in" svg:width="0.2181in" svg:height="0.1957in" draw:z-index="120"><draw:object xlink:href="./Object 80" xlink:type="simple" xlink:show="embed" xlink:actuate="onLoad"/><draw:image xlink:href="./ObjectReplacements/Object 80" xlink:type="simple" xlink:show="embed" xlink:actuate="onLoad"/></draw:frame>so if that's zero and in Minkowski space if<draw:frame draw:style-name="fr4" draw:name="Object81" text:anchor-type="as-char" svg:y="-0.1484in" svg:width="0.1673in" svg:height="0.1839in" draw:z-index="121"><draw:object xlink:href="./Object 81" xlink:type="simple" xlink:show="embed" xlink:actuate="onLoad"/><draw:image xlink:href="./ObjectReplacements/Object 81" xlink:type="simple" xlink:show="embed" xlink:actuate="onLoad"/></draw:frame>is literally a light-like vector, which they actually say here, then <text:sequence-ref text:reference-format="text" text:ref-name="refText4">(5)</text:sequence-ref><text:s/>isn't going to make any sense but other than that, every vector will have an inverse and it's pretty easy to see, if<draw:frame draw:style-name="fr4" draw:name="Object82" text:anchor-type="as-char" svg:y="-0.1484in" svg:width="0.272in" svg:height="0.1839in" draw:z-index="122"><draw:object xlink:href="./Object 82" xlink:type="simple" xlink:show="embed" xlink:actuate="onLoad"/><draw:image xlink:href="./ObjectReplacements/Object 82" xlink:type="simple" xlink:show="embed" xlink:actuate="onLoad"/></draw:frame><text:span text:style-name="T17">is</text:span> the space-time product of<draw:frame draw:style-name="fr4" draw:name="Object83" text:anchor-type="as-char" svg:y="-0.1484in" svg:width="0.1673in" svg:height="0.1839in" draw:z-index="123"><draw:object xlink:href="./Object 83" xlink:type="simple" xlink:show="embed" xlink:actuate="onLoad"/><draw:image xlink:href="./ObjectReplacements/Object 83" xlink:type="simple" xlink:show="embed" xlink:actuate="onLoad"/></draw:frame>with itself is the number<draw:frame draw:style-name="fr4" draw:name="Object84" text:anchor-type="as-char" svg:y="-0.1638in" svg:width="0.3764in" svg:height="0.2008in" draw:z-index="124"><draw:object xlink:href="./Object 84" xlink:type="simple" xlink:show="embed" xlink:actuate="onLoad"/><draw:image xlink:href="./ObjectReplacements/Object 84" xlink:type="simple" xlink:show="embed" xlink:actuate="onLoad"/></draw:frame>with this<draw:frame draw:style-name="fr4" draw:name="Object85" text:anchor-type="as-char" svg:y="-0.0854in" svg:width="0.1717in" svg:height="0.0953in" draw:z-index="125"><draw:object xlink:href="./Object 85" xlink:type="simple" xlink:show="embed" xlink:actuate="onLoad"/><draw:image xlink:href="./ObjectReplacements/Object 85" xlink:type="simple" xlink:show="embed" xlink:actuate="onLoad"/></draw:frame>here then clearly if you define a new vector<draw:frame draw:style-name="fr4" draw:name="Object86" text:anchor-type="as-char" svg:y="-0.1602in" svg:width="0.2929in" svg:height="0.1957in" draw:z-index="161"><draw:object xlink:href="./Object 86" xlink:type="simple" xlink:show="embed" xlink:actuate="onLoad"/><draw:image xlink:href="./ObjectReplacements/Object 86" xlink:type="simple" xlink:show="embed" xlink:actuate="onLoad"/></draw:frame>inverse in this way <text:sequence-ref text:reference-format="text" text:ref-name="refText4">(5)</text:sequence-ref><text:s/>this<draw:frame draw:style-name="fr4" draw:name="Object87" text:anchor-type="as-char" svg:y="-0.1602in" svg:width="0.2181in" svg:height="0.1957in" draw:z-index="173"><draw:object xlink:href="./Object 87" xlink:type="simple" xlink:show="embed" xlink:actuate="onLoad"/><draw:image xlink:href="./ObjectReplacements/Object 87" xlink:type="simple" xlink:show="embed" xlink:actuate="onLoad"/></draw:frame>will be in the denominator and it'll all cancel and you'll get a<draw:frame draw:style-name="fr4" draw:name="Object88" text:anchor-type="as-char" svg:y="-0.1484in" svg:width="0.1618in" svg:height="0.1839in" draw:z-index="246"><draw:object xlink:href="./Object 88" xlink:type="simple" xlink:show="embed" xlink:actuate="onLoad"/><draw:image xlink:href="./ObjectReplacements/Object 88" xlink:type="simple" xlink:show="embed" xlink:actuate="onLoad"/></draw:frame>.</text:p>
      <text:p text:style-name="P18"><text:span text:style-name="T18">T</text:span>his number<draw:frame draw:style-name="fr4" draw:name="Object89" text:anchor-type="as-char" svg:y="-0.1602in" svg:width="0.2181in" svg:height="0.1957in" draw:z-index="247"><draw:object xlink:href="./Object 89" xlink:type="simple" xlink:show="embed" xlink:actuate="onLoad"/><draw:image xlink:href="./ObjectReplacements/Object 89" xlink:type="simple" xlink:show="embed" xlink:actuate="onLoad"/><svg:desc>formula</svg:desc></draw:frame>will be in the denominator, this all cancel and you'll get a<draw:frame draw:style-name="fr4" draw:name="Object90" text:anchor-type="as-char" svg:y="-0.1484in" svg:width="0.1618in" svg:height="0.1839in" draw:z-index="248"><draw:object xlink:href="./Object 90" xlink:type="simple" xlink:show="embed" xlink:actuate="onLoad"/><draw:image xlink:href="./ObjectReplacements/Object 90" xlink:type="simple" xlink:show="embed" xlink:actuate="onLoad"/></draw:frame>. <text:span text:style-name="T18">C</text:span>learly every vector has an inverse in the space-time product, it doesn't apply to the bi-vectors or the tri-vectors or other combinations yet this definition as they've described it shows that it just applies to the vectors of<draw:frame draw:style-name="fr4" draw:name="Object5" text:anchor-type="as-char" svg:y="-0.1484in" svg:width="0.3984in" svg:height="0.2091in" draw:z-index="13"><draw:object xlink:href="./Object 6" xlink:type="simple" xlink:show="embed" xlink:actuate="onLoad"/><draw:image xlink:href="./ObjectReplacements/Object 6" xlink:type="simple" xlink:show="embed" xlink:actuate="onLoad"/><svg:desc>formula</svg:desc></draw:frame> and in fact overall it is not true, well we already showed it's not true but it's not true for the a general element of the Clifford algebra it has an inverse, that's not correct or a unique inverse at least.</text:p>
      <text:p text:style-name="P18"/>
      <text:p text:style-name="P19"><text:span text:style-name="T18">“I</text:span>mportantly, neither the dot product nor the <text:span text:style-name="T18">wedge product </text:span>alone may be inverted; only their combination as the sum retains enough information to define an inverse”, and what they're saying there is if I have<draw:frame draw:style-name="fr4" draw:name="Object91" text:anchor-type="as-char" svg:y="-0.1484in" svg:width="0.3098in" svg:height="0.1839in" draw:z-index="162"><draw:object xlink:href="./Object 91" xlink:type="simple" xlink:show="embed" xlink:actuate="onLoad"/><draw:image xlink:href="./ObjectReplacements/Object 91" xlink:type="simple" xlink:show="embed" xlink:actuate="onLoad"/></draw:frame>, I end up with a real number<draw:frame draw:style-name="fr4" draw:name="Object92" text:anchor-type="as-char" svg:y="-0.152in" svg:width="0.5846in" svg:height="0.1992in" draw:z-index="163"><draw:object xlink:href="./Object 92" xlink:type="simple" xlink:show="embed" xlink:actuate="onLoad"/><draw:image xlink:href="./ObjectReplacements/Object 92" xlink:type="simple" xlink:show="embed" xlink:actuate="onLoad"/></draw:frame>. <text:span text:style-name="T18">S</text:span>ay that number was<draw:frame draw:style-name="fr4" draw:name="Object93" text:anchor-type="as-char" svg:y="-0.1484in" svg:width="0.1661in" svg:height="0.1839in" draw:z-index="164"><draw:object xlink:href="./Object 93" xlink:type="simple" xlink:show="embed" xlink:actuate="onLoad"/><draw:image xlink:href="./ObjectReplacements/Object 93" xlink:type="simple" xlink:show="embed" xlink:actuate="onLoad"/></draw:frame>from<draw:frame draw:style-name="fr4" draw:name="Object94" text:anchor-type="as-char" svg:y="-0.1484in" svg:width="0.1661in" svg:height="0.1839in" draw:z-index="165"><draw:object xlink:href="./Object 94" xlink:type="simple" xlink:show="embed" xlink:actuate="onLoad"/><draw:image xlink:href="./ObjectReplacements/Object 94" xlink:type="simple" xlink:show="embed" xlink:actuate="onLoad"/></draw:frame>I can never really go back and figure out what<draw:frame draw:style-name="fr4" draw:name="Object95" text:anchor-type="as-char" svg:y="-0.1484in" svg:width="0.1673in" svg:height="0.1839in" draw:z-index="167"><draw:object xlink:href="./Object 95" xlink:type="simple" xlink:show="embed" xlink:actuate="onLoad"/><draw:image xlink:href="./ObjectReplacements/Object 95" xlink:type="simple" xlink:show="embed" xlink:actuate="onLoad"/></draw:frame>and<draw:frame draw:style-name="fr4" draw:name="Object96" text:anchor-type="as-char" svg:y="-0.1484in" svg:width="0.1673in" svg:height="0.1839in" draw:z-index="168"><draw:object xlink:href="./Object 96" xlink:type="simple" xlink:show="embed" xlink:actuate="onLoad"/><draw:image xlink:href="./ObjectReplacements/Object 96" xlink:type="simple" xlink:show="embed" xlink:actuate="onLoad"/></draw:frame>were and that's also true of<draw:frame draw:style-name="fr4" draw:name="Object97" text:anchor-type="as-char" svg:y="-0.1484in" svg:width="0.3945in" svg:height="0.1839in" draw:z-index="169"><draw:object xlink:href="./Object 97" xlink:type="simple" xlink:show="embed" xlink:actuate="onLoad"/><draw:image xlink:href="./ObjectReplacements/Object 97" xlink:type="simple" xlink:show="embed" xlink:actuate="onLoad"/></draw:frame>. <text:span text:style-name="T18">W</text:span>e show that,</text:p>
      <text:p text:style-name="P20"/>
      <table:table table:name="Table6" table:style-name="Table6">
        <table:table-column table:style-name="Table6.A"/>
        <table:table-column table:style-name="Table6.B"/>
        <table:table-header-rows>
          <table:table-row>
            <table:table-cell table:style-name="Table6.A1" office:value-type="string">
              <text:p text:style-name="P49"><draw:frame draw:style-name="fr4" draw:name="Object99" text:anchor-type="as-char" svg:y="-0.1898in" svg:width="2.2327in" svg:height="0.2492in" draw:z-index="170"><draw:object xlink:href="./Object 99" xlink:type="simple" xlink:show="embed" xlink:actuate="onLoad"/><draw:image xlink:href="./ObjectReplacements/Object 99" xlink:type="simple" xlink:show="embed" xlink:actuate="onLoad"/><svg:desc>formula</svg:desc></draw:frame></text:p>
            </table:table-cell>
            <table:table-cell table:style-name="Table6.A1" office:value-type="string">
              <text:p text:style-name="P50">(<text:sequence text:ref-name="refText5" text:name="Text" text:formula="ooow:Text+1" style:num-format="1">6</text:sequence>)</text:p>
            </table:table-cell>
          </table:table-row>
        </table:table-header-rows>
      </table:table>
      <text:p text:style-name="P19"/>
      <text:p text:style-name="P19">I add to<draw:frame draw:style-name="fr4" draw:name="Object98" text:anchor-type="as-char" svg:y="-0.1484in" svg:width="0.1673in" svg:height="0.1839in" draw:z-index="171"><draw:object xlink:href="./Object 98" xlink:type="simple" xlink:show="embed" xlink:actuate="onLoad"/><draw:image xlink:href="./ObjectReplacements/Object 98" xlink:type="simple" xlink:show="embed" xlink:actuate="onLoad"/></draw:frame>some value of some other vector that's in the direction of a <text:span text:style-name="T19">co-linear </text:span>with<draw:frame draw:style-name="fr4" draw:name="Object100" text:anchor-type="as-char" svg:y="-0.1484in" svg:width="0.1673in" svg:height="0.1839in" draw:z-index="172"><draw:object xlink:href="./Object 100" xlink:type="simple" xlink:show="embed" xlink:actuate="onLoad"/><draw:image xlink:href="./ObjectReplacements/Object 100" xlink:type="simple" xlink:show="embed" xlink:actuate="onLoad"/></draw:frame>, I break that up by linearity and I get <text:span text:style-name="T19">the right and side </text:span>but<draw:frame draw:style-name="fr4" draw:name="Object101" text:anchor-type="as-char" svg:y="-0.1484in" svg:width="0.3945in" svg:height="0.1839in" draw:z-index="192"><draw:object xlink:href="./Object 101" xlink:type="simple" xlink:show="embed" xlink:actuate="onLoad"/><draw:image xlink:href="./ObjectReplacements/Object 101" xlink:type="simple" xlink:show="embed" xlink:actuate="onLoad"/></draw:frame>of course is zero because any vector wedged with itself is zero so if I'm sitting on<draw:frame draw:style-name="fr4" draw:name="Object102" text:anchor-type="as-char" svg:y="-0.1484in" svg:width="0.3945in" svg:height="0.1839in" draw:z-index="193"><draw:object xlink:href="./Object 102" xlink:type="simple" xlink:show="embed" xlink:actuate="onLoad"/><draw:image xlink:href="./ObjectReplacements/Object 102" xlink:type="simple" xlink:show="embed" xlink:actuate="onLoad"/><svg:desc>formula</svg:desc></draw:frame>, if I'm sitting on some area, some circulated oriented area I can't get back uniquely to the two vectors that produced it, there are many vectors that could have produced that that area so it's not invertible either and that's what they're getting at there.</text:p>
      <text:p text:style-name="P19"/>
      <text:p text:style-name="P21"><text:span text:style-name="T19">W</text:span>ith all of that, we're now ready to talk about multi-<text:span text:style-name="T19">ve</text:span>ctors so I thought a bit about how to approach this and I'm typically doing is I'm reading the text and I'm expounding on the text and filling in what I think are since we have infinite amount of time in these lessons, I'm filling in all of the gaps that I find in there the back story, if this was if this was some in some fictional world where there's a lot of backstory that's unexpressed I'm filling in the back story but in this case with multi-vectors what I'm going to do is I'm actually going to start with some backstory and then we're going to attack the text and the text will actually look very simple because these authors do quite a bit to simplify the space-time algebra and if you just read through their paper and you attacked it as they present it you would end up with this beautiful picture and I can't wait to get to it but it's a very simplified version of how things work in the space-time algebra and it's efficient and it's smooth, I want to demonstrate it the hard way a little bit so you can appreciate the <text:span text:style-name="T20">s</text:span>implicity that they give you I'm not going to dive too deeply into it but we'll start their section <text:span text:style-name="T20">a</text:span> little bit after we do some of our own work.</text:p>
      <text:p text:style-name="P21"/>
      <text:p text:style-name="P22"><text:span text:style-name="T20">L</text:span>et's pause the paper and begin a study of multi-vectors so first our <text:span text:style-name="T21">g</text:span>lobal picture although with the caveat that we have yet to dive into these things although we're probably not going to <text:span text:style-name="T21">d</text:span>ive <text:span text:style-name="T21">i</text:span>n <text:span text:style-name="T21">t</text:span>oo <text:span text:style-name="T21">d</text:span>eep I'm just going to lay it out that this is this the space-time algebra the<draw:frame draw:style-name="fr4" draw:name="Object103" text:anchor-type="as-char" svg:y="-0.1508in" svg:width="0.3193in" svg:height="0.211in" draw:z-index="194"><draw:object xlink:href="./Object 103" xlink:type="simple" xlink:show="embed" xlink:actuate="onLoad"/><draw:image xlink:href="./ObjectReplacements/Object 103" xlink:type="simple" xlink:show="embed" xlink:actuate="onLoad"/><svg:desc>formula</svg:desc></draw:frame>algebra and it's made up of the graded sum of these four vector spaces, we still need to talk about how this sum is done but for the moment you're going to fake it till you make it using the prescription that they offered earlier that's it's just like complex numbers so this is a real number this is like a complex number this is like another complex thing like <text:span text:style-name="T1">Q</text:span>uaternions have three different complex square roots of<draw:frame draw:style-name="fr4" draw:name="Object104" text:anchor-type="as-char" svg:y="-0.1484in" svg:width="0.2972in" svg:height="0.1839in" draw:z-index="233"><draw:object xlink:href="./Object 104" xlink:type="simple" xlink:show="embed" xlink:actuate="onLoad"/><draw:image xlink:href="./ObjectReplacements/Object 104" xlink:type="simple" xlink:show="embed" xlink:actuate="onLoad"/></draw:frame>they're all different so we have four so we push this under the rug for a minute and we're going to understand that we can now <text:soft-page-break/>create a vector in this space a vector in this space a vector here a vector here a vector here and somehow we can add them together and anything that we do by creating vectors in any combination of these spaces and adding them together those things are elements of the vector space<draw:frame draw:style-name="fr4" draw:name="Object105" text:anchor-type="as-char" svg:y="-0.1508in" svg:width="0.3193in" svg:height="0.211in" draw:z-index="130"><draw:object xlink:href="./Object 105" xlink:type="simple" xlink:show="embed" xlink:actuate="onLoad"/><draw:image xlink:href="./ObjectReplacements/Object 105" xlink:type="simple" xlink:show="embed" xlink:actuate="onLoad"/><svg:desc>formula</svg:desc></draw:frame>and they are part of the Clifford algebra, they're closed under space-time multiplication which makes them part of the Clifford algebra and that <text:span text:style-name="T21">u</text:span>niverse of things are called multi-vectors.</text:p>
      <text:p text:style-name="P22"/>
      <text:p text:style-name="P22"><text:span text:style-name="T21">A</text:span> multi-vector would be a real number plus some b<text:span text:style-name="T21">i-</text:span>vector<draw:frame draw:style-name="fr4" draw:name="Object106" text:anchor-type="as-char" svg:y="-0.1484in" svg:width="0.3945in" svg:height="0.1839in" draw:z-index="132"><draw:object xlink:href="./Object 106" xlink:type="simple" xlink:show="embed" xlink:actuate="onLoad"/><draw:image xlink:href="./ObjectReplacements/Object 106" xlink:type="simple" xlink:show="embed" xlink:actuate="onLoad"/></draw:frame>plus some tri-vector<draw:frame draw:style-name="fr4" draw:name="Object107" text:anchor-type="as-char" svg:y="-0.1484in" svg:width="0.6165in" svg:height="0.1839in" draw:z-index="133"><draw:object xlink:href="./Object 107" xlink:type="simple" xlink:show="embed" xlink:actuate="onLoad"/><draw:image xlink:href="./ObjectReplacements/Object 107" xlink:type="simple" xlink:show="embed" xlink:actuate="onLoad"/></draw:frame>, <text:span text:style-name="T21">plus </text:span>some quad-vector<draw:frame draw:style-name="fr4" draw:name="Object108" text:anchor-type="as-char" svg:y="-0.1484in" svg:width="0.8339in" svg:height="0.1839in" draw:z-index="134"><draw:object xlink:href="./Object 108" xlink:type="simple" xlink:show="embed" xlink:actuate="onLoad"/><draw:image xlink:href="./ObjectReplacements/Object 108" xlink:type="simple" xlink:show="embed" xlink:actuate="onLoad"/><svg:desc>formula</svg:desc></draw:frame>. <text:span text:style-name="T21">I</text:span>f I add these four things together I get some multi-vector any sum like this is a multi-factor now those, multi-vectors don't have to have each part right I could have a multi-vector with just a tri-vector and a real number I could have a multi-vector with just a bi-vector and a quad-vector, I could have a multi-vector which is just a bi-vector. <text:span text:style-name="T21">N</text:span>ow if I had a multi-vector that was just a bi-vector that's actually given the name a “blade” and in fact this would be called a two blade. <text:span text:style-name="T21">N</text:span>ow I know we've already said this we're going to call it a bi-vector and a two blade is a bi-vector the reason we want to go with blades is we don't want to say you know bi-vector tri-vector, quad-vector <text:span text:style-name="T21">q</text:span>uinta-vector, if they were a larger dimensional space, you can't have more than a quad vector of course because if you wedge another vector to it you're going to get zero but<draw:frame draw:style-name="fr4" draw:name="Object109" text:anchor-type="as-char" svg:y="-0.1484in" svg:width="0.3945in" svg:height="0.1839in" draw:z-index="135"><draw:object xlink:href="./Object 109" xlink:type="simple" xlink:show="embed" xlink:actuate="onLoad"/><draw:image xlink:href="./ObjectReplacements/Object 109" xlink:type="simple" xlink:show="embed" xlink:actuate="onLoad"/></draw:frame>would be a two blade and then<draw:frame draw:style-name="fr4" draw:name="Object110" text:anchor-type="as-char" svg:y="-0.1484in" svg:width="0.6165in" svg:height="0.1839in" draw:z-index="136"><draw:object xlink:href="./Object 110" xlink:type="simple" xlink:show="embed" xlink:actuate="onLoad"/><draw:image xlink:href="./ObjectReplacements/Object 110" xlink:type="simple" xlink:show="embed" xlink:actuate="onLoad"/><svg:desc>formula</svg:desc></draw:frame>would be a three blade and<draw:frame draw:style-name="fr4" draw:name="Object111" text:anchor-type="as-char" svg:y="-0.1484in" svg:width="0.8339in" svg:height="0.1839in" draw:z-index="166"><draw:object xlink:href="./Object 111" xlink:type="simple" xlink:show="embed" xlink:actuate="onLoad"/><draw:image xlink:href="./ObjectReplacements/Object 111" xlink:type="simple" xlink:show="embed" xlink:actuate="onLoad"/><svg:desc>formula</svg:desc></draw:frame>is a four blade <text:span text:style-name="T21">a</text:span>nd <text:span text:style-name="T21">a scalar</text:span> is a zero blade.</text:p>
      <text:p text:style-name="P22"/>
      <text:p text:style-name="P23"><text:span text:style-name="T22">E</text:span>very multi-vector is some combination of zero blades, two blades, three blades and four blades now importantly there is notation for this and I'm going to fast forward into this notation a bit and if we have a multi-vector<draw:frame draw:style-name="fr4" draw:name="Object112" text:anchor-type="as-char" svg:y="-0.1484in" svg:width="0.2437in" svg:height="0.1839in" draw:z-index="174"><draw:object xlink:href="./Object 112" xlink:type="simple" xlink:show="embed" xlink:actuate="onLoad"/><draw:image xlink:href="./ObjectReplacements/Object 112" xlink:type="simple" xlink:show="embed" xlink:actuate="onLoad"/></draw:frame><text:span text:style-name="T23">which </text:span>has a zero blade part that we describe by these angle brackets around<draw:frame draw:style-name="fr4" draw:name="Object113" text:anchor-type="as-char" svg:y="-0.1484in" svg:width="0.2437in" svg:height="0.1839in" draw:z-index="175"><draw:object xlink:href="./Object 113" xlink:type="simple" xlink:show="embed" xlink:actuate="onLoad"/><draw:image xlink:href="./ObjectReplacements/Object 113" xlink:type="simple" xlink:show="embed" xlink:actuate="onLoad"/><svg:desc>formula</svg:desc></draw:frame>:</text:p>
      <text:p text:style-name="P24"/>
      <table:table table:name="Table7" table:style-name="Table7">
        <table:table-column table:style-name="Table7.A"/>
        <table:table-column table:style-name="Table7.B"/>
        <table:table-header-rows>
          <table:table-row>
            <table:table-cell table:style-name="Table7.A1" office:value-type="string">
              <text:p text:style-name="P49"><draw:frame draw:style-name="fr4" draw:name="Object114" text:anchor-type="as-char" svg:y="-0.1854in" svg:width="3.2354in" svg:height="0.261in" draw:z-index="185"><draw:object xlink:href="./Object 114" xlink:type="simple" xlink:show="embed" xlink:actuate="onLoad"/><draw:image xlink:href="./ObjectReplacements/Object 114" xlink:type="simple" xlink:show="embed" xlink:actuate="onLoad"/><svg:desc>formula</svg:desc></draw:frame></text:p>
            </table:table-cell>
            <table:table-cell table:style-name="Table7.A1" office:value-type="string">
              <text:p text:style-name="P50">(<text:sequence text:ref-name="refText6" text:name="Text" text:formula="ooow:Text+1" style:num-format="1">7</text:sequence>)</text:p>
            </table:table-cell>
          </table:table-row>
        </table:table-header-rows>
      </table:table>
      <text:p text:style-name="P23"/>
      <text:p text:style-name="P25"><text:span text:style-name="T23">T</text:span>his is the notation that we use so the vector<draw:frame draw:style-name="fr4" draw:name="Object115" text:anchor-type="as-char" svg:y="-0.1484in" svg:width="0.2437in" svg:height="0.1839in" draw:z-index="176"><draw:object xlink:href="./Object 115" xlink:type="simple" xlink:show="embed" xlink:actuate="onLoad"/><draw:image xlink:href="./ObjectReplacements/Object 115" xlink:type="simple" xlink:show="embed" xlink:actuate="onLoad"/><svg:desc>formula</svg:desc></draw:frame>has these <text:span text:style-name="T24">five</text:span> parts to it, now some of them may be zero and some of them not and it may only have one in which case<draw:frame draw:style-name="fr4" draw:name="Object116" text:anchor-type="as-char" svg:y="-0.1484in" svg:width="0.2437in" svg:height="0.1839in" draw:z-index="177"><draw:object xlink:href="./Object 116" xlink:type="simple" xlink:show="embed" xlink:actuate="onLoad"/><draw:image xlink:href="./ObjectReplacements/Object 116" xlink:type="simple" xlink:show="embed" xlink:actuate="onLoad"/><svg:desc>formula</svg:desc></draw:frame>is a pure blade. <text:span text:style-name="T24">T</text:span>he real number is the zero blade so that is the notation of what a multi-vector is and we can take the space-time product of any multi-vector with another multi-vector so if I had another multi-vector which I'll call say<draw:frame draw:style-name="fr4" draw:name="Object117" text:anchor-type="as-char" svg:y="-0.1484in" svg:width="0.2154in" svg:height="0.1839in" draw:z-index="178"><draw:object xlink:href="./Object 117" xlink:type="simple" xlink:show="embed" xlink:actuate="onLoad"/><draw:image xlink:href="./ObjectReplacements/Object 117" xlink:type="simple" xlink:show="embed" xlink:actuate="onLoad"/></draw:frame>, I can create the space-time product of<draw:frame draw:style-name="fr4" draw:name="Object118" text:anchor-type="as-char" svg:y="-0.1484in" svg:width="0.2437in" svg:height="0.1839in" draw:z-index="179"><draw:object xlink:href="./Object 118" xlink:type="simple" xlink:show="embed" xlink:actuate="onLoad"/><draw:image xlink:href="./ObjectReplacements/Object 118" xlink:type="simple" xlink:show="embed" xlink:actuate="onLoad"/></draw:frame>and<draw:frame draw:style-name="fr4" draw:name="Object119" text:anchor-type="as-char" svg:y="-0.1484in" svg:width="0.2154in" svg:height="0.1839in" draw:z-index="180"><draw:object xlink:href="./Object 119" xlink:type="simple" xlink:show="embed" xlink:actuate="onLoad"/><draw:image xlink:href="./ObjectReplacements/Object 119" xlink:type="simple" xlink:show="embed" xlink:actuate="onLoad"/></draw:frame> just by putting them next to each other and by linearity this is very easy to take apart so the idea is if we have M as a multi-vector and it's some sum of these four different types of blades and<draw:frame draw:style-name="fr4" draw:name="Object120" text:anchor-type="as-char" svg:y="-0.1484in" svg:width="0.2244in" svg:height="0.1839in" draw:z-index="181"><draw:object xlink:href="./Object 120" xlink:type="simple" xlink:show="embed" xlink:actuate="onLoad"/><draw:image xlink:href="./ObjectReplacements/Object 120" xlink:type="simple" xlink:show="embed" xlink:actuate="onLoad"/></draw:frame>is a multi-vector that's some sum of four different type of blades</text:p>
      <text:p text:style-name="P25"/>
      <table:table table:name="Table8" table:style-name="Table8">
        <table:table-column table:style-name="Table8.A"/>
        <table:table-column table:style-name="Table8.B"/>
        <table:table-header-rows>
          <table:table-row>
            <table:table-cell table:style-name="Table8.A1" office:value-type="string">
              <text:p text:style-name="P49"><draw:frame draw:style-name="fr4" draw:name="Object121" text:anchor-type="as-char" svg:y="-0.1854in" svg:width="3.0984in" svg:height="0.261in" draw:z-index="186"><draw:object xlink:href="./Object 121" xlink:type="simple" xlink:show="embed" xlink:actuate="onLoad"/><draw:image xlink:href="./ObjectReplacements/Object 121" xlink:type="simple" xlink:show="embed" xlink:actuate="onLoad"/><svg:desc>formula</svg:desc></draw:frame></text:p>
            </table:table-cell>
            <table:table-cell table:style-name="Table8.A1" office:value-type="string">
              <text:p text:style-name="P50">(<text:sequence text:ref-name="refText7" text:name="Text" text:formula="ooow:Text+1" style:num-format="1">8</text:sequence>)</text:p>
            </table:table-cell>
          </table:table-row>
        </table:table-header-rows>
      </table:table>
      <text:p text:style-name="P25"/>
      <text:p text:style-name="P25"><text:span text:style-name="T25">The</text:span><text:span text:style-name="T25"><draw:frame draw:style-name="fr4" draw:name="Object122" text:anchor-type="as-char" svg:y="-0.1484in" svg:width="0.4063in" svg:height="0.1839in" draw:z-index="182"><draw:object xlink:href="./Object 122" xlink:type="simple" xlink:show="embed" xlink:actuate="onLoad"/><draw:image xlink:href="./ObjectReplacements/Object 122" xlink:type="simple" xlink:show="embed" xlink:actuate="onLoad"/></draw:frame></text:span>is the space-time product of<draw:frame draw:style-name="fr4" draw:name="Object124" text:anchor-type="as-char" svg:y="-0.1484in" svg:width="0.2437in" svg:height="0.1839in" draw:z-index="183"><draw:object xlink:href="./Object 124" xlink:type="simple" xlink:show="embed" xlink:actuate="onLoad"/><draw:image xlink:href="./ObjectReplacements/Object 124" xlink:type="simple" xlink:show="embed" xlink:actuate="onLoad"/></draw:frame>multiplied by<draw:frame draw:style-name="fr4" draw:name="Object125" text:anchor-type="as-char" svg:y="-0.1484in" svg:width="0.2244in" svg:height="0.1839in" draw:z-index="184"><draw:object xlink:href="./Object 125" xlink:type="simple" xlink:show="embed" xlink:actuate="onLoad"/><draw:image xlink:href="./ObjectReplacements/Object 125" xlink:type="simple" xlink:show="embed" xlink:actuate="onLoad"/></draw:frame>which is a pretty big expansion:</text:p>
      <text:p text:style-name="P25"/>
      <table:table table:name="Table9" table:style-name="Table9">
        <table:table-column table:style-name="Table9.A"/>
        <table:table-column table:style-name="Table9.B"/>
        <table:table-header-rows>
          <table:table-row>
            <table:table-cell table:style-name="Table9.A1" office:value-type="string">
              <text:p text:style-name="P49"><draw:frame draw:style-name="fr4" draw:name="Object123" text:anchor-type="as-char" svg:y="-0.1854in" svg:width="4.1925in" svg:height="0.261in" draw:z-index="187"><draw:object xlink:href="./Object 123" xlink:type="simple" xlink:show="embed" xlink:actuate="onLoad"/><draw:image xlink:href="./ObjectReplacements/Object 123" xlink:type="simple" xlink:show="embed" xlink:actuate="onLoad"/><svg:desc>formula</svg:desc></draw:frame></text:p>
            </table:table-cell>
            <table:table-cell table:style-name="Table9.A1" office:value-type="string">
              <text:p text:style-name="P50">(<text:sequence text:ref-name="refText8" text:name="Text" text:formula="ooow:Text+1" style:num-format="1">9</text:sequence>)</text:p>
            </table:table-cell>
          </table:table-row>
        </table:table-header-rows>
      </table:table>
      <text:p text:style-name="P25"/>
      <text:p text:style-name="P25"><text:span text:style-name="T26">T</text:span>he first term is going to be the zero blade of<draw:frame draw:style-name="fr4" draw:name="Object126" text:anchor-type="as-char" svg:y="-0.1484in" svg:width="0.2437in" svg:height="0.1839in" draw:z-index="188"><draw:object xlink:href="./Object 126" xlink:type="simple" xlink:show="embed" xlink:actuate="onLoad"/><draw:image xlink:href="./ObjectReplacements/Object 126" xlink:type="simple" xlink:show="embed" xlink:actuate="onLoad"/></draw:frame>times the zero blade of<draw:frame draw:style-name="fr4" draw:name="Object127" text:anchor-type="as-char" svg:y="-0.1484in" svg:width="0.2244in" svg:height="0.1839in" draw:z-index="189"><draw:object xlink:href="./Object 127" xlink:type="simple" xlink:show="embed" xlink:actuate="onLoad"/><draw:image xlink:href="./ObjectReplacements/Object 127" xlink:type="simple" xlink:show="embed" xlink:actuate="onLoad"/></draw:frame>and the last term is going to be the four blade of<draw:frame draw:style-name="fr4" draw:name="Object128" text:anchor-type="as-char" svg:y="-0.1484in" svg:width="0.2437in" svg:height="0.1839in" draw:z-index="190"><draw:object xlink:href="./Object 128" xlink:type="simple" xlink:show="embed" xlink:actuate="onLoad"/><draw:image xlink:href="./ObjectReplacements/Object 128" xlink:type="simple" xlink:show="embed" xlink:actuate="onLoad"/></draw:frame>times the four blade of<draw:frame draw:style-name="fr4" draw:name="Object129" text:anchor-type="as-char" svg:y="-0.1484in" svg:width="0.2244in" svg:height="0.1839in" draw:z-index="191"><draw:object xlink:href="./Object 129" xlink:type="simple" xlink:show="embed" xlink:actuate="onLoad"/><draw:image xlink:href="./ObjectReplacements/Object 129" xlink:type="simple" xlink:show="embed" xlink:actuate="onLoad"/></draw:frame>and you're going to have every combination of blades buried inside there that are going to be part of this sum so the point of this slide is to show that we can do the space-time product of two arbitrary multi-vectors as described here but we have to know</text:p>
      <text:p text:style-name="P26">how to do the space-time product of every one of the blades with every one of the other blades so our mission now is to understand the space-time product of vectors with bi-vectors of vectors with tri-vectors of vectors with quad-vectors or the pseudo scal<text:span text:style-name="T1">a</text:span>r bi-vectors with bi-vectors, we already know vectors with vectors so we've solved that one but now we need to know vectors and b<text:span text:style-name="T26">i-</text:span>vectors and we <text:soft-page-break/>need to know by vectors and tri-vectors and bi-vectors and quad-vectors and we need to know <text:span text:style-name="T26">t</text:span>ri-vectors and quad-vectors and all of that stuff so we need to understand all of these different blade products in order to fully understand how this algebra works.</text:p>
      <text:p text:style-name="P26"/>
      <text:p text:style-name="Standard"><text:span text:style-name="T26">H</text:span>ere's a little secret, very few studies of Geometric algebra really do that in full generality and even our work here we're not going to do it in full generality but we are going to pursue it substantially and then focus on just what we need to know for the space-time algebra so we're going to take a bit of a digression into vectors times bi-vectors and then we're going to describe b<text:span text:style-name="T26">i-</text:span>vectors times bi-vectors and bi-vectors times <text:span text:style-name="T1">t</text:span>ri-vectors and we're going to describe all of these things and then move into the way the paper wants you to understand the structure of Geometric algebra so we'll just <text:span text:style-name="T26">a</text:span>ttack <text:span text:style-name="T26">o</text:span>ne very thoroughly and then we'll wave our hands and assume some of the others but the one we're going to attack is the vector times a bi-v<text:span text:style-name="T1">e</text:span>ctor so<draw:frame draw:style-name="fr4" draw:name="Object130" text:anchor-type="as-char" svg:y="-0.152in" svg:width="0.9717in" svg:height="0.2126in" draw:z-index="195"><draw:object xlink:href="./Object 130" xlink:type="simple" xlink:show="embed" xlink:actuate="onLoad"/><draw:image xlink:href="./ObjectReplacements/Object 130" xlink:type="simple" xlink:show="embed" xlink:actuate="onLoad"/></draw:frame>is the bi-<text:span text:style-name="T1">v</text:span>ector so it's an element of the bi-vector</text:p>
      <text:p text:style-name="P26">sub space of our Clifford algebra and we're going to say that <text:span text:style-name="T26">bi-</text:span>vector is<draw:frame draw:style-name="fr4" draw:name="Object131" text:anchor-type="as-char" svg:y="-0.1484in" svg:width="0.3917in" svg:height="0.1839in" draw:z-index="231"><draw:object xlink:href="./Object 131" xlink:type="simple" xlink:show="embed" xlink:actuate="onLoad"/><draw:image xlink:href="./ObjectReplacements/Object 131" xlink:type="simple" xlink:show="embed" xlink:actuate="onLoad"/></draw:frame>so you can already see that we're going to use a proper formalism here, we're not breaking this down into components.</text:p>
      <text:p text:style-name="P26"/>
      <text:p text:style-name="P27"><text:span text:style-name="T27">W</text:span>e're going to use a proper formalism and<draw:frame draw:style-name="fr4" draw:name="Object132" text:anchor-type="as-char" svg:y="-0.1484in" svg:width="0.5307in" svg:height="0.1839in" draw:z-index="232"><draw:object xlink:href="./Object 132" xlink:type="simple" xlink:show="embed" xlink:actuate="onLoad"/><draw:image xlink:href="./ObjectReplacements/Object 132" xlink:type="simple" xlink:show="embed" xlink:actuate="onLoad"/></draw:frame>are all part of the sub space of the Clifford algebra that is<draw:frame draw:style-name="fr4" draw:name="Object6" text:anchor-type="as-char" svg:y="-0.1484in" svg:width="0.3984in" svg:height="0.2091in" draw:z-index="10"><draw:object xlink:href="./Object 7" xlink:type="simple" xlink:show="embed" xlink:actuate="onLoad"/><draw:image xlink:href="./ObjectReplacements/Object 7" xlink:type="simple" xlink:show="embed" xlink:actuate="onLoad"/><svg:desc>formula</svg:desc></draw:frame>, it's an element of<draw:frame draw:style-name="fr4" draw:name="Object7" text:anchor-type="as-char" svg:y="-0.1484in" svg:width="0.3984in" svg:height="0.2091in" draw:z-index="17"><draw:object xlink:href="./Object 8" xlink:type="simple" xlink:show="embed" xlink:actuate="onLoad"/><draw:image xlink:href="./ObjectReplacements/Object 8" xlink:type="simple" xlink:show="embed" xlink:actuate="onLoad"/><svg:desc>formula</svg:desc></draw:frame>, <draw:frame draw:style-name="fr4" draw:name="Object133" text:anchor-type="as-char" svg:y="-0.152in" svg:width="0.7118in" svg:height="0.2126in" draw:z-index="230"><draw:object xlink:href="./Object 133" xlink:type="simple" xlink:show="embed" xlink:actuate="onLoad"/><draw:image xlink:href="./ObjectReplacements/Object 133" xlink:type="simple" xlink:show="embed" xlink:actuate="onLoad"/></draw:frame>by the way is in fact<draw:frame draw:style-name="fr4" draw:name="Object9" text:anchor-type="as-char" svg:y="-0.1484in" svg:width="0.3984in" svg:height="0.2091in" draw:z-index="18"><draw:object xlink:href="./Object 10" xlink:type="simple" xlink:show="embed" xlink:actuate="onLoad"/><draw:image xlink:href="./ObjectReplacements/Object 10" xlink:type="simple" xlink:show="embed" xlink:actuate="onLoad"/><svg:desc>formula</svg:desc></draw:frame>, <draw:frame draw:style-name="fr4" draw:name="Object8" text:anchor-type="as-char" svg:y="-0.152in" svg:width="0.7138in" svg:height="0.2126in" draw:z-index="196"><draw:object xlink:href="./Object 9" xlink:type="simple" xlink:show="embed" xlink:actuate="onLoad"/><draw:image xlink:href="./ObjectReplacements/Object 9" xlink:type="simple" xlink:show="embed" xlink:actuate="onLoad"/><svg:desc>formula</svg:desc></draw:frame>is just real numbers<draw:frame draw:style-name="fr4" draw:name="Object134" text:anchor-type="as-char" svg:y="-0.1161in" svg:width="0.2071in" svg:height="0.1516in" draw:z-index="200"><draw:object xlink:href="./Object 134" xlink:type="simple" xlink:show="embed" xlink:actuate="onLoad"/><draw:image xlink:href="./ObjectReplacements/Object 134" xlink:type="simple" xlink:show="embed" xlink:actuate="onLoad"/></draw:frame>so it's a little excessive but this is to show that we're considering<draw:frame draw:style-name="fr4" draw:name="Object11" text:anchor-type="as-char" svg:y="-0.1484in" svg:width="0.3984in" svg:height="0.2091in" draw:z-index="27"><draw:object xlink:href="./Object 12" xlink:type="simple" xlink:show="embed" xlink:actuate="onLoad"/><draw:image xlink:href="./ObjectReplacements/Object 12" xlink:type="simple" xlink:show="embed" xlink:actuate="onLoad"/><svg:desc>formula</svg:desc></draw:frame>as part of the Clifford algebra and then we're going to form the space-time product of the vector<draw:frame draw:style-name="fr4" draw:name="Object135" text:anchor-type="as-char" svg:y="-0.1484in" svg:width="0.2016in" svg:height="0.1839in" draw:z-index="197"><draw:object xlink:href="./Object 135" xlink:type="simple" xlink:show="embed" xlink:actuate="onLoad"/><draw:image xlink:href="./ObjectReplacements/Object 135" xlink:type="simple" xlink:show="embed" xlink:actuate="onLoad"/></draw:frame>with the bi-vector <draw:frame draw:style-name="fr4" draw:name="Object136" text:anchor-type="as-char" svg:y="-0.1484in" svg:width="0.2071in" svg:height="0.1839in" draw:z-index="198"><draw:object xlink:href="./Object 136" xlink:type="simple" xlink:show="embed" xlink:actuate="onLoad"/><draw:image xlink:href="./ObjectReplacements/Object 136" xlink:type="simple" xlink:show="embed" xlink:actuate="onLoad"/></draw:frame>and we're going to write that as<draw:frame draw:style-name="fr4" draw:name="Object137" text:anchor-type="as-char" svg:y="-0.1484in" svg:width="0.2016in" svg:height="0.1839in" draw:z-index="199"><draw:object xlink:href="./Object 137" xlink:type="simple" xlink:show="embed" xlink:actuate="onLoad"/><draw:image xlink:href="./ObjectReplacements/Object 137" xlink:type="simple" xlink:show="embed" xlink:actuate="onLoad"/></draw:frame>space-time product of<draw:frame draw:style-name="fr4" draw:name="Object138" text:anchor-type="as-char" svg:y="-0.1484in" svg:width="0.3917in" svg:height="0.1839in" draw:z-index="201"><draw:object xlink:href="./Object 138" xlink:type="simple" xlink:show="embed" xlink:actuate="onLoad"/><draw:image xlink:href="./ObjectReplacements/Object 138" xlink:type="simple" xlink:show="embed" xlink:actuate="onLoad"/><svg:desc>formula</svg:desc></draw:frame>so we're going to proceed and analyze this and see if we can understand what the space-time product of<draw:frame draw:style-name="fr4" draw:name="Object139" text:anchor-type="as-char" svg:y="-0.1484in" svg:width="0.2016in" svg:height="0.1839in" draw:z-index="202"><draw:object xlink:href="./Object 139" xlink:type="simple" xlink:show="embed" xlink:actuate="onLoad"/><draw:image xlink:href="./ObjectReplacements/Object 139" xlink:type="simple" xlink:show="embed" xlink:actuate="onLoad"/></draw:frame>and<draw:frame draw:style-name="fr4" draw:name="Object140" text:anchor-type="as-char" svg:y="-0.1484in" svg:width="0.2071in" svg:height="0.1839in" draw:z-index="203"><draw:object xlink:href="./Object 140" xlink:type="simple" xlink:show="embed" xlink:actuate="onLoad"/><draw:image xlink:href="./ObjectReplacements/Object 140" xlink:type="simple" xlink:show="embed" xlink:actuate="onLoad"/></draw:frame>looks like.</text:p>
      <text:p text:style-name="P28"/>
      <table:table table:name="Table10" table:style-name="Table10">
        <table:table-column table:style-name="Table10.A"/>
        <table:table-column table:style-name="Table10.B"/>
        <table:table-header-rows>
          <table:table-row>
            <table:table-cell table:style-name="Table10.A1" office:value-type="string">
              <text:p text:style-name="P49"><draw:frame draw:style-name="fr4" draw:name="Object141" text:anchor-type="as-char" svg:y="-0.2811in" svg:width="4.1752in" svg:height="0.4957in" draw:z-index="219"><draw:object xlink:href="./Object 141" xlink:type="simple" xlink:show="embed" xlink:actuate="onLoad"/><draw:image xlink:href="./ObjectReplacements/Object 141" xlink:type="simple" xlink:show="embed" xlink:actuate="onLoad"/><svg:desc>formula</svg:desc></draw:frame></text:p>
            </table:table-cell>
            <table:table-cell table:style-name="Table10.A1" office:value-type="string">
              <text:p text:style-name="P50">(<text:sequence text:ref-name="refText9" text:name="Text" text:formula="ooow:Text+1" style:num-format="1">10</text:sequence>)</text:p>
            </table:table-cell>
          </table:table-row>
        </table:table-header-rows>
      </table:table>
      <text:p text:style-name="P27"/>
      <text:p text:style-name="Standard"><text:span text:style-name="T28">We know</text:span><text:span text:style-name="T28"><draw:frame draw:style-name="fr4" draw:name="Object142" text:anchor-type="as-char" svg:y="-0.1484in" svg:width="0.1646in" svg:height="0.1839in" draw:z-index="204"><draw:object xlink:href="./Object 142" xlink:type="simple" xlink:show="embed" xlink:actuate="onLoad"/><draw:image xlink:href="./ObjectReplacements/Object 142" xlink:type="simple" xlink:show="embed" xlink:actuate="onLoad"/></draw:frame></text:span>and<draw:frame draw:style-name="fr4" draw:name="Object143" text:anchor-type="as-char" svg:y="-0.1484in" svg:width="0.1665in" svg:height="0.1839in" draw:z-index="222"><draw:object xlink:href="./Object 143" xlink:type="simple" xlink:show="embed" xlink:actuate="onLoad"/><draw:image xlink:href="./ObjectReplacements/Object 143" xlink:type="simple" xlink:show="embed" xlink:actuate="onLoad"/></draw:frame>are vectors from<draw:frame draw:style-name="fr4" draw:name="Object10" text:anchor-type="as-char" svg:y="-0.1484in" svg:width="0.3984in" svg:height="0.2091in" draw:z-index="19"><draw:object xlink:href="./Object 11" xlink:type="simple" xlink:show="embed" xlink:actuate="onLoad"/><draw:image xlink:href="./ObjectReplacements/Object 11" xlink:type="simple" xlink:show="embed" xlink:actuate="onLoad"/><svg:desc>formula</svg:desc></draw:frame>so we know that this is the anti-symmetric part of the space-time product of<draw:frame draw:style-name="fr4" draw:name="Object144" text:anchor-type="as-char" svg:y="-0.1484in" svg:width="0.1646in" svg:height="0.1839in" draw:z-index="209"><draw:object xlink:href="./Object 144" xlink:type="simple" xlink:show="embed" xlink:actuate="onLoad"/><draw:image xlink:href="./ObjectReplacements/Object 144" xlink:type="simple" xlink:show="embed" xlink:actuate="onLoad"/></draw:frame>and<draw:frame draw:style-name="fr4" draw:name="Object145" text:anchor-type="as-char" svg:y="-0.1484in" svg:width="0.1665in" svg:height="0.1839in" draw:z-index="210"><draw:object xlink:href="./Object 145" xlink:type="simple" xlink:show="embed" xlink:actuate="onLoad"/><draw:image xlink:href="./ObjectReplacements/Object 145" xlink:type="simple" xlink:show="embed" xlink:actuate="onLoad"/></draw:frame>which is exactly what this term here so that is by definition a true statement and then we just use linearity and we bring in the<draw:frame draw:style-name="fr4" draw:name="Object146" text:anchor-type="as-char" svg:y="-0.1484in" svg:width="0.2016in" svg:height="0.1839in" draw:z-index="211"><draw:object xlink:href="./Object 146" xlink:type="simple" xlink:show="embed" xlink:actuate="onLoad"/><draw:image xlink:href="./ObjectReplacements/Object 146" xlink:type="simple" xlink:show="embed" xlink:actuate="onLoad"/></draw:frame>, <text:span text:style-name="T28">then </text:span>this is a triple space-time product of vectors, no problem there, you can always do that because remember space-time product of<draw:frame draw:style-name="fr4" draw:name="Object147" text:anchor-type="as-char" svg:y="-0.1484in" svg:width="0.1646in" svg:height="0.1839in" draw:z-index="212"><draw:object xlink:href="./Object 147" xlink:type="simple" xlink:show="embed" xlink:actuate="onLoad"/><draw:image xlink:href="./ObjectReplacements/Object 147" xlink:type="simple" xlink:show="embed" xlink:actuate="onLoad"/></draw:frame>and<draw:frame draw:style-name="fr4" draw:name="Object148" text:anchor-type="as-char" svg:y="-0.1484in" svg:width="0.1665in" svg:height="0.1839in" draw:z-index="213"><draw:object xlink:href="./Object 148" xlink:type="simple" xlink:show="embed" xlink:actuate="onLoad"/><draw:image xlink:href="./ObjectReplacements/Object 148" xlink:type="simple" xlink:show="embed" xlink:actuate="onLoad"/></draw:frame>is in the Clifford algebra so that's just a member of the Clifford algebra and so is<draw:frame draw:style-name="fr4" draw:name="Object149" text:anchor-type="as-char" svg:y="-0.1484in" svg:width="0.2016in" svg:height="0.1839in" draw:z-index="214"><draw:object xlink:href="./Object 149" xlink:type="simple" xlink:show="embed" xlink:actuate="onLoad"/><draw:image xlink:href="./ObjectReplacements/Object 149" xlink:type="simple" xlink:show="embed" xlink:actuate="onLoad"/></draw:frame>and we know actually<draw:frame draw:style-name="fr4" draw:name="Object150" text:anchor-type="as-char" svg:y="-0.1484in" svg:width="0.2693in" svg:height="0.1839in" draw:z-index="215"><draw:object xlink:href="./Object 150" xlink:type="simple" xlink:show="embed" xlink:actuate="onLoad"/><draw:image xlink:href="./ObjectReplacements/Object 150" xlink:type="simple" xlink:show="embed" xlink:actuate="onLoad"/></draw:frame>is</text:p>
      <text:p text:style-name="P29">going to be<draw:frame draw:style-name="fr4" draw:name="Object151" text:anchor-type="as-char" svg:y="-0.1484in" svg:width="0.7335in" svg:height="0.1839in" draw:z-index="216"><draw:object xlink:href="./Object 151" xlink:type="simple" xlink:show="embed" xlink:actuate="onLoad"/><draw:image xlink:href="./ObjectReplacements/Object 151" xlink:type="simple" xlink:show="embed" xlink:actuate="onLoad"/></draw:frame>but if you made that substitution you would just go back. <text:span text:style-name="T28">W</text:span>e're blowing this up into this triple vector product and then to show how annoying these proper proofs can be or these proper analyzes can be I don't know if I would call this a proof as much as an analysis is I take this<draw:frame draw:style-name="fr4" draw:name="Object152" text:anchor-type="as-char" svg:y="-0.1484in" svg:width="0.4083in" svg:height="0.1839in" draw:z-index="217"><draw:object xlink:href="./Object 152" xlink:type="simple" xlink:show="embed" xlink:actuate="onLoad"/><draw:image xlink:href="./ObjectReplacements/Object 152" xlink:type="simple" xlink:show="embed" xlink:actuate="onLoad"/></draw:frame><text:span text:style-name="T29">a</text:span>nd minus<draw:frame draw:style-name="fr4" draw:name="Object153" text:anchor-type="as-char" svg:y="-0.1484in" svg:width="0.4083in" svg:height="0.1839in" draw:z-index="218"><draw:object xlink:href="./Object 153" xlink:type="simple" xlink:show="embed" xlink:actuate="onLoad"/><draw:image xlink:href="./ObjectReplacements/Object 153" xlink:type="simple" xlink:show="embed" xlink:actuate="onLoad"/></draw:frame>and I make all these very clever observations about how it's going to end up:</text:p>
      <text:p text:style-name="P30"/>
      <table:table table:name="Table11" table:style-name="Table11">
        <table:table-column table:style-name="Table11.A"/>
        <table:table-column table:style-name="Table11.B"/>
        <table:table-header-rows>
          <table:table-row>
            <table:table-cell table:style-name="Table11.A1" office:value-type="string">
              <text:p text:style-name="P49"><draw:frame draw:style-name="fr4" draw:name="Object154" text:anchor-type="as-char" svg:y="-0.5244in" svg:width="4.8374in" svg:height="0.9898in" draw:z-index="220"><draw:object xlink:href="./Object 154" xlink:type="simple" xlink:show="embed" xlink:actuate="onLoad"/><draw:image xlink:href="./ObjectReplacements/Object 154" xlink:type="simple" xlink:show="embed" xlink:actuate="onLoad"/><svg:desc>formula</svg:desc></draw:frame></text:p>
            </table:table-cell>
            <table:table-cell table:style-name="Table11.A1" office:value-type="string">
              <text:p text:style-name="P50">(<text:sequence text:ref-name="refText10" text:name="Text" text:formula="ooow:Text+1" style:num-format="1">11</text:sequence>)</text:p>
            </table:table-cell>
          </table:table-row>
        </table:table-header-rows>
      </table:table>
      <text:p text:style-name="P29"/>
      <text:p text:style-name="P29"><text:span text:style-name="T30">B</text:span>asically when I did this work I actually started from the end and went backwards but as long as you see how each step is logical you can appreciate the final result so we move the<draw:frame draw:style-name="fr4" draw:name="Object155" text:anchor-type="as-char" svg:y="-0.1484in" svg:width="0.4083in" svg:height="0.1839in" draw:z-index="221"><draw:object xlink:href="./Object 155" xlink:type="simple" xlink:show="embed" xlink:actuate="onLoad"/><draw:image xlink:href="./ObjectReplacements/Object 155" xlink:type="simple" xlink:show="embed" xlink:actuate="onLoad"/></draw:frame>and we're going to add to it<draw:frame draw:style-name="fr4" draw:name="Object156" text:anchor-type="as-char" svg:y="-0.1484in" svg:width="0.4083in" svg:height="0.1839in" draw:z-index="223"><draw:object xlink:href="./Object 156" xlink:type="simple" xlink:show="embed" xlink:actuate="onLoad"/><draw:image xlink:href="./ObjectReplacements/Object 156" xlink:type="simple" xlink:show="embed" xlink:actuate="onLoad"/></draw:frame>and then subtract<draw:frame draw:style-name="fr4" draw:name="Object157" text:anchor-type="as-char" svg:y="-0.1484in" svg:width="0.4083in" svg:height="0.1839in" draw:z-index="224"><draw:object xlink:href="./Object 157" xlink:type="simple" xlink:show="embed" xlink:actuate="onLoad"/><draw:image xlink:href="./ObjectReplacements/Object 157" xlink:type="simple" xlink:show="embed" xlink:actuate="onLoad"/><svg:desc>formula</svg:desc></draw:frame><text:span text:style-name="T30">s</text:span>o we're adding zero and then we have the<draw:frame draw:style-name="fr4" draw:name="Object158" text:anchor-type="as-char" svg:y="-0.1484in" svg:width="0.5437in" svg:height="0.1839in" draw:z-index="225"><draw:object xlink:href="./Object 158" xlink:type="simple" xlink:show="embed" xlink:actuate="onLoad"/><draw:image xlink:href="./ObjectReplacements/Object 158" xlink:type="simple" xlink:show="embed" xlink:actuate="onLoad"/></draw:frame>part from our previous line and we subtract<draw:frame draw:style-name="fr4" draw:name="Object159" text:anchor-type="as-char" svg:y="-0.1484in" svg:width="0.4083in" svg:height="0.1839in" draw:z-index="226"><draw:object xlink:href="./Object 159" xlink:type="simple" xlink:show="embed" xlink:actuate="onLoad"/><draw:image xlink:href="./ObjectReplacements/Object 159" xlink:type="simple" xlink:show="embed" xlink:actuate="onLoad"/></draw:frame>, we bring down<draw:frame draw:style-name="fr4" draw:name="Object160" text:anchor-type="as-char" svg:y="-0.1484in" svg:width="0.4083in" svg:height="0.1839in" draw:z-index="227"><draw:object xlink:href="./Object 160" xlink:type="simple" xlink:show="embed" xlink:actuate="onLoad"/><draw:image xlink:href="./ObjectReplacements/Object 160" xlink:type="simple" xlink:show="embed" xlink:actuate="onLoad"/></draw:frame>and we subtract<draw:frame draw:style-name="fr4" draw:name="Object161" text:anchor-type="as-char" svg:y="-0.1484in" svg:width="0.4083in" svg:height="0.1839in" draw:z-index="228"><draw:object xlink:href="./Object 161" xlink:type="simple" xlink:show="embed" xlink:actuate="onLoad"/><draw:image xlink:href="./ObjectReplacements/Object 161" xlink:type="simple" xlink:show="embed" xlink:actuate="onLoad"/></draw:frame>and we add<draw:frame draw:style-name="fr4" draw:name="Object162" text:anchor-type="as-char" svg:y="-0.1484in" svg:width="0.4083in" svg:height="0.1839in" draw:z-index="229"><draw:object xlink:href="./Object 162" xlink:type="simple" xlink:show="embed" xlink:actuate="onLoad"/><draw:image xlink:href="./ObjectReplacements/Object 162" xlink:type="simple" xlink:show="embed" xlink:actuate="onLoad"/></draw:frame>so that's adding zero so we've taken this and added zero in this unique form and then of course we're going to cleverly regroup.</text:p>
      <text:p text:style-name="Standard"><text:soft-page-break/></text:p>
      <text:p text:style-name="P31"><text:span text:style-name="T30">W</text:span>hat's nice about this first piece that we've regrouped is that we have<draw:frame draw:style-name="fr4" draw:name="Object163" text:anchor-type="as-char" svg:y="-0.1484in" svg:width="0.1665in" svg:height="0.1839in" draw:z-index="48"><draw:object xlink:href="./Object 163" xlink:type="simple" xlink:show="embed" xlink:actuate="onLoad"/><draw:image xlink:href="./ObjectReplacements/Object 163" xlink:type="simple" xlink:show="embed" xlink:actuate="onLoad"/></draw:frame>at the back so I can pull<draw:frame draw:style-name="fr4" draw:name="Object164" text:anchor-type="as-char" svg:y="-0.1484in" svg:width="0.1665in" svg:height="0.1839in" draw:z-index="49"><draw:object xlink:href="./Object 164" xlink:type="simple" xlink:show="embed" xlink:actuate="onLoad"/><draw:image xlink:href="./ObjectReplacements/Object 164" xlink:type="simple" xlink:show="embed" xlink:actuate="onLoad"/></draw:frame>out and then the second one I have<draw:frame draw:style-name="fr4" draw:name="Object165" text:anchor-type="as-char" svg:y="-0.1484in" svg:width="0.1646in" svg:height="0.1839in" draw:z-index="50"><draw:object xlink:href="./Object 165" xlink:type="simple" xlink:show="embed" xlink:actuate="onLoad"/><draw:image xlink:href="./ObjectReplacements/Object 165" xlink:type="simple" xlink:show="embed" xlink:actuate="onLoad"/></draw:frame>at the back so I can pull<draw:frame draw:style-name="fr4" draw:name="Object166" text:anchor-type="as-char" svg:y="-0.1484in" svg:width="0.1646in" svg:height="0.1839in" draw:z-index="51"><draw:object xlink:href="./Object 166" xlink:type="simple" xlink:show="embed" xlink:actuate="onLoad"/><draw:image xlink:href="./ObjectReplacements/Object 166" xlink:type="simple" xlink:show="embed" xlink:actuate="onLoad"/></draw:frame>out and this third one I don't have<draw:frame draw:style-name="fr4" draw:name="Object167" text:anchor-type="as-char" svg:y="-0.1484in" svg:width="0.1665in" svg:height="0.1839in" draw:z-index="52"><draw:object xlink:href="./Object 167" xlink:type="simple" xlink:show="embed" xlink:actuate="onLoad"/><draw:image xlink:href="./ObjectReplacements/Object 167" xlink:type="simple" xlink:show="embed" xlink:actuate="onLoad"/></draw:frame>or<draw:frame draw:style-name="fr4" draw:name="Object168" text:anchor-type="as-char" svg:y="-0.1484in" svg:width="0.1646in" svg:height="0.1839in" draw:z-index="53"><draw:object xlink:href="./Object 168" xlink:type="simple" xlink:show="embed" xlink:actuate="onLoad"/><draw:image xlink:href="./ObjectReplacements/Object 168" xlink:type="simple" xlink:show="embed" xlink:actuate="onLoad"/></draw:frame>at the back or<draw:frame draw:style-name="fr4" draw:name="Object169" text:anchor-type="as-char" svg:y="-0.1484in" svg:width="0.1646in" svg:height="0.1839in" draw:z-index="54"><draw:object xlink:href="./Object 169" xlink:type="simple" xlink:show="embed" xlink:actuate="onLoad"/><draw:image xlink:href="./ObjectReplacements/Object 169" xlink:type="simple" xlink:show="embed" xlink:actuate="onLoad"/></draw:frame>or<draw:frame draw:style-name="fr4" draw:name="Object170" text:anchor-type="as-char" svg:y="-0.1484in" svg:width="0.1665in" svg:height="0.1839in" draw:z-index="55"><draw:object xlink:href="./Object 170" xlink:type="simple" xlink:show="embed" xlink:actuate="onLoad"/><draw:image xlink:href="./ObjectReplacements/Object 170" xlink:type="simple" xlink:show="embed" xlink:actuate="onLoad"/></draw:frame>at the front or anything so I leave it alone and what's important now as I look at this I say well that's the symmetric part of the space-time product of<draw:frame draw:style-name="fr4" draw:name="Object171" text:anchor-type="as-char" svg:y="-0.1484in" svg:width="0.3402in" svg:height="0.1839in" draw:z-index="56"><draw:object xlink:href="./Object 171" xlink:type="simple" xlink:show="embed" xlink:actuate="onLoad"/><draw:image xlink:href="./ObjectReplacements/Object 171" xlink:type="simple" xlink:show="embed" xlink:actuate="onLoad"/></draw:frame>and this is the symmetric part of the space-time product of<draw:frame draw:style-name="fr4" draw:name="Object172" text:anchor-type="as-char" svg:y="-0.1484in" svg:width="0.3429in" svg:height="0.1839in" draw:z-index="57"><draw:object xlink:href="./Object 172" xlink:type="simple" xlink:show="embed" xlink:actuate="onLoad"/><draw:image xlink:href="./ObjectReplacements/Object 172" xlink:type="simple" xlink:show="embed" xlink:actuate="onLoad"/></draw:frame>so I know what those things are, those are the Minkowski contraction of<draw:frame draw:style-name="fr4" draw:name="Object173" text:anchor-type="as-char" svg:y="-0.1484in" svg:width="0.2016in" svg:height="0.1839in" draw:z-index="61"><draw:object xlink:href="./Object 173" xlink:type="simple" xlink:show="embed" xlink:actuate="onLoad"/><draw:image xlink:href="./ObjectReplacements/Object 173" xlink:type="simple" xlink:show="embed" xlink:actuate="onLoad"/></draw:frame>and<draw:frame draw:style-name="fr4" draw:name="Object174" text:anchor-type="as-char" svg:y="-0.1484in" svg:width="0.1646in" svg:height="0.1839in" draw:z-index="62"><draw:object xlink:href="./Object 174" xlink:type="simple" xlink:show="embed" xlink:actuate="onLoad"/><draw:image xlink:href="./ObjectReplacements/Object 174" xlink:type="simple" xlink:show="embed" xlink:actuate="onLoad"/></draw:frame>and this is the M<text:span text:style-name="T1">i</text:span>nkowski contraction of<draw:frame draw:style-name="fr4" draw:name="Object175" text:anchor-type="as-char" svg:y="-0.1484in" svg:width="0.2016in" svg:height="0.1839in" draw:z-index="63"><draw:object xlink:href="./Object 175" xlink:type="simple" xlink:show="embed" xlink:actuate="onLoad"/><draw:image xlink:href="./ObjectReplacements/Object 175" xlink:type="simple" xlink:show="embed" xlink:actuate="onLoad"/></draw:frame>and<draw:frame draw:style-name="fr4" draw:name="Object176" text:anchor-type="as-char" svg:y="-0.1484in" svg:width="0.1665in" svg:height="0.1839in" draw:z-index="64"><draw:object xlink:href="./Object 176" xlink:type="simple" xlink:show="embed" xlink:actuate="onLoad"/><draw:image xlink:href="./ObjectReplacements/Object 176" xlink:type="simple" xlink:show="embed" xlink:actuate="onLoad"/></draw:frame>so I replace it with these dot products which indicates that. <text:span text:style-name="T31">R</text:span>emember<draw:frame draw:style-name="fr4" draw:name="Object177" text:anchor-type="as-char" svg:y="-0.152in" svg:width="1.0043in" svg:height="0.1992in" draw:z-index="65"><draw:object xlink:href="./Object 177" xlink:type="simple" xlink:show="embed" xlink:actuate="onLoad"/><draw:image xlink:href="./ObjectReplacements/Object 177" xlink:type="simple" xlink:show="embed" xlink:actuate="onLoad"/><svg:desc>formula</svg:desc></draw:frame>and<draw:frame draw:style-name="fr4" draw:name="Object178" text:anchor-type="as-char" svg:y="-0.152in" svg:width="1.0091in" svg:height="0.1992in" draw:z-index="66"><draw:object xlink:href="./Object 178" xlink:type="simple" xlink:show="embed" xlink:actuate="onLoad"/><draw:image xlink:href="./ObjectReplacements/Object 178" xlink:type="simple" xlink:show="embed" xlink:actuate="onLoad"/><svg:desc>formula</svg:desc></draw:frame>this equals Minkowski contraction.</text:p>
      <text:p text:style-name="P31">I'm left with this piece over here <text:sequence-ref text:reference-format="text" text:ref-name="refText10">(11)</text:sequence-ref><text:s/>so I'm going to rewrite this with these Minkowski contractions:</text:p>
      <text:p text:style-name="P32"/>
      <table:table table:name="Table12" table:style-name="Table12">
        <table:table-column table:style-name="Table12.A"/>
        <table:table-column table:style-name="Table12.B"/>
        <table:table-header-rows>
          <table:table-row>
            <table:table-cell table:style-name="Table12.A1" office:value-type="string">
              <text:p text:style-name="P49"><draw:frame draw:style-name="fr4" draw:name="Object179" text:anchor-type="as-char" svg:y="-0.402in" svg:width="4.2701in" svg:height="0.7374in" draw:z-index="101"><draw:object xlink:href="./Object 179" xlink:type="simple" xlink:show="embed" xlink:actuate="onLoad"/><draw:image xlink:href="./ObjectReplacements/Object 179" xlink:type="simple" xlink:show="embed" xlink:actuate="onLoad"/><svg:desc>formula</svg:desc></draw:frame></text:p>
            </table:table-cell>
            <table:table-cell table:style-name="Table12.A1" office:value-type="string">
              <text:p text:style-name="P50">(<text:sequence text:ref-name="refText11" text:name="Text" text:formula="ooow:Text+1" style:num-format="1">12</text:sequence>)</text:p>
            </table:table-cell>
          </table:table-row>
        </table:table-header-rows>
      </table:table>
      <text:p text:style-name="P31"/>
      <text:p text:style-name="P33"><text:span text:style-name="T32">T</text:span>his part here <text:span text:style-name="T32">(last line of </text:span><text:sequence-ref text:reference-format="text" text:ref-name="refText10">(11)</text:sequence-ref><text:span text:style-name="T32">) </text:span>is just a vector this part here is some triple space-time product it almost seems like we've made the problem worse but I bring down these two the vector part into this line and I'm going to cleverly work on this part by the same process I'm adding and subtracting stuff and in this case what I'm going to do is I'm going to add I take this minus sign and I turned it to a plus sign so I brought the minus signs inside these brackets. </text:p>
      <text:p text:style-name="Standard"/>
      <text:p text:style-name="Standard"><text:span text:style-name="T33">I</text:span>t's very clever but very hard to see and it's a bunch of algebra so obviously somehow I have to compensate for all of these four things but what I notice is that<draw:frame draw:style-name="fr4" draw:name="Object180" text:anchor-type="as-char" svg:y="-0.1484in" svg:width="0.4083in" svg:height="0.1839in" draw:z-index="67"><draw:object xlink:href="./Object 180" xlink:type="simple" xlink:show="embed" xlink:actuate="onLoad"/><draw:image xlink:href="./ObjectReplacements/Object 180" xlink:type="simple" xlink:show="embed" xlink:actuate="onLoad"/></draw:frame>and<draw:frame draw:style-name="fr4" draw:name="Object181" text:anchor-type="as-char" svg:y="-0.1484in" svg:width="0.4083in" svg:height="0.1839in" draw:z-index="68"><draw:object xlink:href="./Object 181" xlink:type="simple" xlink:show="embed" xlink:actuate="onLoad"/><draw:image xlink:href="./ObjectReplacements/Object 181" xlink:type="simple" xlink:show="embed" xlink:actuate="onLoad"/></draw:frame>can be confined into this term<draw:frame draw:style-name="fr4" draw:name="Object182" text:anchor-type="as-char" svg:y="-0.152in" svg:width="1.0161in" svg:height="0.1992in" draw:z-index="69"><draw:object xlink:href="./Object 182" xlink:type="simple" xlink:show="embed" xlink:actuate="onLoad"/><draw:image xlink:href="./ObjectReplacements/Object 182" xlink:type="simple" xlink:show="embed" xlink:actuate="onLoad"/></draw:frame>which is<draw:frame draw:style-name="fr4" draw:name="Object183" text:anchor-type="as-char" svg:y="-0.1484in" svg:width="0.1646in" svg:height="0.1839in" draw:z-index="70"><draw:object xlink:href="./Object 183" xlink:type="simple" xlink:show="embed" xlink:actuate="onLoad"/><draw:image xlink:href="./ObjectReplacements/Object 183" xlink:type="simple" xlink:show="embed" xlink:actuate="onLoad"/></draw:frame>times the symmetric part of the space-time product of<draw:frame draw:style-name="fr4" draw:name="Object184" text:anchor-type="as-char" svg:y="-0.1484in" svg:width="0.2016in" svg:height="0.1839in" draw:z-index="71"><draw:object xlink:href="./Object 184" xlink:type="simple" xlink:show="embed" xlink:actuate="onLoad"/><draw:image xlink:href="./ObjectReplacements/Object 184" xlink:type="simple" xlink:show="embed" xlink:actuate="onLoad"/></draw:frame>and<draw:frame draw:style-name="fr4" draw:name="Object185" text:anchor-type="as-char" svg:y="-0.1484in" svg:width="0.1665in" svg:height="0.1839in" draw:z-index="72"><draw:object xlink:href="./Object 185" xlink:type="simple" xlink:show="embed" xlink:actuate="onLoad"/><draw:image xlink:href="./ObjectReplacements/Object 185" xlink:type="simple" xlink:show="embed" xlink:actuate="onLoad"/></draw:frame>and these two can be combined into this term which is a vector<draw:frame draw:style-name="fr4" draw:name="Object186" text:anchor-type="as-char" svg:y="-0.1484in" svg:width="0.1665in" svg:height="0.1839in" draw:z-index="73"><draw:object xlink:href="./Object 186" xlink:type="simple" xlink:show="embed" xlink:actuate="onLoad"/><draw:image xlink:href="./ObjectReplacements/Object 186" xlink:type="simple" xlink:show="embed" xlink:actuate="onLoad"/></draw:frame>times the symmetric part of the space-time product of<draw:frame draw:style-name="fr4" draw:name="Object187" text:anchor-type="as-char" svg:y="-0.1484in" svg:width="0.2016in" svg:height="0.1839in" draw:z-index="74"><draw:object xlink:href="./Object 187" xlink:type="simple" xlink:show="embed" xlink:actuate="onLoad"/><draw:image xlink:href="./ObjectReplacements/Object 187" xlink:type="simple" xlink:show="embed" xlink:actuate="onLoad"/></draw:frame>and<draw:frame draw:style-name="fr4" draw:name="Object188" text:anchor-type="as-char" svg:y="-0.1484in" svg:width="0.1646in" svg:height="0.1839in" draw:z-index="75"><draw:object xlink:href="./Object 188" xlink:type="simple" xlink:show="embed" xlink:actuate="onLoad"/><draw:image xlink:href="./ObjectReplacements/Object 188" xlink:type="simple" xlink:show="embed" xlink:actuate="onLoad"/></draw:frame>and so this is actually what I've added to these two terms to make the changes that I think are are relevant, canceling this and leaving <text:span text:style-name="T33">b</text:span>ehind <text:span text:style-name="T33">t</text:span>hese two terms so obviously if I'm going to add this to this stuff inside the brackets I need to understand these two is the same as this one half. <text:span text:style-name="T33">T</text:span>hese divisions by two come from here so I'm not there's no division by <text:span text:style-name="T33">four</text:span> anywhere but anyway the</text:p>
      <text:p text:style-name="P34">point is I have to subtract it somewhere else so I'm going to subtract it right here, what's convenient is this is a vector and this is a vector these two things are vectors, I now subtract this part<draw:frame draw:style-name="fr4" draw:name="Object190" text:anchor-type="as-char" svg:y="-0.152in" svg:width="1.0161in" svg:height="0.1992in" draw:z-index="76"><draw:object xlink:href="./Object 190" xlink:type="simple" xlink:show="embed" xlink:actuate="onLoad"/><draw:image xlink:href="./ObjectReplacements/Object 190" xlink:type="simple" xlink:show="embed" xlink:actuate="onLoad"/></draw:frame>and add this part<draw:frame draw:style-name="fr4" draw:name="Object191" text:anchor-type="as-char" svg:y="-0.152in" svg:width="1.0083in" svg:height="0.1992in" draw:z-index="85"><draw:object xlink:href="./Object 191" xlink:type="simple" xlink:show="embed" xlink:actuate="onLoad"/><draw:image xlink:href="./ObjectReplacements/Object 191" xlink:type="simple" xlink:show="embed" xlink:actuate="onLoad"/><svg:desc>formula</svg:desc></draw:frame>and now this is just<draw:frame draw:style-name="fr4" draw:name="Object189" text:anchor-type="as-char" svg:y="-0.152in" svg:width="1.1917in" svg:height="0.1992in" draw:z-index="86"><draw:object xlink:href="./Object 189" xlink:type="simple" xlink:show="embed" xlink:actuate="onLoad"/><draw:image xlink:href="./ObjectReplacements/Object 189" xlink:type="simple" xlink:show="embed" xlink:actuate="onLoad"/></draw:frame>, <text:span text:style-name="T34">a </text:span>real number times two more vectors just like these two guys.</text:p>
      <text:p text:style-name="P34"/>
      <text:p text:style-name="P35"><text:span text:style-name="T34">I</text:span>t turns out it's exactly the same as these <text:span text:style-name="T34">first </text:span>two guys because<draw:frame draw:style-name="fr4" draw:name="Object192" text:anchor-type="as-char" svg:y="-0.152in" svg:width="1.1862in" svg:height="0.1992in" draw:z-index="87"><draw:object xlink:href="./Object 192" xlink:type="simple" xlink:show="embed" xlink:actuate="onLoad"/><draw:image xlink:href="./ObjectReplacements/Object 192" xlink:type="simple" xlink:show="embed" xlink:actuate="onLoad"/></draw:frame>because<draw:frame draw:style-name="fr4" draw:name="Object193" text:anchor-type="as-char" svg:y="-0.1484in" svg:width="0.1646in" svg:height="0.1839in" draw:z-index="89"><draw:object xlink:href="./Object 193" xlink:type="simple" xlink:show="embed" xlink:actuate="onLoad"/><draw:image xlink:href="./ObjectReplacements/Object 193" xlink:type="simple" xlink:show="embed" xlink:actuate="onLoad"/></draw:frame>and<draw:frame draw:style-name="fr4" draw:name="Object194" text:anchor-type="as-char" svg:y="-0.1484in" svg:width="0.2016in" svg:height="0.1839in" draw:z-index="95"><draw:object xlink:href="./Object 194" xlink:type="simple" xlink:show="embed" xlink:actuate="onLoad"/><draw:image xlink:href="./ObjectReplacements/Object 194" xlink:type="simple" xlink:show="embed" xlink:actuate="onLoad"/></draw:frame>this dot product commutes and<draw:frame draw:style-name="fr4" draw:name="Object195" text:anchor-type="as-char" svg:y="-0.152in" svg:width="1.1917in" svg:height="0.1992in" draw:z-index="96"><draw:object xlink:href="./Object 195" xlink:type="simple" xlink:show="embed" xlink:actuate="onLoad"/><draw:image xlink:href="./ObjectReplacements/Object 195" xlink:type="simple" xlink:show="embed" xlink:actuate="onLoad"/></draw:frame>because this commutes and the real number commute so this can be combined with this and this term can be combined with this term so the vector the vector<draw:frame draw:style-name="fr4" draw:name="Object196" text:anchor-type="as-char" svg:y="-0.1484in" svg:width="0.1665in" svg:height="0.1839in" draw:z-index="99"><draw:object xlink:href="./Object 196" xlink:type="simple" xlink:show="embed" xlink:actuate="onLoad"/><draw:image xlink:href="./ObjectReplacements/Object 196" xlink:type="simple" xlink:show="embed" xlink:actuate="onLoad"/></draw:frame> part can be added together and the vector<draw:frame draw:style-name="fr4" draw:name="Object197" text:anchor-type="as-char" svg:y="-0.1484in" svg:width="0.1646in" svg:height="0.1839in" draw:z-index="100"><draw:object xlink:href="./Object 197" xlink:type="simple" xlink:show="embed" xlink:actuate="onLoad"/><draw:image xlink:href="./ObjectReplacements/Object 197" xlink:type="simple" xlink:show="embed" xlink:actuate="onLoad"/></draw:frame>part can be added together and you just get:</text:p>
      <text:p text:style-name="P36"/>
      <table:table table:name="Table13" table:style-name="Table13">
        <table:table-column table:style-name="Table13.A"/>
        <table:table-column table:style-name="Table13.B"/>
        <table:table-header-rows>
          <table:table-row>
            <table:table-cell table:style-name="Table13.A1" office:value-type="string">
              <text:p text:style-name="P49"><draw:frame draw:style-name="fr4" draw:name="Object198" text:anchor-type="as-char" svg:y="-0.1898in" svg:width="4.0425in" svg:height="0.2492in" draw:z-index="102"><draw:object xlink:href="./Object 198" xlink:type="simple" xlink:show="embed" xlink:actuate="onLoad"/><draw:image xlink:href="./ObjectReplacements/Object 198" xlink:type="simple" xlink:show="embed" xlink:actuate="onLoad"/><svg:desc>formula</svg:desc></draw:frame></text:p>
            </table:table-cell>
            <table:table-cell table:style-name="Table13.A1" office:value-type="string">
              <text:p text:style-name="P50">(<text:sequence text:ref-name="refText12" text:name="Text" text:formula="ooow:Text+1" style:num-format="1">13</text:sequence>)</text:p>
            </table:table-cell>
          </table:table-row>
        </table:table-header-rows>
      </table:table>
      <text:p text:style-name="P37"/>
      <table:table table:name="Table14" table:style-name="Table14">
        <table:table-column table:style-name="Table14.A"/>
        <table:table-column table:style-name="Table14.B"/>
        <table:table-header-rows>
          <table:table-row>
            <table:table-cell table:style-name="Table14.A1" office:value-type="string">
              <text:p text:style-name="P49"><draw:frame draw:style-name="fr4" draw:name="Object199" text:anchor-type="as-char" svg:y="-0.1898in" svg:width="3.5811in" svg:height="0.2492in" draw:z-index="103"><draw:object xlink:href="./Object 199" xlink:type="simple" xlink:show="embed" xlink:actuate="onLoad"/><draw:image xlink:href="./ObjectReplacements/Object 199" xlink:type="simple" xlink:show="embed" xlink:actuate="onLoad"/><svg:desc>formula</svg:desc></draw:frame></text:p>
            </table:table-cell>
            <table:table-cell table:style-name="Table14.A1" office:value-type="string">
              <text:p text:style-name="P50">(<text:sequence text:ref-name="refText13" text:name="Text" text:formula="ooow:Text+1" style:num-format="1">14</text:sequence>)</text:p>
            </table:table-cell>
          </table:table-row>
        </table:table-header-rows>
      </table:table>
      <text:p text:style-name="P35"/>
      <text:p text:style-name="P35"><text:span text:style-name="T35">W</text:span>hich is nice and then what's left behind is this thing here that is what's ultimately left of this mess is this just these two terms this term here and this term here when you combine them what you see is that</text:p>
      <text:p text:style-name="P38">you can pull out the W from the back and you get the anti-symmetric part of the space-time product of <draw:frame draw:style-name="fr4" draw:name="Object200" text:anchor-type="as-char" svg:y="-0.1484in" svg:width="0.1646in" svg:height="0.1839in" draw:z-index="205"><draw:object xlink:href="./Object 200" xlink:type="simple" xlink:show="embed" xlink:actuate="onLoad"/><draw:image xlink:href="./ObjectReplacements/Object 200" xlink:type="simple" xlink:show="embed" xlink:actuate="onLoad"/></draw:frame>and<draw:frame draw:style-name="fr4" draw:name="Object201" text:anchor-type="as-char" svg:y="-0.1484in" svg:width="0.1665in" svg:height="0.1839in" draw:z-index="206"><draw:object xlink:href="./Object 201" xlink:type="simple" xlink:show="embed" xlink:actuate="onLoad"/><draw:image xlink:href="./ObjectReplacements/Object 201" xlink:type="simple" xlink:show="embed" xlink:actuate="onLoad"/></draw:frame>times the vector<draw:frame draw:style-name="fr4" draw:name="Object202" text:anchor-type="as-char" svg:y="-0.1484in" svg:width="0.2016in" svg:height="0.1839in" draw:z-index="207"><draw:object xlink:href="./Object 202" xlink:type="simple" xlink:show="embed" xlink:actuate="onLoad"/><draw:image xlink:href="./ObjectReplacements/Object 202" xlink:type="simple" xlink:show="embed" xlink:actuate="onLoad"/></draw:frame>but that anti-symmetric part is by definition<draw:frame draw:style-name="fr4" draw:name="Object203" text:anchor-type="as-char" svg:y="-0.152in" svg:width="0.6516in" svg:height="0.1992in" draw:z-index="208"><draw:object xlink:href="./Object 203" xlink:type="simple" xlink:show="embed" xlink:actuate="onLoad"/><draw:image xlink:href="./ObjectReplacements/Object 203" xlink:type="simple" xlink:show="embed" xlink:actuate="onLoad"/></draw:frame><text:span text:style-name="T36">so y</text:span>ou can write:</text:p>
      <table:table table:name="Table15" table:style-name="Table15">
        <table:table-column table:style-name="Table15.A"/>
        <table:table-column table:style-name="Table15.B"/>
        <table:table-header-rows>
          <text:soft-page-break/>
          <table:table-row>
            <table:table-cell table:style-name="Table15.A1" office:value-type="string">
              <text:p text:style-name="P49"><draw:frame draw:style-name="fr4" draw:name="Object204" text:anchor-type="as-char" svg:y="-0.1898in" svg:width="3.4654in" svg:height="0.2492in" draw:z-index="160"><draw:object xlink:href="./Object 204" xlink:type="simple" xlink:show="embed" xlink:actuate="onLoad"/><draw:image xlink:href="./ObjectReplacements/Object 204" xlink:type="simple" xlink:show="embed" xlink:actuate="onLoad"/><svg:desc>formula</svg:desc></draw:frame></text:p>
            </table:table-cell>
            <table:table-cell table:style-name="Table15.A1" office:value-type="string">
              <text:p text:style-name="P50">(<text:sequence text:ref-name="refText14" text:name="Text" text:formula="ooow:Text+1" style:num-format="1">15</text:sequence>)</text:p>
            </table:table-cell>
          </table:table-row>
        </table:table-header-rows>
      </table:table>
      <text:p text:style-name="P38"/>
      <text:p text:style-name="Standard"><text:span text:style-name="T36">N</text:span>ow this there's no reason to think this commutes at all right this stuff does because we know that that's just a scalar real number but this wedge product the space-time product of a wedge product and<draw:frame draw:style-name="fr4" draw:name="Object205" text:anchor-type="as-char" svg:y="-0.1484in" svg:width="0.2016in" svg:height="0.1839in" draw:z-index="146"><draw:object xlink:href="./Object 205" xlink:type="simple" xlink:show="embed" xlink:actuate="onLoad"/><draw:image xlink:href="./ObjectReplacements/Object 205" xlink:type="simple" xlink:show="embed" xlink:actuate="onLoad"/></draw:frame>we</text:p>
      <text:p text:style-name="P38">can't it doesn't commute but if I take this and I move it over to the other side I end up with <text:sequence-ref text:reference-format="text" text:ref-name="refText14">(15)</text:sequence-ref><text:s/>equals this vector and if I clear the two I get:</text:p>
      <text:p text:style-name="P39"/>
      <table:table table:name="Table16" table:style-name="Table16">
        <table:table-column table:style-name="Table16.A"/>
        <table:table-column table:style-name="Table16.B"/>
        <table:table-header-rows>
          <table:table-row>
            <table:table-cell table:style-name="Table16.A1" office:value-type="string">
              <text:p text:style-name="P49"><draw:frame draw:style-name="fr4" draw:name="Object206" text:anchor-type="as-char" svg:y="-0.1898in" svg:width="3.5402in" svg:height="0.2492in" draw:z-index="234"><draw:object xlink:href="./Object 206" xlink:type="simple" xlink:show="embed" xlink:actuate="onLoad"/><draw:image xlink:href="./ObjectReplacements/Object 206" xlink:type="simple" xlink:show="embed" xlink:actuate="onLoad"/><svg:desc>formula</svg:desc></draw:frame></text:p>
            </table:table-cell>
            <table:table-cell table:style-name="Table16.A1" office:value-type="string">
              <text:p text:style-name="P50">(<text:sequence text:ref-name="refText15" text:name="Text" text:formula="ooow:Text+1" style:num-format="1">16</text:sequence>)</text:p>
            </table:table-cell>
          </table:table-row>
        </table:table-header-rows>
      </table:table>
      <text:p text:style-name="P38"/>
      <text:p text:style-name="Standard"><text:span text:style-name="T37">I</text:span>f you look at this, this is the anti-symmetric part of the space-time product of<draw:frame draw:style-name="fr4" draw:name="Object207" text:anchor-type="as-char" svg:y="-0.1484in" svg:width="0.2016in" svg:height="0.1839in" draw:z-index="147"><draw:object xlink:href="./Object 207" xlink:type="simple" xlink:show="embed" xlink:actuate="onLoad"/><draw:image xlink:href="./ObjectReplacements/Object 207" xlink:type="simple" xlink:show="embed" xlink:actuate="onLoad"/></draw:frame>with the bi-vector<draw:frame draw:style-name="fr4" draw:name="Object208" text:anchor-type="as-char" svg:y="-0.1484in" svg:width="0.2071in" svg:height="0.1839in" draw:z-index="148"><draw:object xlink:href="./Object 208" xlink:type="simple" xlink:show="embed" xlink:actuate="onLoad"/><draw:image xlink:href="./ObjectReplacements/Object 208" xlink:type="simple" xlink:show="embed" xlink:actuate="onLoad"/></draw:frame>,</text:p>
      <text:p text:style-name="P40"><text:sequence-ref text:reference-format="text" text:ref-name="refText15">(16)</text:sequence-ref><text:s/><text:span text:style-name="T37">i</text:span>s the anti-symmetric part of this product so we are going to define the anti-symmetric part as<draw:frame draw:style-name="fr4" draw:name="Object209" text:anchor-type="as-char" svg:y="-0.1484in" svg:width="0.3827in" svg:height="0.1839in" draw:z-index="149"><draw:object xlink:href="./Object 209" xlink:type="simple" xlink:show="embed" xlink:actuate="onLoad"/><draw:image xlink:href="./ObjectReplacements/Object 209" xlink:type="simple" xlink:show="embed" xlink:actuate="onLoad"/></draw:frame>, now notice we used to define<draw:frame draw:style-name="fr4" draw:name="Object210" text:anchor-type="as-char" svg:y="-0.1484in" svg:width="0.3827in" svg:height="0.1839in" draw:z-index="150"><draw:object xlink:href="./Object 210" xlink:type="simple" xlink:show="embed" xlink:actuate="onLoad"/><draw:image xlink:href="./ObjectReplacements/Object 210" xlink:type="simple" xlink:show="embed" xlink:actuate="onLoad"/></draw:frame>as the symmetric part of something but not this time, this time we are going to define it as the anti-symmetric part so when we're talking about a vector space-time product with a bi-vector the anti-symmetric part is going to be associated with the dot product.</text:p>
      <text:p text:style-name="P41"/>
      <table:table table:name="Table17" table:style-name="Table17">
        <table:table-column table:style-name="Table17.A"/>
        <table:table-column table:style-name="Table17.B"/>
        <table:table-header-rows>
          <table:table-row>
            <table:table-cell table:style-name="Table17.A1" office:value-type="string">
              <text:p text:style-name="P49"><draw:frame draw:style-name="fr4" draw:name="Object211" text:anchor-type="as-char" svg:y="-0.1854in" svg:width="1.8484in" svg:height="0.2366in" draw:z-index="235"><draw:object xlink:href="./Object 211" xlink:type="simple" xlink:show="embed" xlink:actuate="onLoad"/><draw:image xlink:href="./ObjectReplacements/Object 211" xlink:type="simple" xlink:show="embed" xlink:actuate="onLoad"/><svg:desc>formula</svg:desc></draw:frame></text:p>
            </table:table-cell>
            <table:table-cell table:style-name="Table17.A1" office:value-type="string">
              <text:p text:style-name="P50">(<text:sequence text:ref-name="refText16" text:name="Text" text:formula="ooow:Text+1" style:num-format="1">17</text:sequence>)</text:p>
            </table:table-cell>
          </table:table-row>
        </table:table-header-rows>
      </table:table>
      <text:p text:style-name="P40"/>
      <text:p text:style-name="P42"><text:span text:style-name="T37">N</text:span>ow notice we can't say that this dot product equals<draw:frame draw:style-name="fr4" draw:name="Object212" text:anchor-type="as-char" svg:y="-0.152in" svg:width="0.6575in" svg:height="0.1992in" draw:z-index="151"><draw:object xlink:href="./Object 212" xlink:type="simple" xlink:show="embed" xlink:actuate="onLoad"/><draw:image xlink:href="./ObjectReplacements/Object 212" xlink:type="simple" xlink:show="embed" xlink:actuate="onLoad"/></draw:frame>because that's not how Minkowski metric works, the <text:span text:style-name="T38">Min</text:span>kowski metric only works with vectors it doesn't work with bi-vectors that doesn't even make sense, there's no such thing so we're actually creating this new notion of a <text:span text:style-name="T39">dot </text:span>product and we're associating it with the anti-symmetric part of this product and it's a vector, it's not a scalar so this dot product doesn't even give you a scalar, it gives you a vector. <text:span text:style-name="T39">T</text:span>his is a mathematical notation convenience we're introducing here and I'll explain why in a moment, well I'll explain why right now. <text:span text:style-name="T39">L</text:span>et's look at our notion we have a vector times a bi-vector and we are now saying that the anti-symmetric part we're going to call<draw:frame draw:style-name="fr4" draw:name="Object213" text:anchor-type="as-char" svg:y="-0.1484in" svg:width="0.3827in" svg:height="0.1839in" draw:z-index="152"><draw:object xlink:href="./Object 213" xlink:type="simple" xlink:show="embed" xlink:actuate="onLoad"/><draw:image xlink:href="./ObjectReplacements/Object 213" xlink:type="simple" xlink:show="embed" xlink:actuate="onLoad"/></draw:frame>the symmetric part is going to be<draw:frame draw:style-name="fr4" draw:name="Object214" text:anchor-type="as-char" svg:y="-0.1484in" svg:width="0.4681in" svg:height="0.1839in" draw:z-index="153"><draw:object xlink:href="./Object 214" xlink:type="simple" xlink:show="embed" xlink:actuate="onLoad"/><draw:image xlink:href="./ObjectReplacements/Object 214" xlink:type="simple" xlink:show="embed" xlink:actuate="onLoad"/></draw:frame>and we're going to do this by definition, it has an anti-symmetric part, it has a symmetric part so we can just rename these things now we just discovered<draw:frame draw:style-name="fr4" draw:name="Object215" text:anchor-type="as-char" svg:y="-0.1484in" svg:width="0.2016in" svg:height="0.1839in" draw:z-index="154"><draw:object xlink:href="./Object 215" xlink:type="simple" xlink:show="embed" xlink:actuate="onLoad"/><draw:image xlink:href="./ObjectReplacements/Object 215" xlink:type="simple" xlink:show="embed" xlink:actuate="onLoad"/></draw:frame>is a grade one object and<draw:frame draw:style-name="fr4" draw:name="Object216" text:anchor-type="as-char" svg:y="-0.1484in" svg:width="0.2071in" svg:height="0.1839in" draw:z-index="155"><draw:object xlink:href="./Object 216" xlink:type="simple" xlink:show="embed" xlink:actuate="onLoad"/><draw:image xlink:href="./ObjectReplacements/Object 216" xlink:type="simple" xlink:show="embed" xlink:actuate="onLoad"/></draw:frame>is a grade two objects, bi-vectors have grade two, they're two blades, if I didn't say that before two blades have grade two, one blades have grade one, zero blades have grade zero. <text:span text:style-name="T40">T</text:span>hat is this number down here <text:span text:style-name="T41">in </text:span><text:span text:style-name="T41"><text:sequence-ref text:reference-format="text" text:ref-name="refText6">(7)</text:sequence-ref></text:span><text:span text:style-name="T41"><text:s/></text:span>represents the grade of that part so the grade two part of<draw:frame draw:style-name="fr4" draw:name="Object217" text:anchor-type="as-char" svg:y="-0.1484in" svg:width="0.2437in" svg:height="0.1839in" draw:z-index="156"><draw:object xlink:href="./Object 217" xlink:type="simple" xlink:show="embed" xlink:actuate="onLoad"/><draw:image xlink:href="./ObjectReplacements/Object 217" xlink:type="simple" xlink:show="embed" xlink:actuate="onLoad"/></draw:frame>is<draw:frame draw:style-name="fr4" draw:name="Object218" text:anchor-type="as-char" svg:y="-0.1484in" svg:width="0.4319in" svg:height="0.2091in" draw:z-index="157"><draw:object xlink:href="./Object 218" xlink:type="simple" xlink:show="embed" xlink:actuate="onLoad"/><draw:image xlink:href="./ObjectReplacements/Object 218" xlink:type="simple" xlink:show="embed" xlink:actuate="onLoad"/></draw:frame>whatever this two blade is the grade four part of<draw:frame draw:style-name="fr4" draw:name="Object219" text:anchor-type="as-char" svg:y="-0.1484in" svg:width="0.2244in" svg:height="0.1839in" draw:z-index="158"><draw:object xlink:href="./Object 219" xlink:type="simple" xlink:show="embed" xlink:actuate="onLoad"/><draw:image xlink:href="./ObjectReplacements/Object 219" xlink:type="simple" xlink:show="embed" xlink:actuate="onLoad"/></draw:frame>is <draw:frame draw:style-name="fr4" draw:name="Object220" text:anchor-type="as-char" svg:y="-0.1484in" svg:width="0.4189in" svg:height="0.2091in" draw:z-index="159"><draw:object xlink:href="./Object 220" xlink:type="simple" xlink:show="embed" xlink:actuate="onLoad"/><draw:image xlink:href="./ObjectReplacements/Object 220" xlink:type="simple" xlink:show="embed" xlink:actuate="onLoad"/><svg:desc>formula</svg:desc></draw:frame>whatever this object is <text:span text:style-name="T41">so</text:span> over here we have:</text:p>
      <text:p text:style-name="P43"/>
      <table:table table:name="Table18" table:style-name="Table18">
        <table:table-column table:style-name="Table18.A"/>
        <table:table-column table:style-name="Table18.B"/>
        <table:table-header-rows>
          <table:table-row>
            <table:table-cell table:style-name="Table18.A1" office:value-type="string">
              <text:p text:style-name="P49"><draw:frame draw:style-name="fr4" draw:name="Object221" text:anchor-type="as-char" svg:y="-0.1854in" svg:width="1.5917in" svg:height="0.2307in" draw:z-index="236"><draw:object xlink:href="./Object 221" xlink:type="simple" xlink:show="embed" xlink:actuate="onLoad"/><draw:image xlink:href="./ObjectReplacements/Object 221" xlink:type="simple" xlink:show="embed" xlink:actuate="onLoad"/><svg:desc>formula</svg:desc></draw:frame></text:p>
            </table:table-cell>
            <table:table-cell table:style-name="Table18.A1" office:value-type="string">
              <text:p text:style-name="P50">(<text:sequence text:ref-name="refText17" text:name="Text" text:formula="ooow:Text+1" style:num-format="1">18</text:sequence>)</text:p>
            </table:table-cell>
          </table:table-row>
        </table:table-header-rows>
      </table:table>
      <text:p text:style-name="P43"/>
      <table:table table:name="Table19" table:style-name="Table19">
        <table:table-column table:style-name="Table19.A"/>
        <table:table-column table:style-name="Table19.B"/>
        <table:table-header-rows>
          <table:table-row>
            <table:table-cell table:style-name="Table19.A1" office:value-type="string">
              <text:p text:style-name="P49"><draw:frame draw:style-name="fr4" draw:name="Object222" text:anchor-type="as-char" svg:y="-0.1898in" svg:width="3.8972in" svg:height="0.2492in" draw:z-index="237"><draw:object xlink:href="./Object 222" xlink:type="simple" xlink:show="embed" xlink:actuate="onLoad"/><draw:image xlink:href="./ObjectReplacements/Object 222" xlink:type="simple" xlink:show="embed" xlink:actuate="onLoad"/><svg:desc>formula</svg:desc></draw:frame></text:p>
            </table:table-cell>
            <table:table-cell table:style-name="Table19.A1" office:value-type="string">
              <text:p text:style-name="P50">(<text:sequence text:ref-name="refText18" text:name="Text" text:formula="ooow:Text+1" style:num-format="1">19</text:sequence>)</text:p>
            </table:table-cell>
          </table:table-row>
        </table:table-header-rows>
      </table:table>
      <text:p text:style-name="P42"/>
      <text:p text:style-name="P44"><draw:frame draw:style-name="fr4" draw:name="Object223" text:anchor-type="as-char" svg:y="-0.1484in" svg:width="0.2016in" svg:height="0.1839in" draw:z-index="238"><draw:object xlink:href="./Object 223" xlink:type="simple" xlink:show="embed" xlink:actuate="onLoad"/><draw:image xlink:href="./ObjectReplacements/Object 223" xlink:type="simple" xlink:show="embed" xlink:actuate="onLoad"/></draw:frame><text:span text:style-name="T42">is</text:span> a grade one object and<draw:frame draw:style-name="fr4" draw:name="Object224" text:anchor-type="as-char" svg:y="-0.1484in" svg:width="0.2071in" svg:height="0.1839in" draw:z-index="239"><draw:object xlink:href="./Object 224" xlink:type="simple" xlink:show="embed" xlink:actuate="onLoad"/><draw:image xlink:href="./ObjectReplacements/Object 224" xlink:type="simple" xlink:show="embed" xlink:actuate="onLoad"/></draw:frame><text:span text:style-name="T42">is a </text:span>grade two object and we know that it devolves into a grade one object the symmetric part<draw:frame draw:style-name="fr4" draw:name="Object225" text:anchor-type="as-char" svg:y="-0.1484in" svg:width="0.3827in" svg:height="0.1839in" draw:z-index="240"><draw:object xlink:href="./Object 225" xlink:type="simple" xlink:show="embed" xlink:actuate="onLoad"/><draw:image xlink:href="./ObjectReplacements/Object 225" xlink:type="simple" xlink:show="embed" xlink:actuate="onLoad"/></draw:frame>is a grade one object so that just leaves this anti-symmetric part<draw:frame draw:style-name="fr4" draw:name="Object226" text:anchor-type="as-char" svg:y="-0.1484in" svg:width="0.4681in" svg:height="0.1839in" draw:z-index="241"><draw:object xlink:href="./Object 226" xlink:type="simple" xlink:show="embed" xlink:actuate="onLoad"/><draw:image xlink:href="./ObjectReplacements/Object 226" xlink:type="simple" xlink:show="embed" xlink:actuate="onLoad"/><svg:desc>formula</svg:desc></draw:frame> which is a grade <text:span text:style-name="T42">three</text:span> object <text:span text:style-name="T42">which </text:span>we write down as<draw:frame draw:style-name="fr4" draw:name="Object227" text:anchor-type="as-char" svg:y="-0.1484in" svg:width="0.652in" svg:height="0.1839in" draw:z-index="242"><draw:object xlink:href="./Object 227" xlink:type="simple" xlink:show="embed" xlink:actuate="onLoad"/><draw:image xlink:href="./ObjectReplacements/Object 227" xlink:type="simple" xlink:show="embed" xlink:actuate="onLoad"/></draw:frame>because<draw:frame draw:style-name="fr4" draw:name="Object228" text:anchor-type="as-char" svg:y="-0.1484in" svg:width="0.6575in" svg:height="0.1839in" draw:z-index="243"><draw:object xlink:href="./Object 228" xlink:type="simple" xlink:show="embed" xlink:actuate="onLoad"/><draw:image xlink:href="./ObjectReplacements/Object 228" xlink:type="simple" xlink:show="embed" xlink:actuate="onLoad"/></draw:frame>so this piece<draw:frame draw:style-name="fr4" draw:name="Object229" text:anchor-type="as-char" svg:y="-0.152in" svg:width="0.9929in" svg:height="0.1992in" draw:z-index="244"><draw:object xlink:href="./Object 229" xlink:type="simple" xlink:show="embed" xlink:actuate="onLoad"/><draw:image xlink:href="./ObjectReplacements/Object 229" xlink:type="simple" xlink:show="embed" xlink:actuate="onLoad"/></draw:frame>is now a three blade so this object breaks into a one blade and a three blade now there were three grades on the left side and it drops to a one grade and a three grade on the right side so what we're seeing now is that the dot product is the piece of this space-time product that lowers the grade by one and the wedge product is this piece of the space-time product that raises the grade by one and this can be done whenever you have a vector as part of the space-time product.</text:p>
      <text:p text:style-name="P44"/>
      <text:p text:style-name="P44"><text:soft-page-break/><text:span text:style-name="T42">W</text:span>hat the vector will do is it'll take the grade of whatever it's multiplying by in this case <text:span text:style-name="T43">a </text:span>grade two object but it could also work with a grade one object, a grade two object three or four but it will give you two pieces one which is one grade lower than what it's multiplying, what the other <text:span text:style-name="T43">f</text:span>actor than the vector so the vector factor is grade one but this other factor is grade two, this first piece is one grade lower than the grade two object, the second piece is one grade higher, if this was a tri-vector then the grade one object would be a bi-vector,<text:span text:style-name="T43"> </text:span>the dot product piece would be a grade <text:span text:style-name="T43">two</text:span> object a bi-vector and the wedge piece would be a grade four object a quad-vector but in this particular case this dot</text:p>
      <text:p text:style-name="P45">product ends up getting associated with the anti-symmetric part and this grade three part gets associated with the symmetric piece of the product.</text:p>
      <text:p text:style-name="P45"/>
      <text:p text:style-name="P46"><text:span text:style-name="T43">T</text:span>his always confused me because you're looking at the symmetric part of this product is something which is the ultimate anti-symmetric object, how can these deeply anti-symmetric object be associated with the symmetric part of anything? <text:span text:style-name="T43">Bu</text:span>t of course, the answer is actually pretty obvious, which is if I switched and wrote<draw:frame draw:style-name="fr4" draw:name="Object230" text:anchor-type="as-char" svg:y="-0.1484in" svg:width="0.3457in" svg:height="0.1839in" draw:z-index="47"><draw:object xlink:href="./Object 230" xlink:type="simple" xlink:show="embed" xlink:actuate="onLoad"/><draw:image xlink:href="./ObjectReplacements/Object 230" xlink:type="simple" xlink:show="embed" xlink:actuate="onLoad"/></draw:frame>, I would have to switch<draw:frame draw:style-name="fr4" draw:name="Object231" text:anchor-type="as-char" svg:y="-0.1484in" svg:width="0.2071in" svg:height="0.1839in" draw:z-index="58"><draw:object xlink:href="./Object 231" xlink:type="simple" xlink:show="embed" xlink:actuate="onLoad"/><draw:image xlink:href="./ObjectReplacements/Object 231" xlink:type="simple" xlink:show="embed" xlink:actuate="onLoad"/></draw:frame>with<draw:frame draw:style-name="fr4" draw:name="Object232" text:anchor-type="as-char" svg:y="-0.1484in" svg:width="0.2016in" svg:height="0.1839in" draw:z-index="59"><draw:object xlink:href="./Object 232" xlink:type="simple" xlink:show="embed" xlink:actuate="onLoad"/><draw:image xlink:href="./ObjectReplacements/Object 232" xlink:type="simple" xlink:show="embed" xlink:actuate="onLoad"/></draw:frame><text:span text:style-name="T43">a</text:span>nd the<draw:frame draw:style-name="fr4" draw:name="Object233" text:anchor-type="as-char" svg:y="-0.1484in" svg:width="0.1646in" svg:height="0.1839in" draw:z-index="60"><draw:object xlink:href="./Object 233" xlink:type="simple" xlink:show="embed" xlink:actuate="onLoad"/><draw:image xlink:href="./ObjectReplacements/Object 233" xlink:type="simple" xlink:show="embed" xlink:actuate="onLoad"/></draw:frame>would move over one bringing a minus sign and then the<draw:frame draw:style-name="fr4" draw:name="Object234" text:anchor-type="as-char" svg:y="-0.1484in" svg:width="0.1665in" svg:height="0.1839in" draw:z-index="77"><draw:object xlink:href="./Object 234" xlink:type="simple" xlink:show="embed" xlink:actuate="onLoad"/><draw:image xlink:href="./ObjectReplacements/Object 234" xlink:type="simple" xlink:show="embed" xlink:actuate="onLoad"/></draw:frame>would move over one bringing another minus sign and those two would cancel and you would end up with<draw:frame draw:style-name="fr4" draw:name="Object235" text:anchor-type="as-char" svg:y="-0.1484in" svg:width="0.652in" svg:height="0.1839in" draw:z-index="78"><draw:object xlink:href="./Object 235" xlink:type="simple" xlink:show="embed" xlink:actuate="onLoad"/><draw:image xlink:href="./ObjectReplacements/Object 235" xlink:type="simple" xlink:show="embed" xlink:actuate="onLoad"/></draw:frame>so the symmetry of this deeply anti-symmetric object actually is exactly what you need to define this symmetric part of <draw:frame draw:style-name="fr4" draw:name="Object236" text:anchor-type="as-char" svg:y="-0.1484in" svg:width="0.3457in" svg:height="0.1839in" draw:z-index="79"><draw:object xlink:href="./Object 236" xlink:type="simple" xlink:show="embed" xlink:actuate="onLoad"/><draw:image xlink:href="./ObjectReplacements/Object 236" xlink:type="simple" xlink:show="embed" xlink:actuate="onLoad"/></draw:frame>because the two minus signs cancel when you make this movement in other words you start with:</text:p>
      <text:p text:style-name="P47"/>
      <table:table table:name="Table20" table:style-name="Table20">
        <table:table-column table:style-name="Table20.A"/>
        <table:table-column table:style-name="Table20.B"/>
        <table:table-header-rows>
          <table:table-row>
            <table:table-cell table:style-name="Table20.A1" office:value-type="string">
              <text:p text:style-name="P49"><draw:frame draw:style-name="fr4" draw:name="Object237" text:anchor-type="as-char" svg:y="-0.1854in" svg:width="2.7299in" svg:height="0.2307in" draw:z-index="91"><draw:object xlink:href="./Object 237" xlink:type="simple" xlink:show="embed" xlink:actuate="onLoad"/><draw:image xlink:href="./ObjectReplacements/Object 237" xlink:type="simple" xlink:show="embed" xlink:actuate="onLoad"/><svg:desc>formula</svg:desc></draw:frame></text:p>
            </table:table-cell>
            <table:table-cell table:style-name="Table20.A1" office:value-type="string">
              <text:p text:style-name="P50">(<text:sequence text:ref-name="refText19" text:name="Text" text:formula="ooow:Text+1" style:num-format="1">20</text:sequence>)</text:p>
            </table:table-cell>
          </table:table-row>
        </table:table-header-rows>
      </table:table>
      <text:p text:style-name="P46"/>
      <text:p text:style-name="Standard"><text:span text:style-name="T44">Y</text:span>ou've switched<draw:frame draw:style-name="fr4" draw:name="Object238" text:anchor-type="as-char" svg:y="-0.1484in" svg:width="0.2071in" svg:height="0.1839in" draw:z-index="80"><draw:object xlink:href="./Object 238" xlink:type="simple" xlink:show="embed" xlink:actuate="onLoad"/><draw:image xlink:href="./ObjectReplacements/Object 238" xlink:type="simple" xlink:show="embed" xlink:actuate="onLoad"/></draw:frame><text:span text:style-name="T44">which </text:span>is <text:span text:style-name="T44">to the right </text:span>and now<draw:frame draw:style-name="fr4" draw:name="Object239" text:anchor-type="as-char" svg:y="-0.1484in" svg:width="0.2071in" svg:height="0.1839in" draw:z-index="82"><draw:object xlink:href="./Object 239" xlink:type="simple" xlink:show="embed" xlink:actuate="onLoad"/><draw:image xlink:href="./ObjectReplacements/Object 239" xlink:type="simple" xlink:show="embed" xlink:actuate="onLoad"/></draw:frame>is on the left side and obviously you switched<draw:frame draw:style-name="fr4" draw:name="Object240" text:anchor-type="as-char" svg:y="-0.1484in" svg:width="0.2071in" svg:height="0.1839in" draw:z-index="83"><draw:object xlink:href="./Object 240" xlink:type="simple" xlink:show="embed" xlink:actuate="onLoad"/><draw:image xlink:href="./ObjectReplacements/Object 240" xlink:type="simple" xlink:show="embed" xlink:actuate="onLoad"/></draw:frame><text:span text:style-name="T44">and</text:span><text:span text:style-name="T44"><draw:frame draw:style-name="fr4" draw:name="Object241" text:anchor-type="as-char" svg:y="-0.1484in" svg:width="0.2016in" svg:height="0.1839in" draw:z-index="84"><draw:object xlink:href="./Object 241" xlink:type="simple" xlink:show="embed" xlink:actuate="onLoad"/><draw:image xlink:href="./ObjectReplacements/Object 241" xlink:type="simple" xlink:show="embed" xlink:actuate="onLoad"/></draw:frame></text:span>and the sign didn't change so that is symmetric, that's the symmetric part of the product and we define it to be this completely anti-symmetric object which is interesting. <text:span text:style-name="T46">T</text:span>hen we learned that we just figured out that the grade one part is equal to this vector<draw:frame draw:style-name="fr4" draw:name="Object242" text:anchor-type="as-char" svg:y="-0.152in" svg:width="1.1862in" svg:height="0.1992in" draw:z-index="88"><draw:object xlink:href="./Object 242" xlink:type="simple" xlink:show="embed" xlink:actuate="onLoad"/><draw:image xlink:href="./ObjectReplacements/Object 242" xlink:type="simple" xlink:show="embed" xlink:actuate="onLoad"/></draw:frame>. <text:span text:style-name="T44">T</text:span>hat is the mechanics of proving how you do multiplication of a vector and a bi-vector so we could spend a little bit of time interpreting what this object is. <text:span text:style-name="T44">T</text:span>his object<draw:frame draw:style-name="fr4" draw:name="Object243" text:anchor-type="as-char" svg:y="-0.1484in" svg:width="0.652in" svg:height="0.1839in" draw:z-index="90"><draw:object xlink:href="./Object 243" xlink:type="simple" xlink:show="embed" xlink:actuate="onLoad"/><draw:image xlink:href="./ObjectReplacements/Object 243" xlink:type="simple" xlink:show="embed" xlink:actuate="onLoad"/></draw:frame><text:span text:style-name="T44">is</text:span> easy to interpret, it's a fully anti-symmetric thing we consider this a little unit of three volume so it's a three-dimensional <text:a xlink:type="simple" xlink:href="https://en.wikipedia.org/wiki/Parallelepiped" text:style-name="Internet_20_link" text:visited-style-name="Visited_20_Internet_20_Link"><text:span text:style-name="T44">Parallelepiped</text:span></text:a> living in four-dimensional space and that's how we choose to interpret this thing.</text:p>
      <text:p text:style-name="P48"/>
      <text:p text:style-name="P51"><text:span text:style-name="T45">N</text:span>ow that interpretation is a bit of a risk because all it <text:span text:style-name="T46">i</text:span>s, is an algebraic object but we've learned that there's this geometric thing that is very aligned with this algebraic construction and so we just go ahead and we make that interpretation just like we did for a bi-vector. <text:span text:style-name="T46">T</text:span>his guy<draw:frame draw:style-name="fr4" draw:name="Object244" text:anchor-type="as-char" svg:y="-0.152in" svg:width="1.1862in" svg:height="0.1992in" draw:z-index="249"><draw:object xlink:href="./Object 244" xlink:type="simple" xlink:show="embed" xlink:actuate="onLoad"/><draw:image xlink:href="./ObjectReplacements/Object 244" xlink:type="simple" xlink:show="embed" xlink:actuate="onLoad"/><svg:desc>formula</svg:desc></draw:frame><text:span text:style-name="T46">is </text:span>not so <text:span text:style-name="T46">easy to interpret, </text:span>it's the projection of<draw:frame draw:style-name="fr2" draw:name="Object245" text:anchor-type="as-char" svg:y="-0.1484in" svg:width="0.2016in" svg:height="0.1839in" draw:z-index="250"><draw:object xlink:href="./Object 245" xlink:type="simple" xlink:show="embed" xlink:actuate="onLoad"/><draw:image xlink:href="./ObjectReplacements/Object 245" xlink:type="simple" xlink:show="embed" xlink:actuate="onLoad"/></draw:frame>on part of<draw:frame draw:style-name="fr2" draw:name="Object246" text:anchor-type="as-char" svg:y="-0.1484in" svg:width="0.2071in" svg:height="0.1839in" draw:z-index="251"><draw:object xlink:href="./Object 246" xlink:type="simple" xlink:show="embed" xlink:actuate="onLoad"/><draw:image xlink:href="./ObjectReplacements/Object 246" xlink:type="simple" xlink:show="embed" xlink:actuate="onLoad"/></draw:frame>in the direction of<draw:frame draw:style-name="fr2" draw:name="Object247" text:anchor-type="as-char" svg:y="-0.1484in" svg:width="0.1665in" svg:height="0.1839in" draw:z-index="252"><draw:object xlink:href="./Object 247" xlink:type="simple" xlink:show="embed" xlink:actuate="onLoad"/><draw:image xlink:href="./ObjectReplacements/Object 247" xlink:type="simple" xlink:show="embed" xlink:actuate="onLoad"/></draw:frame>and the projection of<draw:frame draw:style-name="fr2" draw:name="Object248" text:anchor-type="as-char" svg:y="-0.1484in" svg:width="0.2016in" svg:height="0.1839in" draw:z-index="253"><draw:object xlink:href="./Object 248" xlink:type="simple" xlink:show="embed" xlink:actuate="onLoad"/><draw:image xlink:href="./ObjectReplacements/Object 248" xlink:type="simple" xlink:show="embed" xlink:actuate="onLoad"/></draw:frame>on part of<draw:frame draw:style-name="fr2" draw:name="Object249" text:anchor-type="as-char" svg:y="-0.1484in" svg:width="0.2071in" svg:height="0.1839in" draw:z-index="254"><draw:object xlink:href="./Object 249" xlink:type="simple" xlink:show="embed" xlink:actuate="onLoad"/><draw:image xlink:href="./ObjectReplacements/Object 249" xlink:type="simple" xlink:show="embed" xlink:actuate="onLoad"/></draw:frame>in the direction of<draw:frame draw:style-name="fr2" draw:name="Object250" text:anchor-type="as-char" svg:y="-0.1484in" svg:width="0.1646in" svg:height="0.1839in" draw:z-index="255"><draw:object xlink:href="./Object 250" xlink:type="simple" xlink:show="embed" xlink:actuate="onLoad"/><draw:image xlink:href="./ObjectReplacements/Object 250" xlink:type="simple" xlink:show="embed" xlink:actuate="onLoad"/></draw:frame>and there's that minus sign between them so how do we interpret this? </text:p>
      <text:p text:style-name="P51"/>
      <text:p text:style-name="P51"><draw:frame draw:style-name="fr1" draw:name="Frame2" text:anchor-type="paragraph" svg:width="2.5in" draw:z-index="256"><draw:text-box fo:min-height="2.278in"><draw:frame draw:style-name="fr3" draw:name="Object279" text:anchor-type="frame" svg:x="0.4626in" svg:y="1.1701in" svg:width="0.1382in" svg:height="0.1228in" draw:z-index="292"><draw:object xlink:href="./Object 279" xlink:type="simple" xlink:show="embed" xlink:actuate="onLoad"/><draw:image xlink:href="./ObjectReplacements/Object 279" xlink:type="simple" xlink:show="embed" xlink:actuate="onLoad"/><svg:desc>formula</svg:desc></draw:frame><draw:frame draw:style-name="fr3" draw:name="Object264" text:anchor-type="frame" svg:x="0.75in" svg:y="1.1689in" svg:width="0.1382in" svg:height="0.1228in" draw:z-index="275"><draw:object xlink:href="./Object 264" xlink:type="simple" xlink:show="embed" xlink:actuate="onLoad"/><draw:image xlink:href="./ObjectReplacements/Object 264" xlink:type="simple" xlink:show="embed" xlink:actuate="onLoad"/><svg:desc>formula</svg:desc></draw:frame><draw:frame draw:style-name="fr3" draw:name="Object260" text:anchor-type="frame" svg:x="0.4693in" svg:y="1.6618in" svg:width="1.528in" svg:height="0.261in" draw:z-index="270"><draw:object xlink:href="./Object 260" xlink:type="simple" xlink:show="embed" xlink:actuate="onLoad"/><draw:image xlink:href="./ObjectReplacements/Object 260" xlink:type="simple" xlink:show="embed" xlink:actuate="onLoad"/><svg:desc>formula</svg:desc></draw:frame><draw:frame draw:style-name="fr3" draw:name="Object253" text:anchor-type="frame" svg:x="0.7339in" svg:y="0.2929in" svg:width="0.1374in" svg:height="0.1228in" draw:z-index="263"><draw:object xlink:href="./Object 253" xlink:type="simple" xlink:show="embed" xlink:actuate="onLoad"/><draw:image xlink:href="./ObjectReplacements/Object 253" xlink:type="simple" xlink:show="embed" xlink:actuate="onLoad"/><svg:desc>formula</svg:desc></draw:frame><draw:frame draw:style-name="fr3" draw:name="Object252" text:anchor-type="frame" svg:x="1.2043in" svg:y="1.1689in" svg:width="0.1661in" svg:height="0.139in" draw:z-index="261"><draw:object xlink:href="./Object 252" xlink:type="simple" xlink:show="embed" xlink:actuate="onLoad"/><draw:image xlink:href="./ObjectReplacements/Object 252" xlink:type="simple" xlink:show="embed" xlink:actuate="onLoad"/><svg:desc>formula</svg:desc></draw:frame><draw:frame draw:style-name="fr3" draw:name="Object251" text:anchor-type="frame" svg:x="0.9866in" svg:y="0.5654in" svg:width="0.1665in" svg:height="0.139in" draw:z-index="260"><draw:object xlink:href="./Object 251" xlink:type="simple" xlink:show="embed" xlink:actuate="onLoad"/><draw:image xlink:href="./ObjectReplacements/Object 251" xlink:type="simple" xlink:show="embed" xlink:actuate="onLoad"/></draw:frame><text:p text:style-name="Frame_20_contents"><draw:custom-shape text:anchor-type="paragraph" draw:z-index="257" draw:name="Shape3" draw:style-name="gr6" draw:text-style-name="P60" svg:width="1.3205in" svg:height="0.785in" svg:x="0.6744in" svg:y="0.3244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258" draw:name="Shape4_0" draw:style-name="gr5" draw:text-style-name="P59" svg:x1="1.9945in" svg:y1="0.3244in" svg:x2="1in" svg:y2="0.3236in"><text:p/></draw:line><draw:line text:anchor-type="paragraph" draw:z-index="259" draw:name="Shape5" draw:style-name="gr5" draw:text-style-name="P59" svg:x1="1.6626in" svg:y1="1.1098in" svg:x2="1.9945in" svg:y2="0.3244in"><text:p/></draw:line><draw:line text:anchor-type="paragraph" draw:z-index="262" draw:name="Shape6" draw:style-name="gr4" draw:text-style-name="P59" svg:x1="0.6744in" svg:y1="1.1091in" svg:x2="0.8551in" svg:y2="0.0598in"><text:p/></draw:line><draw:line text:anchor-type="paragraph" draw:z-index="274" draw:name="Shape7" draw:style-name="gr3" draw:text-style-name="P59" svg:x1="0.8547in" svg:y1="0.0598in" svg:x2="0.8547in" svg:y2="1.1091in"><text:p/></draw:line><draw:line text:anchor-type="paragraph" draw:z-index="284" draw:name="Shape8" draw:style-name="gr1" draw:text-style-name="P59" svg:x1="0.6744in" svg:y1="1.1091in" svg:x2="0.798in" svg:y2="0.8118in"><text:p/></draw:line><draw:line text:anchor-type="paragraph" draw:z-index="291" draw:name="Shape9" draw:style-name="gr2" draw:text-style-name="P59" svg:x1="0.674in" svg:y1="1.1091in" svg:x2="0.3402in" svg:y2="1.1106in"><text:p/></draw:line><draw:line text:anchor-type="paragraph" draw:z-index="294" draw:name="Shape10" draw:style-name="gr1" draw:text-style-name="P59" svg:x1="0.674in" svg:y1="1.1091in" svg:x2="0.4638in" svg:y2="0.8291in"><text:p/></draw:line></text:p></draw:text-box></draw:frame></text:p>
      <text:p text:style-name="P52"><text:span text:style-name="T46">L</text:span>et's talk about that for a moment so let's do the setup here. <text:span text:style-name="T47">H</text:span>ere's the plane element<draw:frame draw:style-name="fr2" draw:name="Object254" text:anchor-type="as-char" svg:y="-0.1484in" svg:width="0.4811in" svg:height="0.2091in" draw:z-index="264"><draw:object xlink:href="./Object 254" xlink:type="simple" xlink:show="embed" xlink:actuate="onLoad"/><draw:image xlink:href="./ObjectReplacements/Object 254" xlink:type="simple" xlink:show="embed" xlink:actuate="onLoad"/></draw:frame>, this is the bi-vector, I've even got to have its circulation, it's a unit b<text:span text:style-name="T47">i-</text:span>vector, it's a basis b<text:span text:style-name="T47">i-</text:span>vector and we want to take the space-time product of<draw:frame draw:style-name="fr2" draw:name="Object255" text:anchor-type="as-char" svg:y="-0.1484in" svg:width="0.4811in" svg:height="0.2091in" draw:z-index="265"><draw:object xlink:href="./Object 255" xlink:type="simple" xlink:show="embed" xlink:actuate="onLoad"/><draw:image xlink:href="./ObjectReplacements/Object 255" xlink:type="simple" xlink:show="embed" xlink:actuate="onLoad"/><svg:desc>formula</svg:desc></draw:frame><text:span text:style-name="T47">w</text:span>ith this vector<draw:frame draw:style-name="fr2" draw:name="Object256" text:anchor-type="as-char" svg:y="-0.1484in" svg:width="0.1665in" svg:height="0.1839in" draw:z-index="266"><draw:object xlink:href="./Object 256" xlink:type="simple" xlink:show="embed" xlink:actuate="onLoad"/><draw:image xlink:href="./ObjectReplacements/Object 256" xlink:type="simple" xlink:show="embed" xlink:actuate="onLoad"/></draw:frame>so we're looking for<draw:frame draw:style-name="fr2" draw:name="Object257" text:anchor-type="as-char" svg:y="-0.152in" svg:width="0.7063in" svg:height="0.2126in" draw:z-index="267"><draw:object xlink:href="./Object 257" xlink:type="simple" xlink:show="embed" xlink:actuate="onLoad"/><draw:image xlink:href="./ObjectReplacements/Object 257" xlink:type="simple" xlink:show="embed" xlink:actuate="onLoad"/><svg:desc>formula</svg:desc></draw:frame>that's equivalent to<draw:frame draw:style-name="fr2" draw:name="Object258" text:anchor-type="as-char" svg:y="-0.1484in" svg:width="0.311in" svg:height="0.1839in" draw:z-index="268"><draw:object xlink:href="./Object 258" xlink:type="simple" xlink:show="embed" xlink:actuate="onLoad"/><draw:image xlink:href="./ObjectReplacements/Object 258" xlink:type="simple" xlink:show="embed" xlink:actuate="onLoad"/></draw:frame>in our previous analysis so this is geometric objects so you want to think well what could this be? <text:span text:style-name="T48">W</text:span>ell you got a vector and a plane so what are the interesting things that can happen to a vector in a plane well the vector could be in the plane or it could be out of the plane and the way I've depicted it here it's out of the plane and you know it's out of the plane <text:soft-page-break/>because I have a<draw:frame draw:style-name="fr2" draw:name="Object259" text:anchor-type="as-char" svg:y="-0.1484in" svg:width="0.2118in" svg:height="0.2091in" draw:z-index="269"><draw:object xlink:href="./Object 259" xlink:type="simple" xlink:show="embed" xlink:actuate="onLoad"/><draw:image xlink:href="./ObjectReplacements/Object 259" xlink:type="simple" xlink:show="embed" xlink:actuate="onLoad"/></draw:frame>component but this <text:span text:style-name="T48">first part is </text:span>actually in the plane so there is that question of its projection so we know that our formula is:</text:p>
      <text:p text:style-name="P52"/>
      <table:table table:name="Table21" table:style-name="Table21">
        <table:table-column table:style-name="Table21.A"/>
        <table:table-column table:style-name="Table21.B"/>
        <table:table-header-rows>
          <table:table-row>
            <table:table-cell table:style-name="Table21.A1" office:value-type="string">
              <text:p text:style-name="P49"><draw:frame draw:style-name="fr4" draw:name="Object261" text:anchor-type="as-char" svg:y="-0.1898in" svg:width="3.0043in" svg:height="0.2654in" draw:z-index="271"><draw:object xlink:href="./Object 261" xlink:type="simple" xlink:show="embed" xlink:actuate="onLoad"/><draw:image xlink:href="./ObjectReplacements/Object 261" xlink:type="simple" xlink:show="embed" xlink:actuate="onLoad"/><svg:desc>formula</svg:desc></draw:frame></text:p>
            </table:table-cell>
            <table:table-cell table:style-name="Table21.A1" office:value-type="string">
              <text:p text:style-name="P50">(<text:sequence text:ref-name="refText20" text:name="Text" text:formula="ooow:Text+1" style:num-format="1">21</text:sequence>)</text:p>
            </table:table-cell>
          </table:table-row>
        </table:table-header-rows>
      </table:table>
      <text:p text:style-name="P52"/>
      <text:p text:style-name="P53"><text:span text:style-name="T49">W</text:span>hat is this first term? <text:span text:style-name="T49">I</text:span>t's the projection of<draw:frame draw:style-name="fr2" draw:name="Object262" text:anchor-type="as-char" svg:y="-0.1484in" svg:width="0.1665in" svg:height="0.1839in" draw:z-index="272"><draw:object xlink:href="./Object 262" xlink:type="simple" xlink:show="embed" xlink:actuate="onLoad"/><draw:image xlink:href="./ObjectReplacements/Object 262" xlink:type="simple" xlink:show="embed" xlink:actuate="onLoad"/></draw:frame>on<draw:frame draw:style-name="fr2" draw:name="Object263" text:anchor-type="as-char" svg:y="-0.1484in" svg:width="0.2102in" svg:height="0.2091in" draw:z-index="273"><draw:object xlink:href="./Object 263" xlink:type="simple" xlink:show="embed" xlink:actuate="onLoad"/><draw:image xlink:href="./ObjectReplacements/Object 263" xlink:type="simple" xlink:show="embed" xlink:actuate="onLoad"/></draw:frame>which I guess we could draw as the projection of<draw:frame draw:style-name="fr2" draw:name="Object265" text:anchor-type="as-char" svg:y="-0.1484in" svg:width="0.1665in" svg:height="0.1839in" draw:z-index="276"><draw:object xlink:href="./Object 265" xlink:type="simple" xlink:show="embed" xlink:actuate="onLoad"/><draw:image xlink:href="./ObjectReplacements/Object 265" xlink:type="simple" xlink:show="embed" xlink:actuate="onLoad"/><svg:desc>formula</svg:desc></draw:frame>on<draw:frame draw:style-name="fr2" draw:name="Object266" text:anchor-type="as-char" svg:y="-0.1484in" svg:width="0.2102in" svg:height="0.2091in" draw:z-index="277"><draw:object xlink:href="./Object 266" xlink:type="simple" xlink:show="embed" xlink:actuate="onLoad"/><draw:image xlink:href="./ObjectReplacements/Object 266" xlink:type="simple" xlink:show="embed" xlink:actuate="onLoad"/><svg:desc>formula</svg:desc></draw:frame>would be something like that <text:span text:style-name="T49">(in green)</text:span> and that distance should presumably be<draw:frame draw:style-name="fr2" draw:name="Object267" text:anchor-type="as-char" svg:y="-0.1484in" svg:width="0.1673in" svg:height="0.1839in" draw:z-index="278"><draw:object xlink:href="./Object 267" xlink:type="simple" xlink:show="embed" xlink:actuate="onLoad"/><draw:image xlink:href="./ObjectReplacements/Object 267" xlink:type="simple" xlink:show="embed" xlink:actuate="onLoad"/></draw:frame>but that's just a number, that's the number<draw:frame draw:style-name="fr2" draw:name="Object268" text:anchor-type="as-char" svg:y="-0.1484in" svg:width="0.1673in" svg:height="0.1839in" draw:z-index="279"><draw:object xlink:href="./Object 268" xlink:type="simple" xlink:show="embed" xlink:actuate="onLoad"/><draw:image xlink:href="./ObjectReplacements/Object 268" xlink:type="simple" xlink:show="embed" xlink:actuate="onLoad"/></draw:frame>but it's in the direction of<draw:frame draw:style-name="fr2" draw:name="Object269" text:anchor-type="as-char" svg:y="-0.1484in" svg:width="0.211in" svg:height="0.2091in" draw:z-index="280"><draw:object xlink:href="./Object 269" xlink:type="simple" xlink:show="embed" xlink:actuate="onLoad"/><draw:image xlink:href="./ObjectReplacements/Object 269" xlink:type="simple" xlink:show="embed" xlink:actuate="onLoad"/></draw:frame>, it's a vector now in the direction of<draw:frame draw:style-name="fr2" draw:name="Object270" text:anchor-type="as-char" svg:y="-0.1484in" svg:width="0.211in" svg:height="0.2091in" draw:z-index="281"><draw:object xlink:href="./Object 270" xlink:type="simple" xlink:show="embed" xlink:actuate="onLoad"/><draw:image xlink:href="./ObjectReplacements/Object 270" xlink:type="simple" xlink:show="embed" xlink:actuate="onLoad"/><svg:desc>formula</svg:desc></draw:frame> so I take<draw:frame draw:style-name="fr2" draw:name="Object271" text:anchor-type="as-char" svg:y="-0.1484in" svg:width="0.1673in" svg:height="0.1839in" draw:z-index="282"><draw:object xlink:href="./Object 271" xlink:type="simple" xlink:show="embed" xlink:actuate="onLoad"/><draw:image xlink:href="./ObjectReplacements/Object 271" xlink:type="simple" xlink:show="embed" xlink:actuate="onLoad"/></draw:frame>and I push it in the<draw:frame draw:style-name="fr2" draw:name="Object272" text:anchor-type="as-char" svg:y="-0.1484in" svg:width="0.211in" svg:height="0.2091in" draw:z-index="283"><draw:object xlink:href="./Object 272" xlink:type="simple" xlink:show="embed" xlink:actuate="onLoad"/><draw:image xlink:href="./ObjectReplacements/Object 272" xlink:type="simple" xlink:show="embed" xlink:actuate="onLoad"/><svg:desc>formula</svg:desc></draw:frame><text:span text:style-name="T49">d</text:span>irection and then it's minus<draw:frame draw:style-name="fr2" draw:name="Object273" text:anchor-type="as-char" svg:y="-0.152in" svg:width="0.622in" svg:height="0.2126in" draw:z-index="285"><draw:object xlink:href="./Object 273" xlink:type="simple" xlink:show="embed" xlink:actuate="onLoad"/><draw:image xlink:href="./ObjectReplacements/Object 273" xlink:type="simple" xlink:show="embed" xlink:actuate="onLoad"/></draw:frame><text:span text:style-name="T50">and</text:span><draw:frame draw:style-name="fr2" draw:name="Object274" text:anchor-type="as-char" svg:y="-0.1484in" svg:width="0.3528in" svg:height="0.2091in" draw:z-index="286"><draw:object xlink:href="./Object 274" xlink:type="simple" xlink:show="embed" xlink:actuate="onLoad"/><draw:image xlink:href="./ObjectReplacements/Object 274" xlink:type="simple" xlink:show="embed" xlink:actuate="onLoad"/></draw:frame><text:span text:style-name="T50">i</text:span>s some other number but it's whatever number it is, it's some projection on this axis here<draw:frame draw:style-name="fr2" draw:name="Object275" text:anchor-type="as-char" svg:y="-0.1484in" svg:width="0.211in" svg:height="0.2091in" draw:z-index="287"><draw:object xlink:href="./Object 275" xlink:type="simple" xlink:show="embed" xlink:actuate="onLoad"/><draw:image xlink:href="./ObjectReplacements/Object 275" xlink:type="simple" xlink:show="embed" xlink:actuate="onLoad"/></draw:frame>but we projected actually minus on<draw:frame draw:style-name="fr2" draw:name="Object276" text:anchor-type="as-char" svg:y="-0.1484in" svg:width="0.2102in" svg:height="0.2091in" draw:z-index="288"><draw:object xlink:href="./Object 276" xlink:type="simple" xlink:show="embed" xlink:actuate="onLoad"/><draw:image xlink:href="./ObjectReplacements/Object 276" xlink:type="simple" xlink:show="embed" xlink:actuate="onLoad"/><svg:desc>formula</svg:desc></draw:frame>so we project it onto<draw:frame draw:style-name="fr2" draw:name="Object277" text:anchor-type="as-char" svg:y="-0.1484in" svg:width="0.2102in" svg:height="0.2091in" draw:z-index="289"><draw:object xlink:href="./Object 277" xlink:type="simple" xlink:show="embed" xlink:actuate="onLoad"/><draw:image xlink:href="./ObjectReplacements/Object 277" xlink:type="simple" xlink:show="embed" xlink:actuate="onLoad"/><svg:desc>formula</svg:desc></draw:frame>and then we get this minus sign so we switch the sign so we end up with a<text:span text:style-name="T50">n</text:span> amount<draw:frame draw:style-name="fr2" draw:name="Object278" text:anchor-type="as-char" svg:y="-0.1484in" svg:width="0.1673in" svg:height="0.1839in" draw:z-index="290"><draw:object xlink:href="./Object 278" xlink:type="simple" xlink:show="embed" xlink:actuate="onLoad"/><draw:image xlink:href="./ObjectReplacements/Object 278" xlink:type="simple" xlink:show="embed" xlink:actuate="onLoad"/></draw:frame>over this way and we add those things together and we get something that's in the plane,</text:p>
      <text:p text:style-name="P54">you'll notice that this result <text:sequence-ref text:reference-format="text" text:ref-name="refText20">(21)</text:sequence-ref><text:s/>is in the plane so this space-time product is, if nothing else, projected this vector<draw:frame draw:style-name="fr2" draw:name="Object280" text:anchor-type="as-char" svg:y="-0.1484in" svg:width="0.1665in" svg:height="0.1839in" draw:z-index="293"><draw:object xlink:href="./Object 280" xlink:type="simple" xlink:show="embed" xlink:actuate="onLoad"/><draw:image xlink:href="./ObjectReplacements/Object 280" xlink:type="simple" xlink:show="embed" xlink:actuate="onLoad"/></draw:frame>into the plane but notice that <text:span text:style-name="T51">the </text:span>minus sign really throws us for a loop because if it was simply a projection in the plane it would have just dropped into the plane and we would have gotten some vector <text:span text:style-name="T51">in the plane </text:span>but we didn't, we got a vector like that but then rotated by 90<text:span text:style-name="T52">º.</text:span></text:p>
      <text:p text:style-name="P54"><text:span text:style-name="T52"/></text:p>
      <text:p text:style-name="P55"><text:span text:style-name="T54">T</text:span>his space-time product captures several things it captures the projection of the vector into the plane that is identified by the bi-vector but it also captures the orientation the circulation of the bi-vector by rotating it so all the essence of the bi-vector is captured and preserved in this space-time product you lose this component, this orthogonal component in this case but you still capture the circulation now in principle we're in four-dimensional space so we could have had a<draw:frame draw:style-name="fr2" draw:name="Object281" text:anchor-type="as-char" svg:y="-0.1484in" svg:width="0.3244in" svg:height="0.2091in" draw:z-index="295"><draw:object xlink:href="./Object 281" xlink:type="simple" xlink:show="embed" xlink:actuate="onLoad"/><draw:image xlink:href="./ObjectReplacements/Object 281" xlink:type="simple" xlink:show="embed" xlink:actuate="onLoad"/></draw:frame>here but that would have been lost also because you'll notice that this equation <text:sequence-ref text:reference-format="text" text:ref-name="refText20">(21)</text:sequence-ref><text:s/>doesn't change at all, it's just the projection into the bi-vector parts so it doesn't matter how many other dimensions you have you could have<draw:frame draw:style-name="fr2" draw:name="Object282" text:anchor-type="as-char" svg:y="-0.1484in" svg:width="0.2165in" svg:height="0.2091in" draw:z-index="296"><draw:object xlink:href="./Object 282" xlink:type="simple" xlink:show="embed" xlink:actuate="onLoad"/><draw:image xlink:href="./ObjectReplacements/Object 282" xlink:type="simple" xlink:show="embed" xlink:actuate="onLoad"/></draw:frame>,, <draw:frame draw:style-name="fr2" draw:name="Object284" text:anchor-type="as-char" svg:y="-0.1484in" svg:width="0.2134in" svg:height="0.2091in" draw:z-index="297"><draw:object xlink:href="./Object 284" xlink:type="simple" xlink:show="embed" xlink:actuate="onLoad"/><draw:image xlink:href="./ObjectReplacements/Object 284" xlink:type="simple" xlink:show="embed" xlink:actuate="onLoad"/><svg:desc>formula</svg:desc></draw:frame>forever and ever, they'd all be gone, you're still just projecting into the plane element so that's a way of interpreting this space-time product through this geometry and in fact when you study Geometric algebra in simply three dimensions you know this is a big deal, it's introduced very early but it's really no different, it's the same in all <text:span text:style-name="T54">d</text:span>imensions you'll notice that the metric doesn't appear here so the fact that this is Minkowski doesn't seem to matter much for this interpretation.</text:p>
      <text:p text:style-name="P55"/>
      <text:p text:style-name="P55"><text:span text:style-name="T54">T</text:span>hat's an interpretation of this space-time product, it's a projection of the vector into the plane and then rotated 90<text:span text:style-name="T53">º</text:span> degrees in the direction of the circulation of the plane that's the resulting vector that you get really sweet. <text:span text:style-name="T54">W</text:span>ait though, I should be a little bit more careful this is literally<draw:frame draw:style-name="fr2" draw:name="Object285" text:anchor-type="as-char" svg:y="-0.1484in" svg:width="0.3484in" svg:height="0.1839in" draw:z-index="300"><draw:object xlink:href="./Object 285" xlink:type="simple" xlink:show="embed" xlink:actuate="onLoad"/><draw:image xlink:href="./ObjectReplacements/Object 285" xlink:type="simple" xlink:show="embed" xlink:actuate="onLoad"/></draw:frame>the grade one part of that space-time product, the full space-time product if I had written it down correctly would have been <text:sequence-ref text:reference-format="text" text:ref-name="refText20">(21)</text:sequence-ref><text:s/><text:span text:style-name="T55">pl</text:span>us<draw:frame draw:style-name="fr2" draw:name="Object286" text:anchor-type="as-char" svg:y="-0.1484in" svg:width="0.4335in" svg:height="0.1839in" draw:z-index="302"><draw:object xlink:href="./Object 286" xlink:type="simple" xlink:show="embed" xlink:actuate="onLoad"/><draw:image xlink:href="./ObjectReplacements/Object 286" xlink:type="simple" xlink:show="embed" xlink:actuate="onLoad"/></draw:frame>which would be, the way I've written it, <draw:frame draw:style-name="fr2" draw:name="Object287" text:anchor-type="as-char" svg:y="-0.1484in" svg:width="0.7083in" svg:height="0.2091in" draw:z-index="301"><draw:object xlink:href="./Object 287" xlink:type="simple" xlink:show="embed" xlink:actuate="onLoad"/><draw:image xlink:href="./ObjectReplacements/Object 287" xlink:type="simple" xlink:show="embed" xlink:actuate="onLoad"/><svg:desc>formula</svg:desc></draw:frame>something like that if<draw:frame draw:style-name="fr2" draw:name="Object288" text:anchor-type="as-char" svg:y="-0.1484in" svg:width="0.748in" svg:height="0.2091in" draw:z-index="303"><draw:object xlink:href="./Object 288" xlink:type="simple" xlink:show="embed" xlink:actuate="onLoad"/><draw:image xlink:href="./ObjectReplacements/Object 288" xlink:type="simple" xlink:show="embed" xlink:actuate="onLoad"/></draw:frame>which is it, <text:span text:style-name="T55">there is </text:span>also that part so the space-time product part has the grade one part and the grade three part so I'm talking about how to interpret just the grade one part so this whole thing is asking the question, how do we understand the grade one part of the space-time product? <text:span text:style-name="T55">W</text:span>e already know how to understand the grade three part this is just going to be the well while we're here we might as well draw it out right this is just going to be the full <text:span text:style-name="T55">P</text:span>arallel<text:span text:style-name="T55">epiped</text:span> that you get between all of these vectors.</text:p>
      <text:p text:style-name="P56"/>
      <text:p text:style-name="Standard"><text:span text:style-name="T56">M</text:span>y previous story would have been completely correct if I had a <text:span text:style-name="T56">dot</text:span> there<draw:frame draw:style-name="fr2" draw:name="Object289" text:anchor-type="as-char" svg:y="-0.1484in" svg:width="0.3484in" svg:height="0.1839in" draw:z-index="298"><draw:object xlink:href="./Object 289" xlink:type="simple" xlink:show="embed" xlink:actuate="onLoad"/><draw:image xlink:href="./ObjectReplacements/Object 289" xlink:type="simple" xlink:show="embed" xlink:actuate="onLoad"/></draw:frame>but now I'm blowing it up to include the full <text:span text:style-name="T1">space-time</text:span> product<draw:frame draw:style-name="fr2" draw:name="Object290" text:anchor-type="as-char" svg:y="-0.1484in" svg:width="0.311in" svg:height="0.1839in" draw:z-index="299"><draw:object xlink:href="./Object 290" xlink:type="simple" xlink:show="embed" xlink:actuate="onLoad"/><draw:image xlink:href="./ObjectReplacements/Object 290" xlink:type="simple" xlink:show="embed" xlink:actuate="onLoad"/></draw:frame>which includes this wedge product part, so we're going to leave it there for now. <text:span text:style-name="T56">W</text:span>e still all we've done though is, just to be clear, all we now know how to do is we can multiply vectors with each other, we can multiply vectors and scalars with each other we can multiply b<text:span text:style-name="T56">i-</text:span>vectors and scalars and now we can multiply vectors and b<text:span text:style-name="T56">i-</text:span>vectors. <text:span text:style-name="T56">T</text:span>here's still a few <text:soft-page-break/>other things to do but we're not going to go into these demonstrations quite as deeply we're just going to talk about them in generality and we'll do that in our next lesson so I'll see you next ti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marker draw:name="Arrow" svg:viewBox="0 0 20 30" svg:d="M10 0l-10 30h20z"/>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1-14T19:07:46.274000000</meta:creation-date>
    <meta:editing-cycles>44</meta:editing-cycles>
    <meta:editing-duration>PT13H3M40S</meta:editing-duration>
    <dc:subject>QED Prerequisites</dc:subject>
    <meta:keyword>XylyXylyX</meta:keyword>
    <dc:title>Geometric Algebra: Multivectors</dc:title>
    <dc:date>2024-01-20T20:27:13.543000000</dc:date>
    <dc:creator>Daniel Volinski</dc:creator>
    <meta:generator>LibreOffice/6.4.5.2$Windows_X86_64 LibreOffice_project/a726b36747cf2001e06b58ad5db1aa3a9a1872d6</meta:generator>
    <meta:document-statistic meta:table-count="21" meta:image-count="0" meta:object-count="289" meta:page-count="12" meta:paragraph-count="107" meta:word-count="7009" meta:character-count="38931" meta:non-whitespace-character-count="32005"/>
  </office:meta>
</office:document-meta>
</file>

<file path=Object 1/content.xml><?xml version="1.0" encoding="utf-8"?>
<math xmlns="http://www.w3.org/1998/Math/MathML">
  <semantics>
    <msub>
      <mi>ℳ</mi>
      <mrow>
        <mn>1</mn>
        <mi>,</mi>
        <mn>3</mn>
      </mrow>
    </msub>
    <annotation encoding="StarMath 5.0">ℳ sub {1 , 3}</annotation>
  </semantics>
</math>
</file>

<file path=Object 10/content.xml><?xml version="1.0" encoding="utf-8"?>
<math xmlns="http://www.w3.org/1998/Math/MathML">
  <semantics>
    <msub>
      <mi>ℳ</mi>
      <mrow>
        <mn>1</mn>
        <mi>,</mi>
        <mn>3</mn>
      </mrow>
    </msub>
    <annotation encoding="StarMath 5.0">ℳ sub {1 , 3}</annotation>
  </semantics>
</math>
</file>

<file path=Object 100/content.xml><?xml version="1.0" encoding="utf-8"?>
<math xmlns="http://www.w3.org/1998/Math/MathML" display="block">
  <semantics>
    <mi>a</mi>
    <annotation encoding="StarMath 5.0"> a </annotation>
  </semantics>
</math>
</file>

<file path=Object 101/content.xml><?xml version="1.0" encoding="utf-8"?>
<math xmlns="http://www.w3.org/1998/Math/MathML" display="block">
  <semantics>
    <mrow>
      <mi>a</mi>
      <mo stretchy="false">∧</mo>
      <mi>a</mi>
    </mrow>
    <annotation encoding="StarMath 5.0">a and a</annotation>
  </semantics>
</math>
</file>

<file path=Object 102/content.xml><?xml version="1.0" encoding="utf-8"?>
<math xmlns="http://www.w3.org/1998/Math/MathML" display="block">
  <semantics>
    <mrow>
      <mi>a</mi>
      <mo stretchy="false">∧</mo>
      <mi>b</mi>
    </mrow>
    <annotation encoding="StarMath 5.0">a and b</annotation>
  </semantics>
</math>
</file>

<file path=Object 103/content.xml><?xml version="1.0" encoding="utf-8"?>
<math xmlns="http://www.w3.org/1998/Math/MathML">
  <semantics>
    <msub>
      <mstyle mathvariant="sans-serif">
        <mi>C</mi>
      </mstyle>
      <mrow>
        <mn>1</mn>
        <mn>3</mn>
      </mrow>
    </msub>
    <annotation encoding="StarMath 5.0">{font sans C} sub {1 3}</annotation>
  </semantics>
</math>
</file>

<file path=Object 104/content.xml><?xml version="1.0" encoding="utf-8"?>
<math xmlns="http://www.w3.org/1998/Math/MathML">
  <semantics>
    <mrow>
      <mo stretchy="false">−</mo>
      <mn>1</mn>
    </mrow>
    <annotation encoding="StarMath 5.0">-1</annotation>
  </semantics>
</math>
</file>

<file path=Object 105/content.xml><?xml version="1.0" encoding="utf-8"?>
<math xmlns="http://www.w3.org/1998/Math/MathML">
  <semantics>
    <msub>
      <mstyle mathvariant="sans-serif">
        <mi>C</mi>
      </mstyle>
      <mrow>
        <mn>1</mn>
        <mn>3</mn>
      </mrow>
    </msub>
    <annotation encoding="StarMath 5.0">{font sans C} sub {1 3}</annotation>
  </semantics>
</math>
</file>

<file path=Object 106/content.xml><?xml version="1.0" encoding="utf-8"?>
<math xmlns="http://www.w3.org/1998/Math/MathML">
  <semantics>
    <mrow>
      <mi>a</mi>
      <mo stretchy="false">∧</mo>
      <mi>b</mi>
    </mrow>
    <annotation encoding="StarMath 5.0">a and b </annotation>
  </semantics>
</math>
</file>

<file path=Object 107/content.xml><?xml version="1.0" encoding="utf-8"?>
<math xmlns="http://www.w3.org/1998/Math/MathML">
  <semantics>
    <mrow>
      <mi>c</mi>
      <mo stretchy="false">∧</mo>
      <mi>d</mi>
      <mo stretchy="false">∧</mo>
      <mi>e</mi>
    </mrow>
    <annotation encoding="StarMath 5.0">c and d and e</annotation>
  </semantics>
</math>
</file>

<file path=Object 108/content.xml><?xml version="1.0" encoding="utf-8"?>
<math xmlns="http://www.w3.org/1998/Math/MathML">
  <semantics>
    <mrow>
      <mi>f</mi>
      <mo stretchy="false">∧</mo>
      <mi>g</mi>
      <mo stretchy="false">∧</mo>
      <mi>h</mi>
      <mo stretchy="false">∧</mo>
      <mi>j</mi>
    </mrow>
    <annotation encoding="StarMath 5.0">f and g and h and j</annotation>
  </semantics>
</math>
</file>

<file path=Object 109/content.xml><?xml version="1.0" encoding="utf-8"?>
<math xmlns="http://www.w3.org/1998/Math/MathML">
  <semantics>
    <mrow>
      <mi>a</mi>
      <mo stretchy="false">∧</mo>
      <mi>b</mi>
    </mrow>
    <annotation encoding="StarMath 5.0">a and b</annotation>
  </semantics>
</math>
</file>

<file path=Object 11/content.xml><?xml version="1.0" encoding="utf-8"?>
<math xmlns="http://www.w3.org/1998/Math/MathML">
  <semantics>
    <msub>
      <mi>ℳ</mi>
      <mrow>
        <mn>1</mn>
        <mi>,</mi>
        <mn>3</mn>
      </mrow>
    </msub>
    <annotation encoding="StarMath 5.0">ℳ sub {1 , 3}</annotation>
  </semantics>
</math>
</file>

<file path=Object 110/content.xml><?xml version="1.0" encoding="utf-8"?>
<math xmlns="http://www.w3.org/1998/Math/MathML">
  <semantics>
    <mrow>
      <mi>c</mi>
      <mo stretchy="false">∧</mo>
      <mi>d</mi>
      <mo stretchy="false">∧</mo>
      <mi>e</mi>
    </mrow>
    <annotation encoding="StarMath 5.0">c and d and e</annotation>
  </semantics>
</math>
</file>

<file path=Object 111/content.xml><?xml version="1.0" encoding="utf-8"?>
<math xmlns="http://www.w3.org/1998/Math/MathML">
  <semantics>
    <mrow>
      <mi>f</mi>
      <mo stretchy="false">∧</mo>
      <mi>g</mi>
      <mo stretchy="false">∧</mo>
      <mi>h</mi>
      <mo stretchy="false">∧</mo>
      <mi>j</mi>
    </mrow>
    <annotation encoding="StarMath 5.0">f and g and h and j</annotation>
  </semantics>
</math>
</file>

<file path=Object 112/content.xml><?xml version="1.0" encoding="utf-8"?>
<math xmlns="http://www.w3.org/1998/Math/MathML" display="block">
  <semantics>
    <mi>M</mi>
    <annotation encoding="StarMath 5.0">M</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row>
      <mi>M</mi>
      <mo stretchy="false">=</mo>
      <mrow>
        <msub>
          <mrow>
            <mo fence="true" stretchy="false">⟨</mo>
            <mrow>
              <mi>M</mi>
            </mrow>
            <mo fence="true" stretchy="false">⟩</mo>
          </mrow>
          <mn>0</mn>
        </msub>
        <mo stretchy="false">+</mo>
        <msub>
          <mrow>
            <mo fence="true" stretchy="false">⟨</mo>
            <mrow>
              <mi>M</mi>
            </mrow>
            <mo fence="true" stretchy="false">⟩</mo>
          </mrow>
          <mn>1</mn>
        </msub>
        <mo stretchy="false">+</mo>
        <msub>
          <mrow>
            <mo fence="true" stretchy="false">⟨</mo>
            <mrow>
              <mi>M</mi>
            </mrow>
            <mo fence="true" stretchy="false">⟩</mo>
          </mrow>
          <mn>2</mn>
        </msub>
        <mo stretchy="false">+</mo>
        <msub>
          <mrow>
            <mo fence="true" stretchy="false">⟨</mo>
            <mrow>
              <mi>M</mi>
            </mrow>
            <mo fence="true" stretchy="false">⟩</mo>
          </mrow>
          <mn>3</mn>
        </msub>
        <mo stretchy="false">+</mo>
        <msub>
          <mrow>
            <mo fence="true" stretchy="false">⟨</mo>
            <mrow>
              <mi>M</mi>
            </mrow>
            <mo fence="true" stretchy="false">⟩</mo>
          </mrow>
          <mn>4</mn>
        </msub>
      </mrow>
    </mrow>
    <annotation encoding="StarMath 5.0">M = langle {M} rangle sub 0 + langle {M} rangle sub 1 + langle {M} rangle sub 2 + langle {M} rangle sub 3 + langle {M} rangle sub 4</annotation>
  </semantics>
</math>
</file>

<file path=Object 115/content.xml><?xml version="1.0" encoding="utf-8"?>
<math xmlns="http://www.w3.org/1998/Math/MathML" display="block">
  <semantics>
    <mi>M</mi>
    <annotation encoding="StarMath 5.0">M</annotation>
  </semantics>
</math>
</file>

<file path=Object 116/content.xml><?xml version="1.0" encoding="utf-8"?>
<math xmlns="http://www.w3.org/1998/Math/MathML" display="block">
  <semantics>
    <mi>M</mi>
    <annotation encoding="StarMath 5.0">M</annotation>
  </semantics>
</math>
</file>

<file path=Object 117/content.xml><?xml version="1.0" encoding="utf-8"?>
<math xmlns="http://www.w3.org/1998/Math/MathML" display="block">
  <semantics>
    <mi>N</mi>
    <annotation encoding="StarMath 5.0">N</annotation>
  </semantics>
</math>
</file>

<file path=Object 118/content.xml><?xml version="1.0" encoding="utf-8"?>
<math xmlns="http://www.w3.org/1998/Math/MathML" display="block">
  <semantics>
    <mi>M</mi>
    <annotation encoding="StarMath 5.0"> M </annotation>
  </semantics>
</math>
</file>

<file path=Object 119/content.xml><?xml version="1.0" encoding="utf-8"?>
<math xmlns="http://www.w3.org/1998/Math/MathML" display="block">
  <semantics>
    <mi>N</mi>
    <annotation encoding="StarMath 5.0"> N </annotation>
  </semantics>
</math>
</file>

<file path=Object 12/content.xml><?xml version="1.0" encoding="utf-8"?>
<math xmlns="http://www.w3.org/1998/Math/MathML">
  <semantics>
    <msub>
      <mi>ℳ</mi>
      <mrow>
        <mn>1</mn>
        <mi>,</mi>
        <mn>3</mn>
      </mrow>
    </msub>
    <annotation encoding="StarMath 5.0">ℳ sub {1 , 3}</annotation>
  </semantics>
</math>
</file>

<file path=Object 120/content.xml><?xml version="1.0" encoding="utf-8"?>
<math xmlns="http://www.w3.org/1998/Math/MathML" display="block">
  <semantics>
    <mi>H</mi>
    <annotation encoding="StarMath 5.0"> H </annotation>
  </semantics>
</math>
</file>

<file path=Object 121/content.xml><?xml version="1.0" encoding="utf-8"?>
<math xmlns="http://www.w3.org/1998/Math/MathML" display="block">
  <semantics>
    <mrow>
      <mi>H</mi>
      <mo stretchy="false">=</mo>
      <mrow>
        <msub>
          <mrow>
            <mo fence="true" stretchy="false">⟨</mo>
            <mrow>
              <mi>H</mi>
            </mrow>
            <mo fence="true" stretchy="false">⟩</mo>
          </mrow>
          <mn>0</mn>
        </msub>
        <mo stretchy="false">+</mo>
        <msub>
          <mrow>
            <mo fence="true" stretchy="false">⟨</mo>
            <mrow>
              <mi>H</mi>
            </mrow>
            <mo fence="true" stretchy="false">⟩</mo>
          </mrow>
          <mn>1</mn>
        </msub>
        <mo stretchy="false">+</mo>
        <msub>
          <mrow>
            <mo fence="true" stretchy="false">⟨</mo>
            <mrow>
              <mi>H</mi>
            </mrow>
            <mo fence="true" stretchy="false">⟩</mo>
          </mrow>
          <mn>2</mn>
        </msub>
        <mo stretchy="false">+</mo>
        <msub>
          <mrow>
            <mo fence="true" stretchy="false">⟨</mo>
            <mrow>
              <mi>H</mi>
            </mrow>
            <mo fence="true" stretchy="false">⟩</mo>
          </mrow>
          <mn>3</mn>
        </msub>
        <mo stretchy="false">+</mo>
        <msub>
          <mrow>
            <mo fence="true" stretchy="false">⟨</mo>
            <mrow>
              <mi>H</mi>
            </mrow>
            <mo fence="true" stretchy="false">⟩</mo>
          </mrow>
          <mn>4</mn>
        </msub>
      </mrow>
    </mrow>
    <annotation encoding="StarMath 5.0">H = langle {H} rangle sub 0 + langle {H} rangle sub 1 + langle {H} rangle sub 2 + langle {H} rangle sub 3 + langle {H} rangle sub 4</annotation>
  </semantics>
</math>
</file>

<file path=Object 122/content.xml><?xml version="1.0" encoding="utf-8"?>
<math xmlns="http://www.w3.org/1998/Math/MathML" display="block">
  <semantics>
    <mrow>
      <mi>M</mi>
      <mi>H</mi>
    </mrow>
    <annotation encoding="StarMath 5.0">M H</annotation>
  </semantics>
</math>
</file>

<file path=Object 123/content.xml><?xml version="1.0" encoding="utf-8"?>
<math xmlns="http://www.w3.org/1998/Math/MathML" display="block">
  <semantics>
    <mrow>
      <mi>M</mi>
      <mrow>
        <mi>H</mi>
        <mo stretchy="false">=</mo>
        <msub>
          <mrow>
            <mo fence="true" stretchy="false">⟨</mo>
            <mrow>
              <mi>M</mi>
            </mrow>
            <mo fence="true" stretchy="false">⟩</mo>
          </mrow>
          <mn>0</mn>
        </msub>
      </mrow>
      <mrow>
        <msub>
          <mrow>
            <mo fence="true" stretchy="false">⟨</mo>
            <mrow>
              <mi>H</mi>
            </mrow>
            <mo fence="true" stretchy="false">⟩</mo>
          </mrow>
          <mn>0</mn>
        </msub>
        <mo stretchy="false">+</mo>
        <mo stretchy="false">⋯</mo>
        <mo stretchy="false">+</mo>
        <msub>
          <mrow>
            <mo fence="true" stretchy="false">⟨</mo>
            <mrow>
              <mi>M</mi>
            </mrow>
            <mo fence="true" stretchy="false">⟩</mo>
          </mrow>
          <mi>i</mi>
        </msub>
      </mrow>
      <mrow>
        <msub>
          <mrow>
            <mo fence="true" stretchy="false">⟨</mo>
            <mrow>
              <mi>H</mi>
            </mrow>
            <mo fence="true" stretchy="false">⟩</mo>
          </mrow>
          <mi>i</mi>
        </msub>
        <mo stretchy="false">+</mo>
        <mo stretchy="false">⋯</mo>
        <mo stretchy="false">+</mo>
        <msub>
          <mrow>
            <mo fence="true" stretchy="false">⟨</mo>
            <mrow>
              <mi>M</mi>
            </mrow>
            <mo fence="true" stretchy="false">⟩</mo>
          </mrow>
          <mn>4</mn>
        </msub>
      </mrow>
      <msub>
        <mrow>
          <mo fence="true" stretchy="false">⟨</mo>
          <mrow>
            <mi>H</mi>
          </mrow>
          <mo fence="true" stretchy="false">⟩</mo>
        </mrow>
        <mn>4</mn>
      </msub>
    </mrow>
    <annotation encoding="StarMath 5.0">M H = langle {M} rangle sub 0 langle {H} rangle sub 0 + dotsaxis + langle {M} rangle sub i langle {H} rangle sub i + dotsaxis + langle {M} rangle sub 4 langle {H} rangle sub 4</annotation>
  </semantics>
</math>
</file>

<file path=Object 124/content.xml><?xml version="1.0" encoding="utf-8"?>
<math xmlns="http://www.w3.org/1998/Math/MathML" display="block">
  <semantics>
    <mi>M</mi>
    <annotation encoding="StarMath 5.0"> M </annotation>
  </semantics>
</math>
</file>

<file path=Object 125/content.xml><?xml version="1.0" encoding="utf-8"?>
<math xmlns="http://www.w3.org/1998/Math/MathML" display="block">
  <semantics>
    <mi>H</mi>
    <annotation encoding="StarMath 5.0"> H </annotation>
  </semantics>
</math>
</file>

<file path=Object 126/content.xml><?xml version="1.0" encoding="utf-8"?>
<math xmlns="http://www.w3.org/1998/Math/MathML" display="block">
  <semantics>
    <mi>M</mi>
    <annotation encoding="StarMath 5.0"> M </annotation>
  </semantics>
</math>
</file>

<file path=Object 127/content.xml><?xml version="1.0" encoding="utf-8"?>
<math xmlns="http://www.w3.org/1998/Math/MathML" display="block">
  <semantics>
    <mi>H</mi>
    <annotation encoding="StarMath 5.0"> H</annotation>
  </semantics>
</math>
</file>

<file path=Object 128/content.xml><?xml version="1.0" encoding="utf-8"?>
<math xmlns="http://www.w3.org/1998/Math/MathML" display="block">
  <semantics>
    <mi>M</mi>
    <annotation encoding="StarMath 5.0"> M </annotation>
  </semantics>
</math>
</file>

<file path=Object 129/content.xml><?xml version="1.0" encoding="utf-8"?>
<math xmlns="http://www.w3.org/1998/Math/MathML" display="block">
  <semantics>
    <mi>H</mi>
    <annotation encoding="StarMath 5.0"> H </annotation>
  </semantics>
</math>
</file>

<file path=Object 13/content.xml><?xml version="1.0" encoding="utf-8"?>
<math xmlns="http://www.w3.org/1998/Math/MathML">
  <semantics>
    <msub>
      <mstyle mathvariant="sans-serif">
        <mi>C</mi>
      </mstyle>
      <mrow>
        <mn>1</mn>
        <mn>3</mn>
      </mrow>
    </msub>
    <annotation encoding="StarMath 5.0">{font sans C} sub {1 3}</annotation>
  </semantics>
</math>
</file>

<file path=Object 130/content.xml><?xml version="1.0" encoding="utf-8"?>
<math xmlns="http://www.w3.org/1998/Math/MathML">
  <semantics>
    <mrow>
      <mrow>
        <mi>A</mi>
        <mo stretchy="false">∈</mo>
        <msub>
          <mi mathvariant="normal">Λ</mi>
          <mn>2</mn>
        </msub>
      </mrow>
      <mrow>
        <mo fence="true" stretchy="false">(</mo>
        <mrow>
          <msub>
            <mi>ℳ</mi>
            <mrow>
              <mn>1</mn>
              <mi>,</mi>
              <mn>3</mn>
            </mrow>
          </msub>
        </mrow>
        <mo fence="true" stretchy="false">)</mo>
      </mrow>
    </mrow>
    <annotation encoding="StarMath 5.0">A in  %LAMBDA sub 2 ( ℳ sub {1 , 3} )</annotation>
  </semantics>
</math>
</file>

<file path=Object 131/content.xml><?xml version="1.0" encoding="utf-8"?>
<math xmlns="http://www.w3.org/1998/Math/MathML">
  <semantics>
    <mrow>
      <mi>u</mi>
      <mo stretchy="false">∧</mo>
      <mi>v</mi>
    </mrow>
    <annotation encoding="StarMath 5.0">u and v</annotation>
  </semantics>
</math>
</file>

<file path=Object 132/content.xml><?xml version="1.0" encoding="utf-8"?>
<math xmlns="http://www.w3.org/1998/Math/MathML">
  <semantics>
    <mrow>
      <mi>w</mi>
      <mi>,</mi>
      <mi>u</mi>
      <mi>,</mi>
      <mi>v</mi>
    </mrow>
    <annotation encoding="StarMath 5.0">w , u , v </annotation>
  </semantics>
</math>
</file>

<file path=Object 133/content.xml><?xml version="1.0" encoding="utf-8"?>
<math xmlns="http://www.w3.org/1998/Math/MathML">
  <semantics>
    <mrow>
      <msub>
        <mi mathvariant="normal">Λ</mi>
        <mn>1</mn>
      </msub>
      <mrow>
        <mo fence="true" stretchy="false">(</mo>
        <mrow>
          <msub>
            <mi>ℳ</mi>
            <mrow>
              <mn>1</mn>
              <mi>,</mi>
              <mn>3</mn>
            </mrow>
          </msub>
        </mrow>
        <mo fence="true" stretchy="false">)</mo>
      </mrow>
    </mrow>
    <annotation encoding="StarMath 5.0">%LAMBDA sub 1 ( ℳ sub {1 , 3} )</annotation>
  </semantics>
</math>
</file>

<file path=Object 134/content.xml><?xml version="1.0" encoding="utf-8"?>
<math xmlns="http://www.w3.org/1998/Math/MathML">
  <semantics>
    <mi mathvariant="normal">ℝ</mi>
    <annotation encoding="StarMath 5.0">setR</annotation>
  </semantics>
</math>
</file>

<file path=Object 135/content.xml><?xml version="1.0" encoding="utf-8"?>
<math xmlns="http://www.w3.org/1998/Math/MathML" display="block">
  <semantics>
    <mi>w</mi>
    <annotation encoding="StarMath 5.0">w</annotation>
  </semantics>
</math>
</file>

<file path=Object 136/content.xml><?xml version="1.0" encoding="utf-8"?>
<math xmlns="http://www.w3.org/1998/Math/MathML" display="block">
  <semantics>
    <mi>A</mi>
    <annotation encoding="StarMath 5.0">A</annotation>
  </semantics>
</math>
</file>

<file path=Object 137/content.xml><?xml version="1.0" encoding="utf-8"?>
<math xmlns="http://www.w3.org/1998/Math/MathML" display="block">
  <semantics>
    <mi>w</mi>
    <annotation encoding="StarMath 5.0"> w</annotation>
  </semantics>
</math>
</file>

<file path=Object 138/content.xml><?xml version="1.0" encoding="utf-8"?>
<math xmlns="http://www.w3.org/1998/Math/MathML">
  <semantics>
    <mrow>
      <mi>u</mi>
      <mo stretchy="false">∧</mo>
      <mi>v</mi>
    </mrow>
    <annotation encoding="StarMath 5.0">u and v</annotation>
  </semantics>
</math>
</file>

<file path=Object 139/content.xml><?xml version="1.0" encoding="utf-8"?>
<math xmlns="http://www.w3.org/1998/Math/MathML" display="block">
  <semantics>
    <mi>w</mi>
    <annotation encoding="StarMath 5.0"> w </annotation>
  </semantics>
</math>
</file>

<file path=Object 14/content.xml><?xml version="1.0" encoding="utf-8"?>
<math xmlns="http://www.w3.org/1998/Math/MathML">
  <semantics>
    <msub>
      <mstyle mathvariant="sans-serif">
        <mi>C</mi>
      </mstyle>
      <mrow>
        <mn>1</mn>
        <mn>3</mn>
      </mrow>
    </msub>
    <annotation encoding="StarMath 5.0">{font sans C} sub {1 3}</annotation>
  </semantics>
</math>
</file>

<file path=Object 140/content.xml><?xml version="1.0" encoding="utf-8"?>
<math xmlns="http://www.w3.org/1998/Math/MathML" display="block">
  <semantics>
    <mi>A</mi>
    <annotation encoding="StarMath 5.0">A</annotation>
  </semantics>
</math>
</file>

<file path=Object 141/content.xml><?xml version="1.0" encoding="utf-8"?>
<math xmlns="http://www.w3.org/1998/Math/MathML" display="block">
  <semantics>
    <mtable>
      <mtr>
        <mtd columnalign="left">
          <mrow>
            <mi>w</mi>
            <mrow>
              <mi>A</mi>
              <mo stretchy="false">=</mo>
              <mi>w</mi>
            </mrow>
            <mrow>
              <mrow>
                <mo fence="true" stretchy="false">(</mo>
                <mrow>
                  <mrow>
                    <mi>u</mi>
                    <mo stretchy="false">∧</mo>
                    <mi>v</mi>
                  </mrow>
                </mrow>
                <mo fence="true" stretchy="false">)</mo>
              </mrow>
              <mo stretchy="false">=</mo>
              <mn>½</mn>
            </mrow>
            <mi>w</mi>
            <mrow>
              <mrow>
                <mo fence="true" stretchy="false">(</mo>
                <mrow>
                  <mrow>
                    <mi>u</mi>
                    <mrow>
                      <mi>v</mi>
                      <mo stretchy="false">−</mo>
                      <mi>v</mi>
                    </mrow>
                    <mi>u</mi>
                  </mrow>
                </mrow>
                <mo fence="true" stretchy="false">)</mo>
              </mrow>
              <mo stretchy="false">=</mo>
              <mn>½</mn>
            </mrow>
            <mrow>
              <mo fence="true" stretchy="false">[</mo>
              <mrow>
                <mrow>
                  <mi>w</mi>
                  <mi>u</mi>
                  <mrow>
                    <mi>v</mi>
                    <mo stretchy="false">−</mo>
                    <mi>w</mi>
                  </mrow>
                  <mi>v</mi>
                  <mi>u</mi>
                </mrow>
              </mrow>
              <mo fence="true" stretchy="false">]</mo>
            </mrow>
          </mrow>
        </mtd>
      </mtr>
      <mtr>
        <mtd columnalign="left">
          <mrow>
            <mrow>
              <mphantom>
                <mrow>
                  <mi>w</mi>
                  <mi>A</mi>
                </mrow>
              </mphantom>
              <mo stretchy="false">=</mo>
              <mn>½</mn>
            </mrow>
            <mrow>
              <mo fence="true" stretchy="false">[</mo>
              <mrow>
                <mrow>
                  <mi>w</mi>
                  <mi>u</mi>
                  <mrow>
                    <mi>v</mi>
                    <mo stretchy="false">+</mo>
                    <mi>u</mi>
                  </mrow>
                  <mi>w</mi>
                  <mrow>
                    <mi>v</mi>
                    <mo stretchy="false">−</mo>
                    <mi>u</mi>
                  </mrow>
                  <mi>w</mi>
                  <mrow>
                    <mi>v</mi>
                    <mo stretchy="false">−</mo>
                    <mi>w</mi>
                  </mrow>
                  <mi>v</mi>
                  <mrow>
                    <mi>u</mi>
                    <mo stretchy="false">−</mo>
                    <mi>v</mi>
                  </mrow>
                  <mi>w</mi>
                  <mrow>
                    <mi>u</mi>
                    <mo stretchy="false">+</mo>
                    <mi>v</mi>
                  </mrow>
                  <mi>w</mi>
                  <mi>u</mi>
                </mrow>
              </mrow>
              <mo fence="true" stretchy="false">]</mo>
            </mrow>
          </mrow>
        </mtd>
      </mtr>
    </mtable>
    <annotation encoding="StarMath 5.0">alignl w A = w ( u and v ) = ½ w ( u v - v u ) = ½ [ w u v  - w v u ] newline
alignl phantom{w A} = ½ [  w u v + u w v - u w v - w v u - v w u + v w u]</annotation>
  </semantics>
</math>
</file>

<file path=Object 142/content.xml><?xml version="1.0" encoding="utf-8"?>
<math xmlns="http://www.w3.org/1998/Math/MathML" display="block">
  <semantics>
    <mi>u</mi>
    <annotation encoding="StarMath 5.0"> u </annotation>
  </semantics>
</math>
</file>

<file path=Object 143/content.xml><?xml version="1.0" encoding="utf-8"?>
<math xmlns="http://www.w3.org/1998/Math/MathML" display="block">
  <semantics>
    <mi>v</mi>
    <annotation encoding="StarMath 5.0"> v </annotation>
  </semantics>
</math>
</file>

<file path=Object 144/content.xml><?xml version="1.0" encoding="utf-8"?>
<math xmlns="http://www.w3.org/1998/Math/MathML" display="block">
  <semantics>
    <mi>u</mi>
    <annotation encoding="StarMath 5.0"> u </annotation>
  </semantics>
</math>
</file>

<file path=Object 145/content.xml><?xml version="1.0" encoding="utf-8"?>
<math xmlns="http://www.w3.org/1998/Math/MathML" display="block">
  <semantics>
    <mi>v</mi>
    <annotation encoding="StarMath 5.0"> v </annotation>
  </semantics>
</math>
</file>

<file path=Object 146/content.xml><?xml version="1.0" encoding="utf-8"?>
<math xmlns="http://www.w3.org/1998/Math/MathML" display="block">
  <semantics>
    <mi>w</mi>
    <annotation encoding="StarMath 5.0">w</annotation>
  </semantics>
</math>
</file>

<file path=Object 147/content.xml><?xml version="1.0" encoding="utf-8"?>
<math xmlns="http://www.w3.org/1998/Math/MathML" display="block">
  <semantics>
    <mi>u</mi>
    <annotation encoding="StarMath 5.0"> u </annotation>
  </semantics>
</math>
</file>

<file path=Object 148/content.xml><?xml version="1.0" encoding="utf-8"?>
<math xmlns="http://www.w3.org/1998/Math/MathML" display="block">
  <semantics>
    <mi>v</mi>
    <annotation encoding="StarMath 5.0"> v</annotation>
  </semantics>
</math>
</file>

<file path=Object 149/content.xml><?xml version="1.0" encoding="utf-8"?>
<math xmlns="http://www.w3.org/1998/Math/MathML" display="block">
  <semantics>
    <mi>w</mi>
    <annotation encoding="StarMath 5.0"> w </annotation>
  </semantics>
</math>
</file>

<file path=Object 15/content.xml><?xml version="1.0" encoding="utf-8"?>
<math xmlns="http://www.w3.org/1998/Math/MathML">
  <semantics>
    <msub>
      <mstyle mathvariant="sans-serif">
        <mi>C</mi>
      </mstyle>
      <mrow>
        <mn>1</mn>
        <mn>3</mn>
      </mrow>
    </msub>
    <annotation encoding="StarMath 5.0">{font sans C} sub {1 3}</annotation>
  </semantics>
</math>
</file>

<file path=Object 150/content.xml><?xml version="1.0" encoding="utf-8"?>
<math xmlns="http://www.w3.org/1998/Math/MathML" display="block">
  <semantics>
    <mrow>
      <mi>u</mi>
      <mi>v</mi>
    </mrow>
    <annotation encoding="StarMath 5.0"> u v </annotation>
  </semantics>
</math>
</file>

<file path=Object 151/content.xml><?xml version="1.0" encoding="utf-8"?>
<math xmlns="http://www.w3.org/1998/Math/MathML">
  <semantics>
    <mrow>
      <mrow>
        <mi>u</mi>
        <mo stretchy="false">⋅</mo>
        <mi>v</mi>
      </mrow>
      <mo stretchy="false">+</mo>
      <mrow>
        <mi>u</mi>
        <mo stretchy="false">∧</mo>
        <mi>v</mi>
      </mrow>
    </mrow>
    <annotation encoding="StarMath 5.0">u cdot v + u and v</annotation>
  </semantics>
</math>
</file>

<file path=Object 152/content.xml><?xml version="1.0" encoding="utf-8"?>
<math xmlns="http://www.w3.org/1998/Math/MathML">
  <semantics>
    <mrow>
      <mi>w</mi>
      <mi>u</mi>
      <mi>v</mi>
    </mrow>
    <annotation encoding="StarMath 5.0">w u v</annotation>
  </semantics>
</math>
</file>

<file path=Object 153/content.xml><?xml version="1.0" encoding="utf-8"?>
<math xmlns="http://www.w3.org/1998/Math/MathML">
  <semantics>
    <mrow>
      <mi>w</mi>
      <mi>v</mi>
      <mi>u</mi>
    </mrow>
    <annotation encoding="StarMath 5.0">w v u</annotation>
  </semantics>
</math>
</file>

<file path=Object 154/content.xml><?xml version="1.0" encoding="utf-8"?>
<math xmlns="http://www.w3.org/1998/Math/MathML" display="block">
  <semantics>
    <mtable>
      <mtr>
        <mtd columnalign="left">
          <mrow>
            <mi>w</mi>
            <mrow>
              <mi>A</mi>
              <mo stretchy="false">=</mo>
              <mn>½</mn>
            </mrow>
            <mrow>
              <mrow>
                <mo fence="true" stretchy="false">[</mo>
                <mrow>
                  <mrow>
                    <mi>w</mi>
                    <mi>u</mi>
                    <mrow>
                      <mi>v</mi>
                      <mo stretchy="false">+</mo>
                      <mi>u</mi>
                    </mrow>
                    <mi>w</mi>
                    <mi>v</mi>
                  </mrow>
                </mrow>
                <mo fence="true" stretchy="false">]</mo>
              </mrow>
              <mo stretchy="false">−</mo>
              <mn>½</mn>
            </mrow>
            <mrow>
              <mrow>
                <mo fence="true" stretchy="false">[</mo>
                <mrow>
                  <mrow>
                    <mi>w</mi>
                    <mi>v</mi>
                    <mrow>
                      <mi>u</mi>
                      <mo stretchy="false">+</mo>
                      <mi>v</mi>
                    </mrow>
                    <mi>w</mi>
                    <mi>u</mi>
                  </mrow>
                </mrow>
                <mo fence="true" stretchy="false">]</mo>
              </mrow>
              <mo stretchy="false">−</mo>
              <mn>½</mn>
            </mrow>
            <mrow>
              <mo fence="true" stretchy="false">[</mo>
              <mrow>
                <mrow>
                  <mi>u</mi>
                  <mi>w</mi>
                  <mrow>
                    <mi>v</mi>
                    <mo stretchy="false">−</mo>
                    <mi>v</mi>
                  </mrow>
                  <mi>w</mi>
                  <mi>u</mi>
                </mrow>
              </mrow>
              <mo fence="true" stretchy="false">]</mo>
            </mrow>
          </mrow>
        </mtd>
      </mtr>
      <mtr>
        <mtd columnalign="left">
          <mrow>
            <mrow>
              <mphantom>
                <mrow>
                  <mi>w</mi>
                  <mi>A</mi>
                </mrow>
              </mphantom>
              <mo stretchy="false">=</mo>
              <mn>½</mn>
            </mrow>
            <mrow>
              <mrow>
                <mo fence="true" stretchy="false">[</mo>
                <mrow>
                  <mrow>
                    <mi>w</mi>
                    <mi>u</mi>
                    <mrow>
                      <mi>v</mi>
                      <mo stretchy="false">−</mo>
                      <mi>u</mi>
                    </mrow>
                    <mi>w</mi>
                    <mi>v</mi>
                  </mrow>
                </mrow>
                <mo fence="true" stretchy="false">]</mo>
              </mrow>
              <mo stretchy="false">−</mo>
              <mn>½</mn>
            </mrow>
            <mrow>
              <mrow>
                <mo fence="true" stretchy="false">[</mo>
                <mrow>
                  <mrow>
                    <mi>w</mi>
                    <mi>v</mi>
                    <mrow>
                      <mi>u</mi>
                      <mo stretchy="false">+</mo>
                      <mi>v</mi>
                    </mrow>
                    <mi>w</mi>
                    <mi>u</mi>
                  </mrow>
                </mrow>
                <mo fence="true" stretchy="false">]</mo>
              </mrow>
              <mo stretchy="false">−</mo>
              <mn>½</mn>
            </mrow>
            <mrow>
              <mo fence="true" stretchy="false">[</mo>
              <mrow>
                <mrow>
                  <mi>u</mi>
                  <mi>w</mi>
                  <mrow>
                    <mi>v</mi>
                    <mo stretchy="false">−</mo>
                    <mi>v</mi>
                  </mrow>
                  <mi>w</mi>
                  <mi>u</mi>
                </mrow>
              </mrow>
              <mo fence="true" stretchy="false">]</mo>
            </mrow>
          </mrow>
        </mtd>
      </mtr>
      <mtr>
        <mtd columnalign="left">
          <mrow>
            <mrow>
              <mphantom>
                <mrow>
                  <mi>w</mi>
                  <mi>A</mi>
                </mrow>
              </mphantom>
              <mo stretchy="false">=</mo>
              <mn>½</mn>
            </mrow>
            <mrow>
              <mo fence="true" stretchy="false">[</mo>
              <mrow>
                <mrow>
                  <mi>w</mi>
                  <mrow>
                    <mi>u</mi>
                    <mo stretchy="false">+</mo>
                    <mi>u</mi>
                  </mrow>
                  <mi>w</mi>
                </mrow>
              </mrow>
              <mo fence="true" stretchy="false">]</mo>
            </mrow>
            <mrow>
              <mi>v</mi>
              <mo stretchy="false">−</mo>
              <mn>½</mn>
            </mrow>
            <mrow>
              <mo fence="true" stretchy="false">[</mo>
              <mrow>
                <mrow>
                  <mi>w</mi>
                  <mrow>
                    <mi>v</mi>
                    <mo stretchy="false">+</mo>
                    <mi>v</mi>
                  </mrow>
                  <mi>w</mi>
                </mrow>
              </mrow>
              <mo fence="true" stretchy="false">]</mo>
            </mrow>
            <mrow>
              <mi>u</mi>
              <mo stretchy="false">−</mo>
              <mn>½</mn>
            </mrow>
            <mrow>
              <mo fence="true" stretchy="false">[</mo>
              <mrow>
                <mrow>
                  <mi>u</mi>
                  <mi>w</mi>
                  <mrow>
                    <mi>v</mi>
                    <mo stretchy="false">−</mo>
                    <mi>v</mi>
                  </mrow>
                  <mi>w</mi>
                  <mi>u</mi>
                </mrow>
              </mrow>
              <mo fence="true" stretchy="false">]</mo>
            </mrow>
          </mrow>
        </mtd>
      </mtr>
      <mtr>
        <mtd columnalign="left">
          <mrow>
            <mrow>
              <mphantom>
                <mrow>
                  <mi>w</mi>
                  <mi>A</mi>
                </mrow>
              </mphantom>
              <mo stretchy="false">=</mo>
              <mrow>
                <mo fence="true" stretchy="false">(</mo>
                <mrow>
                  <mrow>
                    <mi>w</mi>
                    <mo stretchy="false">⋅</mo>
                    <mi>u</mi>
                  </mrow>
                </mrow>
                <mo fence="true" stretchy="false">)</mo>
              </mrow>
            </mrow>
            <mrow>
              <mi>v</mi>
              <mo stretchy="false">−</mo>
              <mrow>
                <mo fence="true" stretchy="false">(</mo>
                <mrow>
                  <mrow>
                    <mi>w</mi>
                    <mo stretchy="false">⋅</mo>
                    <mi>v</mi>
                  </mrow>
                </mrow>
                <mo fence="true" stretchy="false">)</mo>
              </mrow>
            </mrow>
            <mrow>
              <mi>u</mi>
              <mo stretchy="false">−</mo>
              <mn>½</mn>
            </mrow>
            <mrow>
              <mo fence="true" stretchy="false">[</mo>
              <mrow>
                <mrow>
                  <mi>u</mi>
                  <mi>w</mi>
                  <mrow>
                    <mi>v</mi>
                    <mo stretchy="false">−</mo>
                    <mi>v</mi>
                  </mrow>
                  <mi>w</mi>
                  <mi>u</mi>
                </mrow>
              </mrow>
              <mo fence="true" stretchy="false">]</mo>
            </mrow>
          </mrow>
        </mtd>
      </mtr>
    </mtable>
    <annotation encoding="StarMath 5.0">alignl w A = ½ [ w u v + u w v ] - ½ [ w v u + v w u ] - ½ [ u w v - v w u ] newline
alignl phantom{w A} = ½ [  w u v - u w v ] - ½ [ w v u + v w u ] - ½ [ u w v - v w u ] newline
alignl phantom{w A} = ½ [  w u + u w ] v - ½ [ w v + v w ] u - ½ [ u w v - v w u ] newline
alignl phantom{w A} = ( w cdot u ) v - ( w cdot v ) u - ½ [ u w v - v w u ]</annotation>
  </semantics>
</math>
</file>

<file path=Object 155/content.xml><?xml version="1.0" encoding="utf-8"?>
<math xmlns="http://www.w3.org/1998/Math/MathML">
  <semantics>
    <mrow>
      <mi>w</mi>
      <mi>u</mi>
      <mi>v</mi>
    </mrow>
    <annotation encoding="StarMath 5.0"> w u v </annotation>
  </semantics>
</math>
</file>

<file path=Object 156/content.xml><?xml version="1.0" encoding="utf-8"?>
<math xmlns="http://www.w3.org/1998/Math/MathML">
  <semantics>
    <mrow>
      <mi>u</mi>
      <mi>w</mi>
      <mi>v</mi>
    </mrow>
    <annotation encoding="StarMath 5.0"> u w v </annotation>
  </semantics>
</math>
</file>

<file path=Object 157/content.xml><?xml version="1.0" encoding="utf-8"?>
<math xmlns="http://www.w3.org/1998/Math/MathML">
  <semantics>
    <mrow>
      <mi>u</mi>
      <mi>w</mi>
      <mi>v</mi>
    </mrow>
    <annotation encoding="StarMath 5.0"> u w v </annotation>
  </semantics>
</math>
</file>

<file path=Object 158/content.xml><?xml version="1.0" encoding="utf-8"?>
<math xmlns="http://www.w3.org/1998/Math/MathML">
  <semantics>
    <mrow>
      <mrow>
        <mo stretchy="false">−</mo>
        <mi>v</mi>
      </mrow>
      <mi>w</mi>
      <mi>u</mi>
    </mrow>
    <annotation encoding="StarMath 5.0">- v w u </annotation>
  </semantics>
</math>
</file>

<file path=Object 159/content.xml><?xml version="1.0" encoding="utf-8"?>
<math xmlns="http://www.w3.org/1998/Math/MathML" display="block">
  <semantics>
    <mrow>
      <mi>v</mi>
      <mi>w</mi>
      <mi>u</mi>
    </mrow>
    <annotation encoding="StarMath 5.0"> v w u </annotation>
  </semantics>
</math>
</file>

<file path=Object 16/content.xml><?xml version="1.0" encoding="utf-8"?>
<math xmlns="http://www.w3.org/1998/Math/MathML">
  <semantics>
    <msub>
      <mstyle mathvariant="sans-serif">
        <mi>C</mi>
      </mstyle>
      <mrow>
        <mn>1</mn>
        <mn>3</mn>
      </mrow>
    </msub>
    <annotation encoding="StarMath 5.0">{font sans C} sub {1 3}</annotation>
  </semantics>
</math>
</file>

<file path=Object 160/content.xml><?xml version="1.0" encoding="utf-8"?>
<math xmlns="http://www.w3.org/1998/Math/MathML">
  <semantics>
    <mrow>
      <mi>w</mi>
      <mi>v</mi>
      <mi>u</mi>
    </mrow>
    <annotation encoding="StarMath 5.0">w v u</annotation>
  </semantics>
</math>
</file>

<file path=Object 161/content.xml><?xml version="1.0" encoding="utf-8"?>
<math xmlns="http://www.w3.org/1998/Math/MathML">
  <semantics>
    <mrow>
      <mi>v</mi>
      <mi>w</mi>
      <mi>u</mi>
    </mrow>
    <annotation encoding="StarMath 5.0"> v w u </annotation>
  </semantics>
</math>
</file>

<file path=Object 162/content.xml><?xml version="1.0" encoding="utf-8"?>
<math xmlns="http://www.w3.org/1998/Math/MathML" display="block">
  <semantics>
    <mrow>
      <mi>v</mi>
      <mi>w</mi>
      <mi>u</mi>
    </mrow>
    <annotation encoding="StarMath 5.0"> v w u </annotation>
  </semantics>
</math>
</file>

<file path=Object 163/content.xml><?xml version="1.0" encoding="utf-8"?>
<math xmlns="http://www.w3.org/1998/Math/MathML" display="block">
  <semantics>
    <mi>v</mi>
    <annotation encoding="StarMath 5.0">v</annotation>
  </semantics>
</math>
</file>

<file path=Object 164/content.xml><?xml version="1.0" encoding="utf-8"?>
<math xmlns="http://www.w3.org/1998/Math/MathML" display="block">
  <semantics>
    <mi>v</mi>
    <annotation encoding="StarMath 5.0"> v</annotation>
  </semantics>
</math>
</file>

<file path=Object 165/content.xml><?xml version="1.0" encoding="utf-8"?>
<math xmlns="http://www.w3.org/1998/Math/MathML" display="block">
  <semantics>
    <mi>u</mi>
    <annotation encoding="StarMath 5.0">u</annotation>
  </semantics>
</math>
</file>

<file path=Object 166/content.xml><?xml version="1.0" encoding="utf-8"?>
<math xmlns="http://www.w3.org/1998/Math/MathML" display="block">
  <semantics>
    <mi>u</mi>
    <annotation encoding="StarMath 5.0">u</annotation>
  </semantics>
</math>
</file>

<file path=Object 167/content.xml><?xml version="1.0" encoding="utf-8"?>
<math xmlns="http://www.w3.org/1998/Math/MathML" display="block">
  <semantics>
    <mi>v</mi>
    <annotation encoding="StarMath 5.0">v</annotation>
  </semantics>
</math>
</file>

<file path=Object 168/content.xml><?xml version="1.0" encoding="utf-8"?>
<math xmlns="http://www.w3.org/1998/Math/MathML" display="block">
  <semantics>
    <mi>u</mi>
    <annotation encoding="StarMath 5.0">u</annotation>
  </semantics>
</math>
</file>

<file path=Object 169/content.xml><?xml version="1.0" encoding="utf-8"?>
<math xmlns="http://www.w3.org/1998/Math/MathML" display="block">
  <semantics>
    <mi>u</mi>
    <annotation encoding="StarMath 5.0">u</annotation>
  </semantics>
</math>
</file>

<file path=Object 17/content.xml><?xml version="1.0" encoding="utf-8"?>
<math xmlns="http://www.w3.org/1998/Math/MathML">
  <semantics>
    <msub>
      <mstyle mathvariant="sans-serif">
        <mi>C</mi>
      </mstyle>
      <mrow>
        <mn>1</mn>
        <mn>3</mn>
      </mrow>
    </msub>
    <annotation encoding="StarMath 5.0">{font sans C} sub {1 3}</annotation>
  </semantics>
</math>
</file>

<file path=Object 170/content.xml><?xml version="1.0" encoding="utf-8"?>
<math xmlns="http://www.w3.org/1998/Math/MathML" display="block">
  <semantics>
    <mi>v</mi>
    <annotation encoding="StarMath 5.0">v</annotation>
  </semantics>
</math>
</file>

<file path=Object 171/content.xml><?xml version="1.0" encoding="utf-8"?>
<math xmlns="http://www.w3.org/1998/Math/MathML" display="block">
  <semantics>
    <mrow>
      <mi>w</mi>
      <mo stretchy="false">⋅</mo>
      <mi>u</mi>
    </mrow>
    <annotation encoding="StarMath 5.0"> w cdot u </annotation>
  </semantics>
</math>
</file>

<file path=Object 172/content.xml><?xml version="1.0" encoding="utf-8"?>
<math xmlns="http://www.w3.org/1998/Math/MathML" display="block">
  <semantics>
    <mrow>
      <mi>w</mi>
      <mo stretchy="false">⋅</mo>
      <mi>v</mi>
    </mrow>
    <annotation encoding="StarMath 5.0"> w cdot v </annotation>
  </semantics>
</math>
</file>

<file path=Object 173/content.xml><?xml version="1.0" encoding="utf-8"?>
<math xmlns="http://www.w3.org/1998/Math/MathML" display="block">
  <semantics>
    <mi>w</mi>
    <annotation encoding="StarMath 5.0"> w </annotation>
  </semantics>
</math>
</file>

<file path=Object 174/content.xml><?xml version="1.0" encoding="utf-8"?>
<math xmlns="http://www.w3.org/1998/Math/MathML" display="block">
  <semantics>
    <mi>u</mi>
    <annotation encoding="StarMath 5.0">u</annotation>
  </semantics>
</math>
</file>

<file path=Object 175/content.xml><?xml version="1.0" encoding="utf-8"?>
<math xmlns="http://www.w3.org/1998/Math/MathML" display="block">
  <semantics>
    <mi>w</mi>
    <annotation encoding="StarMath 5.0"> w </annotation>
  </semantics>
</math>
</file>

<file path=Object 176/content.xml><?xml version="1.0" encoding="utf-8"?>
<math xmlns="http://www.w3.org/1998/Math/MathML" display="block">
  <semantics>
    <mi>v</mi>
    <annotation encoding="StarMath 5.0">v</annotation>
  </semantics>
</math>
</file>

<file path=Object 177/content.xml><?xml version="1.0" encoding="utf-8"?>
<math xmlns="http://www.w3.org/1998/Math/MathML">
  <semantics>
    <mrow>
      <mrow>
        <mrow>
          <mi>w</mi>
          <mo stretchy="false">⋅</mo>
          <mi>u</mi>
        </mrow>
        <mo stretchy="false">=</mo>
        <mi>η</mi>
      </mrow>
      <mrow>
        <mo fence="true" stretchy="false">(</mo>
        <mrow>
          <mrow>
            <mi>w</mi>
            <mi>,</mi>
            <mi>u</mi>
          </mrow>
        </mrow>
        <mo fence="true" stretchy="false">)</mo>
      </mrow>
    </mrow>
    <annotation encoding="StarMath 5.0"> w cdot u = %eta ( w , u )</annotation>
  </semantics>
</math>
</file>

<file path=Object 178/content.xml><?xml version="1.0" encoding="utf-8"?>
<math xmlns="http://www.w3.org/1998/Math/MathML">
  <semantics>
    <mrow>
      <mrow>
        <mrow>
          <mi>w</mi>
          <mo stretchy="false">⋅</mo>
          <mi>v</mi>
        </mrow>
        <mo stretchy="false">=</mo>
        <mi>η</mi>
      </mrow>
      <mrow>
        <mo fence="true" stretchy="false">(</mo>
        <mrow>
          <mrow>
            <mi>w</mi>
            <mi>,</mi>
            <mi>v</mi>
          </mrow>
        </mrow>
        <mo fence="true" stretchy="false">)</mo>
      </mrow>
    </mrow>
    <annotation encoding="StarMath 5.0"> w cdot v = %eta ( w , v )</annotation>
  </semantics>
</math>
</file>

<file path=Object 179/content.xml><?xml version="1.0" encoding="utf-8"?>
<math xmlns="http://www.w3.org/1998/Math/MathML" display="block">
  <semantics>
    <mtable>
      <mtr>
        <mtd columnalign="left">
          <mrow>
            <mi>w</mi>
            <mrow>
              <mi>A</mi>
              <mo stretchy="false">=</mo>
              <mover>
                <mover>
                  <mrow>
                    <mo fence="true" stretchy="false">(</mo>
                    <mrow>
                      <mrow>
                        <mi>w</mi>
                        <mo stretchy="false">⋅</mo>
                        <mi>u</mi>
                      </mrow>
                    </mrow>
                    <mo fence="true" stretchy="false">)</mo>
                  </mrow>
                  <mo stretchy="true">⏞</mo>
                </mover>
                <mrow>
                  <mi>η</mi>
                  <mrow>
                    <mo fence="true" stretchy="false">(</mo>
                    <mrow>
                      <mrow>
                        <mi>w</mi>
                        <mi>,</mi>
                        <mi>u</mi>
                      </mrow>
                    </mrow>
                    <mo fence="true" stretchy="false">)</mo>
                  </mrow>
                </mrow>
              </mover>
            </mrow>
            <mrow>
              <mi>v</mi>
              <mo stretchy="false">−</mo>
              <mover>
                <mover>
                  <mrow>
                    <mo fence="true" stretchy="false">(</mo>
                    <mrow>
                      <mrow>
                        <mi>w</mi>
                        <mo stretchy="false">⋅</mo>
                        <mi>v</mi>
                      </mrow>
                    </mrow>
                    <mo fence="true" stretchy="false">)</mo>
                  </mrow>
                  <mo stretchy="true">⏞</mo>
                </mover>
                <mrow>
                  <mi>η</mi>
                  <mrow>
                    <mo fence="true" stretchy="false">(</mo>
                    <mrow>
                      <mrow>
                        <mi>w</mi>
                        <mi>,</mi>
                        <mi>v</mi>
                      </mrow>
                    </mrow>
                    <mo fence="true" stretchy="false">)</mo>
                  </mrow>
                </mrow>
              </mover>
            </mrow>
            <mrow>
              <mi>u</mi>
              <mo stretchy="false">+</mo>
              <mrow>
                <mo fence="true" stretchy="false">(</mo>
                <mrow>
                  <mrow>
                    <mi>u</mi>
                    <mo stretchy="false">⋅</mo>
                    <mi>w</mi>
                  </mrow>
                </mrow>
                <mo fence="true" stretchy="false">)</mo>
              </mrow>
            </mrow>
            <mrow>
              <mi>v</mi>
              <mo stretchy="false">−</mo>
              <mi>u</mi>
            </mrow>
            <mrow>
              <mo fence="true" stretchy="false">(</mo>
              <mrow>
                <mrow>
                  <mi>v</mi>
                  <mo stretchy="false">⋅</mo>
                  <mi>w</mi>
                </mrow>
              </mrow>
              <mo fence="true" stretchy="false">)</mo>
            </mrow>
          </mrow>
        </mtd>
      </mtr>
      <mtr>
        <mtd columnalign="left">
          <mrow>
            <mrow>
              <mphantom>
                <mrow>
                  <mi>w</mi>
                  <mi>A</mi>
                </mrow>
              </mphantom>
              <mo stretchy="false">+</mo>
              <mn>½</mn>
            </mrow>
            <mrow>
              <mo fence="true" stretchy="false">[</mo>
              <mrow>
                <mrow>
                  <mrow>
                    <mo stretchy="false">−</mo>
                    <mi>u</mi>
                  </mrow>
                  <mi>w</mi>
                  <mrow>
                    <mi>v</mi>
                    <mo stretchy="false">+</mo>
                    <mi>v</mi>
                  </mrow>
                  <mi>w</mi>
                  <mrow>
                    <mi>u</mi>
                    <mo stretchy="false">+</mo>
                    <mi>u</mi>
                  </mrow>
                  <mi>w</mi>
                  <mrow>
                    <mi>v</mi>
                    <mo stretchy="false">−</mo>
                    <mi>v</mi>
                  </mrow>
                  <mi>w</mi>
                  <mrow>
                    <mi>u</mi>
                    <mo stretchy="false">+</mo>
                    <mi>u</mi>
                  </mrow>
                  <mi>v</mi>
                  <mrow>
                    <mi>w</mi>
                    <mo stretchy="false">−</mo>
                    <mi>v</mi>
                  </mrow>
                  <mi>u</mi>
                  <mi>w</mi>
                </mrow>
              </mrow>
              <mo fence="true" stretchy="false">]</mo>
            </mrow>
          </mrow>
        </mtd>
      </mtr>
    </mtable>
    <annotation encoding="StarMath 5.0">alignl w A = ( w cdot u ) overbrace {%eta (w , u)} v - ( w cdot v ) overbrace {%eta (w , v)} u + ( u cdot w ) v - u ( v cdot w ) newline
alignl phantom{w A} + ½ [ - u w v + v w u + u w v - v w u + u v w - v u w ]</annotation>
  </semantics>
</math>
</file>

<file path=Object 18/content.xml><?xml version="1.0" encoding="utf-8"?>
<math xmlns="http://www.w3.org/1998/Math/MathML" display="block">
  <semantics>
    <mtable>
      <mtr>
        <mtd>
          <mrow>
            <mi>a</mi>
            <mrow>
              <mrow>
                <mo fence="true" stretchy="false">(</mo>
                <mrow>
                  <mrow>
                    <mi>b</mi>
                    <mi>c</mi>
                  </mrow>
                </mrow>
                <mo fence="true" stretchy="false">)</mo>
              </mrow>
              <mo stretchy="false">=</mo>
              <mrow>
                <mo fence="true" stretchy="false">(</mo>
                <mrow>
                  <mrow>
                    <mi>a</mi>
                    <mi>b</mi>
                  </mrow>
                </mrow>
                <mo fence="true" stretchy="false">)</mo>
              </mrow>
            </mrow>
            <mi>c</mi>
            <mspace width="6em"/>
            <mrow>
              <mo fence="true" stretchy="false">(</mo>
              <mrow>
                <mtext>Associativity</mtext>
              </mrow>
              <mo fence="true" stretchy="false">)</mo>
            </mrow>
          </mrow>
        </mtd>
      </mtr>
      <mtr>
        <mtd>
          <mrow>
            <mi>a</mi>
            <mrow>
              <mrow>
                <mo fence="true" stretchy="false">(</mo>
                <mrow>
                  <mrow>
                    <mi>b</mi>
                    <mo stretchy="false">+</mo>
                    <mi>c</mi>
                  </mrow>
                </mrow>
                <mo fence="true" stretchy="false">)</mo>
              </mrow>
              <mo stretchy="false">=</mo>
              <mi>a</mi>
            </mrow>
            <mrow>
              <mi>b</mi>
              <mo stretchy="false">+</mo>
              <mi>a</mi>
            </mrow>
            <mi>c</mi>
            <mspace width="6em"/>
            <mrow>
              <mo fence="true" stretchy="false">(</mo>
              <mrow>
                <mtext>Left Distributivity</mtext>
              </mrow>
              <mo fence="true" stretchy="false">)</mo>
            </mrow>
          </mrow>
        </mtd>
      </mtr>
      <mtr>
        <mtd>
          <mrow>
            <mrow>
              <mo fence="true" stretchy="false">(</mo>
              <mrow>
                <mrow>
                  <mi>b</mi>
                  <mo stretchy="false">+</mo>
                  <mi>c</mi>
                </mrow>
              </mrow>
              <mo fence="true" stretchy="false">)</mo>
            </mrow>
            <mrow>
              <mi>a</mi>
              <mo stretchy="false">=</mo>
              <mi>b</mi>
            </mrow>
            <mrow>
              <mi>a</mi>
              <mo stretchy="false">+</mo>
              <mi>c</mi>
            </mrow>
            <mi>a</mi>
            <mspace width="6em"/>
            <mrow>
              <mo fence="true" stretchy="false">(</mo>
              <mrow>
                <mtext>Right Distributivity</mtext>
              </mrow>
              <mo fence="true" stretchy="false">)</mo>
            </mrow>
          </mrow>
        </mtd>
      </mtr>
      <mtr>
        <mtd>
          <mrow>
            <mrow>
              <msup>
                <mi>a</mi>
                <mn>2</mn>
              </msup>
              <mo stretchy="false">=</mo>
              <mi>η</mi>
            </mrow>
            <mrow>
              <mrow>
                <mo fence="true" stretchy="false">(</mo>
                <mrow>
                  <mrow>
                    <mi>a</mi>
                    <mi>,</mi>
                    <mi>a</mi>
                  </mrow>
                </mrow>
                <mo fence="true" stretchy="false">)</mo>
              </mrow>
              <mo stretchy="false">=</mo>
              <msub>
                <mi>ϵ</mi>
                <mi>a</mi>
              </msub>
            </mrow>
            <msup>
              <mrow>
                <mo fence="true" stretchy="true">|</mo>
                <mrow>
                  <mi>a</mi>
                </mrow>
                <mo fence="true" stretchy="true">|</mo>
              </mrow>
              <mn>2</mn>
            </msup>
            <mspace width="6em"/>
            <mrow>
              <mo fence="true" stretchy="false">(</mo>
              <mrow>
                <mtext>Contraction</mtext>
              </mrow>
              <mo fence="true" stretchy="false">)</mo>
            </mrow>
          </mrow>
        </mtd>
      </mtr>
    </mtable>
    <annotation encoding="StarMath 5.0">stack {
a ( b c ) = ( a b ) c ~~~ ("Associativity") #
a ( b + c ) = a b + a c ~~~ ("Left Distributivity") #
( b + c ) a = b a + c a ~~~ ("Right Distributivity") #
a^2 = %eta (a , a) = %epsilon sub a {abs a}^2 ~~~ ("Contraction")
}</annotation>
  </semantics>
</math>
</file>

<file path=Object 180/content.xml><?xml version="1.0" encoding="utf-8"?>
<math xmlns="http://www.w3.org/1998/Math/MathML" display="block">
  <semantics>
    <mrow>
      <mi>u</mi>
      <mi>w</mi>
      <mi>v</mi>
    </mrow>
    <annotation encoding="StarMath 5.0">u w v </annotation>
  </semantics>
</math>
</file>

<file path=Object 181/content.xml><?xml version="1.0" encoding="utf-8"?>
<math xmlns="http://www.w3.org/1998/Math/MathML" display="block">
  <semantics>
    <mrow>
      <mi>u</mi>
      <mi>v</mi>
      <mi>w</mi>
    </mrow>
    <annotation encoding="StarMath 5.0"> u v w </annotation>
  </semantics>
</math>
</file>

<file path=Object 182/content.xml><?xml version="1.0" encoding="utf-8"?>
<math xmlns="http://www.w3.org/1998/Math/MathML" display="block">
  <semantics>
    <mrow>
      <mn>½</mn>
      <mi>u</mi>
      <mrow>
        <mo fence="true" stretchy="false">(</mo>
        <mrow>
          <mrow>
            <mi>w</mi>
            <mrow>
              <mi>v</mi>
              <mo stretchy="false">+</mo>
              <mi>v</mi>
            </mrow>
            <mi>w</mi>
          </mrow>
        </mrow>
        <mo fence="true" stretchy="false">)</mo>
      </mrow>
    </mrow>
    <annotation encoding="StarMath 5.0"> ½   u (  w v + v w )</annotation>
  </semantics>
</math>
</file>

<file path=Object 183/content.xml><?xml version="1.0" encoding="utf-8"?>
<math xmlns="http://www.w3.org/1998/Math/MathML" display="block">
  <semantics>
    <mi>u</mi>
    <annotation encoding="StarMath 5.0">u</annotation>
  </semantics>
</math>
</file>

<file path=Object 184/content.xml><?xml version="1.0" encoding="utf-8"?>
<math xmlns="http://www.w3.org/1998/Math/MathML" display="block">
  <semantics>
    <mi>w</mi>
    <annotation encoding="StarMath 5.0">w</annotation>
  </semantics>
</math>
</file>

<file path=Object 185/content.xml><?xml version="1.0" encoding="utf-8"?>
<math xmlns="http://www.w3.org/1998/Math/MathML" display="block">
  <semantics>
    <mi>v</mi>
    <annotation encoding="StarMath 5.0">v</annotation>
  </semantics>
</math>
</file>

<file path=Object 186/content.xml><?xml version="1.0" encoding="utf-8"?>
<math xmlns="http://www.w3.org/1998/Math/MathML" display="block">
  <semantics>
    <mi>v</mi>
    <annotation encoding="StarMath 5.0"> v </annotation>
  </semantics>
</math>
</file>

<file path=Object 187/content.xml><?xml version="1.0" encoding="utf-8"?>
<math xmlns="http://www.w3.org/1998/Math/MathML" display="block">
  <semantics>
    <mi>w</mi>
    <annotation encoding="StarMath 5.0"> w </annotation>
  </semantics>
</math>
</file>

<file path=Object 188/content.xml><?xml version="1.0" encoding="utf-8"?>
<math xmlns="http://www.w3.org/1998/Math/MathML" display="block">
  <semantics>
    <mi>u</mi>
    <annotation encoding="StarMath 5.0"> u </annotation>
  </semantics>
</math>
</file>

<file path=Object 189/content.xml><?xml version="1.0" encoding="utf-8"?>
<math xmlns="http://www.w3.org/1998/Math/MathML">
  <semantics>
    <mrow>
      <mrow>
        <mo fence="true" stretchy="false">(</mo>
        <mrow>
          <mrow>
            <mi>u</mi>
            <mo stretchy="false">⋅</mo>
            <mi>w</mi>
          </mrow>
        </mrow>
        <mo fence="true" stretchy="false">)</mo>
      </mrow>
      <mrow>
        <mi>v</mi>
        <mo stretchy="false">−</mo>
        <mi>u</mi>
      </mrow>
      <mrow>
        <mo fence="true" stretchy="false">(</mo>
        <mrow>
          <mrow>
            <mi>v</mi>
            <mo stretchy="false">⋅</mo>
            <mi>w</mi>
          </mrow>
        </mrow>
        <mo fence="true" stretchy="false">)</mo>
      </mrow>
    </mrow>
    <annotation encoding="StarMath 5.0">( u cdot w ) v - u ( v cdot w )</annotation>
  </semantics>
</math>
</file>

<file path=Object 19/content.xml><?xml version="1.0" encoding="utf-8"?>
<math xmlns="http://www.w3.org/1998/Math/MathML">
  <semantics>
    <mrow>
      <msup>
        <mi>a</mi>
        <mn>2</mn>
      </msup>
      <mo stretchy="false">=</mo>
      <mrow>
        <msubsup>
          <mi>a</mi>
          <mn>1</mn>
          <mn>2</mn>
        </msubsup>
        <mo stretchy="false">+</mo>
        <msubsup>
          <mi>a</mi>
          <mn>2</mn>
          <mn>2</mn>
        </msubsup>
        <mo stretchy="false">+</mo>
        <msubsup>
          <mi>a</mi>
          <mn>3</mn>
          <mn>2</mn>
        </msubsup>
      </mrow>
    </mrow>
    <annotation encoding="StarMath 5.0">a^2 = a sub 1 sup 2 + a sub 2 sup 2 + a sub 3 sup 2</annotation>
  </semantics>
</math>
</file>

<file path=Object 190/content.xml><?xml version="1.0" encoding="utf-8"?>
<math xmlns="http://www.w3.org/1998/Math/MathML">
  <semantics>
    <mrow>
      <mn>½</mn>
      <mi>u</mi>
      <mrow>
        <mo fence="true" stretchy="false">(</mo>
        <mrow>
          <mrow>
            <mi>v</mi>
            <mrow>
              <mi>w</mi>
              <mo stretchy="false">+</mo>
              <mi>w</mi>
            </mrow>
            <mi>v</mi>
          </mrow>
        </mrow>
        <mo fence="true" stretchy="false">)</mo>
      </mrow>
    </mrow>
    <annotation encoding="StarMath 5.0"> ½ u ( v w + w v )</annotation>
  </semantics>
</math>
</file>

<file path=Object 191/content.xml><?xml version="1.0" encoding="utf-8"?>
<math xmlns="http://www.w3.org/1998/Math/MathML">
  <semantics>
    <mrow>
      <mn>½</mn>
      <mrow>
        <mo fence="true" stretchy="false">(</mo>
        <mrow>
          <mrow>
            <mi>u</mi>
            <mrow>
              <mi>w</mi>
              <mo stretchy="false">+</mo>
              <mi>w</mi>
            </mrow>
            <mi>u</mi>
          </mrow>
        </mrow>
        <mo fence="true" stretchy="false">)</mo>
      </mrow>
      <mi>v</mi>
    </mrow>
    <annotation encoding="StarMath 5.0"> ½ ( u w + w u ) v</annotation>
  </semantics>
</math>
</file>

<file path=Object 192/content.xml><?xml version="1.0" encoding="utf-8"?>
<math xmlns="http://www.w3.org/1998/Math/MathML">
  <semantics>
    <mrow>
      <mrow>
        <mo fence="true" stretchy="false">(</mo>
        <mrow>
          <mrow>
            <mi>w</mi>
            <mo stretchy="false">⋅</mo>
            <mi>u</mi>
          </mrow>
        </mrow>
        <mo fence="true" stretchy="false">)</mo>
      </mrow>
      <mrow>
        <mi>v</mi>
        <mo stretchy="false">=</mo>
        <mrow>
          <mo fence="true" stretchy="false">(</mo>
          <mrow>
            <mrow>
              <mi>u</mi>
              <mo stretchy="false">⋅</mo>
              <mi>w</mi>
            </mrow>
          </mrow>
          <mo fence="true" stretchy="false">)</mo>
        </mrow>
      </mrow>
      <mi>v</mi>
    </mrow>
    <annotation encoding="StarMath 5.0">( w cdot u ) v = ( u cdot w ) v</annotation>
  </semantics>
</math>
</file>

<file path=Object 193/content.xml><?xml version="1.0" encoding="utf-8"?>
<math xmlns="http://www.w3.org/1998/Math/MathML" display="block">
  <semantics>
    <mi>u</mi>
    <annotation encoding="StarMath 5.0">u</annotation>
  </semantics>
</math>
</file>

<file path=Object 194/content.xml><?xml version="1.0" encoding="utf-8"?>
<math xmlns="http://www.w3.org/1998/Math/MathML" display="block">
  <semantics>
    <mi>w</mi>
    <annotation encoding="StarMath 5.0">w</annotation>
  </semantics>
</math>
</file>

<file path=Object 195/content.xml><?xml version="1.0" encoding="utf-8"?>
<math xmlns="http://www.w3.org/1998/Math/MathML">
  <semantics>
    <mrow>
      <mrow>
        <mo fence="true" stretchy="false">(</mo>
        <mrow>
          <mrow>
            <mi>w</mi>
            <mo stretchy="false">⋅</mo>
            <mi>v</mi>
          </mrow>
        </mrow>
        <mo fence="true" stretchy="false">)</mo>
      </mrow>
      <mrow>
        <mi>u</mi>
        <mo stretchy="false">=</mo>
        <mi>u</mi>
      </mrow>
      <mrow>
        <mo fence="true" stretchy="false">(</mo>
        <mrow>
          <mrow>
            <mi>v</mi>
            <mo stretchy="false">⋅</mo>
            <mi>w</mi>
          </mrow>
        </mrow>
        <mo fence="true" stretchy="false">)</mo>
      </mrow>
    </mrow>
    <annotation encoding="StarMath 5.0">( w cdot v ) u = u ( v cdot w )</annotation>
  </semantics>
</math>
</file>

<file path=Object 196/content.xml><?xml version="1.0" encoding="utf-8"?>
<math xmlns="http://www.w3.org/1998/Math/MathML" display="block">
  <semantics>
    <mi>v</mi>
    <annotation encoding="StarMath 5.0"> v</annotation>
  </semantics>
</math>
</file>

<file path=Object 197/content.xml><?xml version="1.0" encoding="utf-8"?>
<math xmlns="http://www.w3.org/1998/Math/MathML" display="block">
  <semantics>
    <mi>u</mi>
    <annotation encoding="StarMath 5.0">u</annotation>
  </semantics>
</math>
</file>

<file path=Object 198/content.xml><?xml version="1.0" encoding="utf-8"?>
<math xmlns="http://www.w3.org/1998/Math/MathML" display="block">
  <semantics>
    <mrow>
      <mi>w</mi>
      <mrow>
        <mrow>
          <mo fence="true" stretchy="false">(</mo>
          <mrow>
            <mrow>
              <mi>u</mi>
              <mo stretchy="false">∧</mo>
              <mi>v</mi>
            </mrow>
          </mrow>
          <mo fence="true" stretchy="false">)</mo>
        </mrow>
        <mo stretchy="false">=</mo>
        <mn>2</mn>
      </mrow>
      <mrow>
        <mo fence="true" stretchy="false">(</mo>
        <mrow>
          <mrow>
            <mi>w</mi>
            <mo stretchy="false">⋅</mo>
            <mi>u</mi>
          </mrow>
        </mrow>
        <mo fence="true" stretchy="false">)</mo>
      </mrow>
      <mrow>
        <mi>v</mi>
        <mo stretchy="false">−</mo>
        <mn>2</mn>
      </mrow>
      <mrow>
        <mo fence="true" stretchy="false">(</mo>
        <mrow>
          <mrow>
            <mi>w</mi>
            <mo stretchy="false">⋅</mo>
            <mi>v</mi>
          </mrow>
        </mrow>
        <mo fence="true" stretchy="false">)</mo>
      </mrow>
      <mrow>
        <mi>u</mi>
        <mo stretchy="false">+</mo>
        <mn>½</mn>
      </mrow>
      <mrow>
        <mo fence="true" stretchy="false">[</mo>
        <mrow>
          <mrow>
            <mi>u</mi>
            <mi>v</mi>
            <mrow>
              <mi>w</mi>
              <mo stretchy="false">−</mo>
              <mi>v</mi>
            </mrow>
            <mi>u</mi>
            <mi>w</mi>
          </mrow>
        </mrow>
        <mo fence="true" stretchy="false">]</mo>
      </mrow>
    </mrow>
    <annotation encoding="StarMath 5.0">w ( u and v ) = 2 ( w cdot u ) v - 2 ( w cdot v ) u + ½ [ u v w - v u w ]</annotation>
  </semantics>
</math>
</file>

<file path=Object 199/content.xml><?xml version="1.0" encoding="utf-8"?>
<math xmlns="http://www.w3.org/1998/Math/MathML" display="block">
  <semantics>
    <mrow>
      <mn>½</mn>
      <mrow>
        <mrow>
          <mo fence="true" stretchy="false">[</mo>
          <mrow>
            <mrow>
              <mi>u</mi>
              <mi>v</mi>
              <mrow>
                <mi>w</mi>
                <mo stretchy="false">−</mo>
                <mi>v</mi>
              </mrow>
              <mi>u</mi>
              <mi>w</mi>
            </mrow>
          </mrow>
          <mo fence="true" stretchy="false">]</mo>
        </mrow>
        <mo stretchy="false">=</mo>
        <mn>½</mn>
      </mrow>
      <mrow>
        <mo fence="true" stretchy="false">[</mo>
        <mrow>
          <mrow>
            <mi>u</mi>
            <mrow>
              <mi>v</mi>
              <mo stretchy="false">−</mo>
              <mi>v</mi>
            </mrow>
            <mi>u</mi>
          </mrow>
        </mrow>
        <mo fence="true" stretchy="false">]</mo>
      </mrow>
      <mrow>
        <mi>w</mi>
        <mo stretchy="false">=</mo>
        <mrow>
          <mo fence="true" stretchy="false">(</mo>
          <mrow>
            <mrow>
              <mi>u</mi>
              <mo stretchy="false">∧</mo>
              <mi>v</mi>
            </mrow>
          </mrow>
          <mo fence="true" stretchy="false">)</mo>
        </mrow>
      </mrow>
      <mi>w</mi>
    </mrow>
    <annotation encoding="StarMath 5.0">½ [ u v w - v u w ] = ½ [ u v - v u ] w = ( u and v ) w</annotation>
  </semantics>
</math>
</file>

<file path=Object 2/content.xml><?xml version="1.0" encoding="utf-8"?>
<math xmlns="http://www.w3.org/1998/Math/MathML">
  <semantics>
    <msub>
      <mi>ℳ</mi>
      <mrow>
        <mn>1</mn>
        <mi>,</mi>
        <mn>3</mn>
      </mrow>
    </msub>
    <annotation encoding="StarMath 5.0">ℳ sub {1 , 3}</annotation>
  </semantics>
</math>
</file>

<file path=Object 20/content.xml><?xml version="1.0" encoding="utf-8"?>
<math xmlns="http://www.w3.org/1998/Math/MathML">
  <semantics>
    <msub>
      <mi>ϵ</mi>
      <mi>a</mi>
    </msub>
    <annotation encoding="StarMath 5.0">%epsilon sub a</annotation>
  </semantics>
</math>
</file>

<file path=Object 200/content.xml><?xml version="1.0" encoding="utf-8"?>
<math xmlns="http://www.w3.org/1998/Math/MathML" display="block">
  <semantics>
    <mi>u</mi>
    <annotation encoding="StarMath 5.0">u </annotation>
  </semantics>
</math>
</file>

<file path=Object 201/content.xml><?xml version="1.0" encoding="utf-8"?>
<math xmlns="http://www.w3.org/1998/Math/MathML" display="block">
  <semantics>
    <mi>v</mi>
    <annotation encoding="StarMath 5.0"> v </annotation>
  </semantics>
</math>
</file>

<file path=Object 202/content.xml><?xml version="1.0" encoding="utf-8"?>
<math xmlns="http://www.w3.org/1998/Math/MathML" display="block">
  <semantics>
    <mi>w</mi>
    <annotation encoding="StarMath 5.0">w</annotation>
  </semantics>
</math>
</file>

<file path=Object 203/content.xml><?xml version="1.0" encoding="utf-8"?>
<math xmlns="http://www.w3.org/1998/Math/MathML" display="block">
  <semantics>
    <mrow>
      <mrow>
        <mo fence="true" stretchy="false">(</mo>
        <mrow>
          <mrow>
            <mi>u</mi>
            <mo stretchy="false">∧</mo>
            <mi>v</mi>
          </mrow>
        </mrow>
        <mo fence="true" stretchy="false">)</mo>
      </mrow>
      <mi>w</mi>
    </mrow>
    <annotation encoding="StarMath 5.0">( u and v ) w</annotation>
  </semantics>
</math>
</file>

<file path=Object 204/content.xml><?xml version="1.0" encoding="utf-8"?>
<math xmlns="http://www.w3.org/1998/Math/MathML" display="block">
  <semantics>
    <mrow>
      <mi>w</mi>
      <mrow>
        <mrow>
          <mo fence="true" stretchy="false">(</mo>
          <mrow>
            <mrow>
              <mi>u</mi>
              <mo stretchy="false">∧</mo>
              <mi>v</mi>
            </mrow>
          </mrow>
          <mo fence="true" stretchy="false">)</mo>
        </mrow>
        <mo stretchy="false">−</mo>
        <mrow>
          <mo fence="true" stretchy="false">(</mo>
          <mrow>
            <mrow>
              <mi>u</mi>
              <mo stretchy="false">∧</mo>
              <mi>v</mi>
            </mrow>
          </mrow>
          <mo fence="true" stretchy="false">)</mo>
        </mrow>
      </mrow>
      <mrow>
        <mi>w</mi>
        <mo stretchy="false">=</mo>
        <mn>2</mn>
      </mrow>
      <mrow>
        <mo fence="true" stretchy="false">(</mo>
        <mrow>
          <mrow>
            <mi>w</mi>
            <mo stretchy="false">⋅</mo>
            <mi>u</mi>
          </mrow>
        </mrow>
        <mo fence="true" stretchy="false">)</mo>
      </mrow>
      <mrow>
        <mi>v</mi>
        <mo stretchy="false">−</mo>
        <mn>2</mn>
      </mrow>
      <mrow>
        <mo fence="true" stretchy="false">(</mo>
        <mrow>
          <mrow>
            <mi>w</mi>
            <mo stretchy="false">⋅</mo>
            <mi>v</mi>
          </mrow>
        </mrow>
        <mo fence="true" stretchy="false">)</mo>
      </mrow>
      <mi>u</mi>
    </mrow>
    <annotation encoding="StarMath 5.0">w ( u and v ) - ( u and v ) w = 2 ( w cdot u ) v - 2 ( w cdot v ) u</annotation>
  </semantics>
</math>
</file>

<file path=Object 205/content.xml><?xml version="1.0" encoding="utf-8"?>
<math xmlns="http://www.w3.org/1998/Math/MathML" display="block">
  <semantics>
    <mi>w</mi>
    <annotation encoding="StarMath 5.0">w</annotation>
  </semantics>
</math>
</file>

<file path=Object 206/content.xml><?xml version="1.0" encoding="utf-8"?>
<math xmlns="http://www.w3.org/1998/Math/MathML" display="block">
  <semantics>
    <mrow>
      <mn>½</mn>
      <mrow>
        <mrow>
          <mo fence="true" stretchy="false">(</mo>
          <mrow>
            <mrow>
              <mi>w</mi>
              <mrow>
                <mrow>
                  <mo fence="true" stretchy="false">(</mo>
                  <mrow>
                    <mrow>
                      <mi>u</mi>
                      <mo stretchy="false">∧</mo>
                      <mi>v</mi>
                    </mrow>
                  </mrow>
                  <mo fence="true" stretchy="false">)</mo>
                </mrow>
                <mo stretchy="false">−</mo>
                <mrow>
                  <mo fence="true" stretchy="false">(</mo>
                  <mrow>
                    <mrow>
                      <mi>u</mi>
                      <mo stretchy="false">∧</mo>
                      <mi>v</mi>
                    </mrow>
                  </mrow>
                  <mo fence="true" stretchy="false">)</mo>
                </mrow>
              </mrow>
              <mi>w</mi>
            </mrow>
          </mrow>
          <mo fence="true" stretchy="false">)</mo>
        </mrow>
        <mo stretchy="false">=</mo>
        <mrow>
          <mo fence="true" stretchy="false">(</mo>
          <mrow>
            <mrow>
              <mi>w</mi>
              <mo stretchy="false">⋅</mo>
              <mi>u</mi>
            </mrow>
          </mrow>
          <mo fence="true" stretchy="false">)</mo>
        </mrow>
      </mrow>
      <mrow>
        <mi>v</mi>
        <mo stretchy="false">−</mo>
        <mrow>
          <mo fence="true" stretchy="false">(</mo>
          <mrow>
            <mrow>
              <mi>w</mi>
              <mo stretchy="false">⋅</mo>
              <mi>v</mi>
            </mrow>
          </mrow>
          <mo fence="true" stretchy="false">)</mo>
        </mrow>
      </mrow>
      <mi>u</mi>
    </mrow>
    <annotation encoding="StarMath 5.0">½ ( w ( u and v ) - ( u and v ) w ) = ( w cdot u ) v - ( w cdot v ) u</annotation>
  </semantics>
</math>
</file>

<file path=Object 207/content.xml><?xml version="1.0" encoding="utf-8"?>
<math xmlns="http://www.w3.org/1998/Math/MathML" display="block">
  <semantics>
    <mi>w</mi>
    <annotation encoding="StarMath 5.0"> w </annotation>
  </semantics>
</math>
</file>

<file path=Object 208/content.xml><?xml version="1.0" encoding="utf-8"?>
<math xmlns="http://www.w3.org/1998/Math/MathML" display="block">
  <semantics>
    <mi>A</mi>
    <annotation encoding="StarMath 5.0">A</annotation>
  </semantics>
</math>
</file>

<file path=Object 209/content.xml><?xml version="1.0" encoding="utf-8"?>
<math xmlns="http://www.w3.org/1998/Math/MathML" display="block">
  <semantics>
    <mrow>
      <mi>w</mi>
      <mo stretchy="false">⋅</mo>
      <mi>A</mi>
    </mrow>
    <annotation encoding="StarMath 5.0">w cdot A</annotation>
  </semantics>
</math>
</file>

<file path=Object 21/content.xml><?xml version="1.0" encoding="utf-8"?>
<math xmlns="http://www.w3.org/1998/Math/MathML" display="block">
  <semantics>
    <mrow>
      <mi>a</mi>
      <mrow>
        <mi>b</mi>
        <mo stretchy="false">=</mo>
        <mrow>
          <mrow>
            <mi>a</mi>
            <mo stretchy="false">⋅</mo>
            <mi>b</mi>
          </mrow>
          <mo stretchy="false">+</mo>
          <mrow>
            <mi>a</mi>
            <mo stretchy="false">∧</mo>
            <mi>b</mi>
          </mrow>
        </mrow>
      </mrow>
    </mrow>
    <annotation encoding="StarMath 5.0">a b = a cdot b +a and b</annotation>
  </semantics>
</math>
</file>

<file path=Object 210/content.xml><?xml version="1.0" encoding="utf-8"?>
<math xmlns="http://www.w3.org/1998/Math/MathML" display="block">
  <semantics>
    <mrow>
      <mi>w</mi>
      <mo stretchy="false">⋅</mo>
      <mi>A</mi>
    </mrow>
    <annotation encoding="StarMath 5.0"> w cdot A</annotation>
  </semantics>
</math>
</file>

<file path=Object 211/content.xml><?xml version="1.0" encoding="utf-8"?>
<math xmlns="http://www.w3.org/1998/Math/MathML" display="block">
  <semantics>
    <mrow>
      <mi>Antisym</mi>
      <mrow>
        <mrow>
          <mo fence="true" stretchy="false">[</mo>
          <mrow>
            <mrow>
              <mi>w</mi>
              <mi>A</mi>
            </mrow>
          </mrow>
          <mo fence="true" stretchy="false">]</mo>
        </mrow>
        <mo stretchy="false">=</mo>
        <mrow>
          <mi>w</mi>
          <mo stretchy="false">⋅</mo>
          <mi>A</mi>
        </mrow>
      </mrow>
    </mrow>
    <annotation encoding="StarMath 5.0">{func Antisym} [ w A ] = w cdot A</annotation>
  </semantics>
</math>
</file>

<file path=Object 212/content.xml><?xml version="1.0" encoding="utf-8"?>
<math xmlns="http://www.w3.org/1998/Math/MathML">
  <semantics>
    <mrow>
      <mi>η</mi>
      <mrow>
        <mo fence="true" stretchy="false">(</mo>
        <mrow>
          <mrow>
            <mi>w</mi>
            <mi>,</mi>
            <mi>A</mi>
          </mrow>
        </mrow>
        <mo fence="true" stretchy="false">)</mo>
      </mrow>
    </mrow>
    <annotation encoding="StarMath 5.0">%eta ( w , A )</annotation>
  </semantics>
</math>
</file>

<file path=Object 213/content.xml><?xml version="1.0" encoding="utf-8"?>
<math xmlns="http://www.w3.org/1998/Math/MathML">
  <semantics>
    <mrow>
      <mi>w</mi>
      <mo stretchy="false">⋅</mo>
      <mi>A</mi>
    </mrow>
    <annotation encoding="StarMath 5.0">w cdot A</annotation>
  </semantics>
</math>
</file>

<file path=Object 214/content.xml><?xml version="1.0" encoding="utf-8"?>
<math xmlns="http://www.w3.org/1998/Math/MathML" display="block">
  <semantics>
    <mrow>
      <mi>w</mi>
      <mo stretchy="false">∧</mo>
      <mi>A</mi>
    </mrow>
    <annotation encoding="StarMath 5.0">w and A</annotation>
  </semantics>
</math>
</file>

<file path=Object 215/content.xml><?xml version="1.0" encoding="utf-8"?>
<math xmlns="http://www.w3.org/1998/Math/MathML" display="block">
  <semantics>
    <mi>w</mi>
    <annotation encoding="StarMath 5.0">w</annotation>
  </semantics>
</math>
</file>

<file path=Object 216/content.xml><?xml version="1.0" encoding="utf-8"?>
<math xmlns="http://www.w3.org/1998/Math/MathML" display="block">
  <semantics>
    <mi>A</mi>
    <annotation encoding="StarMath 5.0">A</annotation>
  </semantics>
</math>
</file>

<file path=Object 217/content.xml><?xml version="1.0" encoding="utf-8"?>
<math xmlns="http://www.w3.org/1998/Math/MathML" display="block">
  <semantics>
    <mi>M</mi>
    <annotation encoding="StarMath 5.0">M</annotation>
  </semantics>
</math>
</file>

<file path=Object 218/content.xml><?xml version="1.0" encoding="utf-8"?>
<math xmlns="http://www.w3.org/1998/Math/MathML">
  <semantics>
    <msub>
      <mrow>
        <mo fence="true" stretchy="false">⟨</mo>
        <mrow>
          <mi>M</mi>
        </mrow>
        <mo fence="true" stretchy="false">⟩</mo>
      </mrow>
      <mn>2</mn>
    </msub>
    <annotation encoding="StarMath 5.0">langle M rangle sub 2</annotation>
  </semantics>
</math>
</file>

<file path=Object 219/content.xml><?xml version="1.0" encoding="utf-8"?>
<math xmlns="http://www.w3.org/1998/Math/MathML" display="block">
  <semantics>
    <mi>H</mi>
    <annotation encoding="StarMath 5.0"> H </annotation>
  </semantics>
</math>
</file>

<file path=Object 22/content.xml><?xml version="1.0" encoding="utf-8"?>
<math xmlns="http://www.w3.org/1998/Math/MathML" display="block">
  <semantics>
    <mrow>
      <mrow>
        <mrow>
          <mi>a</mi>
          <mo stretchy="false">⋅</mo>
          <mi>b</mi>
        </mrow>
        <mo stretchy="false">=</mo>
        <mn>½</mn>
      </mrow>
      <mrow>
        <mrow>
          <mo fence="true" stretchy="false">(</mo>
          <mrow>
            <mrow>
              <mi>a</mi>
              <mrow>
                <mi>b</mi>
                <mo stretchy="false">+</mo>
                <mi>b</mi>
              </mrow>
              <mi>a</mi>
            </mrow>
          </mrow>
          <mo fence="true" stretchy="false">)</mo>
        </mrow>
        <mo stretchy="false">=</mo>
        <mrow>
          <mi>b</mi>
          <mo stretchy="false">⋅</mo>
          <mi>a</mi>
        </mrow>
        <mo stretchy="false">=</mo>
        <mi>η</mi>
      </mrow>
      <mrow>
        <mo fence="true" stretchy="false">(</mo>
        <mrow>
          <mrow>
            <mi>a</mi>
            <mi>,</mi>
            <mi>b</mi>
          </mrow>
        </mrow>
        <mo fence="true" stretchy="false">)</mo>
      </mrow>
    </mrow>
    <annotation encoding="StarMath 5.0">a cdot b = ½ ( a b + b a ) = b cdot a = %eta ( a , b )</annotation>
  </semantics>
</math>
</file>

<file path=Object 220/content.xml><?xml version="1.0" encoding="utf-8"?>
<math xmlns="http://www.w3.org/1998/Math/MathML">
  <semantics>
    <msub>
      <mrow>
        <mo fence="true" stretchy="false">⟨</mo>
        <mrow>
          <mi>H</mi>
        </mrow>
        <mo fence="true" stretchy="false">⟩</mo>
      </mrow>
      <mn>4</mn>
    </msub>
    <annotation encoding="StarMath 5.0">langle H rangle sub 4</annotation>
  </semantics>
</math>
</file>

<file path=Object 221/content.xml><?xml version="1.0" encoding="utf-8"?>
<math xmlns="http://www.w3.org/1998/Math/MathML" display="block">
  <semantics>
    <mrow>
      <mi>w</mi>
      <mrow>
        <mi>A</mi>
        <mo stretchy="false">=</mo>
        <mrow>
          <mrow>
            <mi>w</mi>
            <mo stretchy="false">⋅</mo>
            <mi>A</mi>
          </mrow>
          <mo stretchy="false">+</mo>
          <mrow>
            <mi>w</mi>
            <mo stretchy="false">∧</mo>
            <mi>A</mi>
          </mrow>
        </mrow>
      </mrow>
    </mrow>
    <annotation encoding="StarMath 5.0">w A = w cdot A + w and A</annotation>
  </semantics>
</math>
</file>

<file path=Object 222/content.xml><?xml version="1.0" encoding="utf-8"?>
<math xmlns="http://www.w3.org/1998/Math/MathML" display="block">
  <semantics>
    <mrow>
      <mrow>
        <mrow>
          <mi>w</mi>
          <mo stretchy="false">⋅</mo>
          <mi>A</mi>
        </mrow>
        <mo stretchy="false">=</mo>
        <mn>½</mn>
      </mrow>
      <mrow>
        <mo fence="true" stretchy="false">(</mo>
        <mrow>
          <mrow>
            <mi>w</mi>
            <mrow>
              <mi>A</mi>
              <mo stretchy="false">−</mo>
              <mi>A</mi>
            </mrow>
            <mi>w</mi>
          </mrow>
        </mrow>
        <mo fence="true" stretchy="false">)</mo>
      </mrow>
      <mspace width="2em"/>
      <mi>,</mi>
      <mspace width="2em"/>
      <mrow>
        <mrow>
          <mi>w</mi>
          <mo stretchy="false">∧</mo>
          <mi>A</mi>
        </mrow>
        <mo stretchy="false">=</mo>
        <mn>½</mn>
      </mrow>
      <mrow>
        <mo fence="true" stretchy="false">(</mo>
        <mrow>
          <mrow>
            <mi>w</mi>
            <mrow>
              <mi>A</mi>
              <mo stretchy="false">+</mo>
              <mi>A</mi>
            </mrow>
            <mi>w</mi>
          </mrow>
        </mrow>
        <mo fence="true" stretchy="false">)</mo>
      </mrow>
    </mrow>
    <annotation encoding="StarMath 5.0">w cdot A = ½ ( w A - A w ) ~,~ w and A = ½ ( w A + A w )</annotation>
  </semantics>
</math>
</file>

<file path=Object 223/content.xml><?xml version="1.0" encoding="utf-8"?>
<math xmlns="http://www.w3.org/1998/Math/MathML" display="block">
  <semantics>
    <mi>w</mi>
    <annotation encoding="StarMath 5.0">w</annotation>
  </semantics>
</math>
</file>

<file path=Object 224/content.xml><?xml version="1.0" encoding="utf-8"?>
<math xmlns="http://www.w3.org/1998/Math/MathML" display="block">
  <semantics>
    <mi>A</mi>
    <annotation encoding="StarMath 5.0">A</annotation>
  </semantics>
</math>
</file>

<file path=Object 225/content.xml><?xml version="1.0" encoding="utf-8"?>
<math xmlns="http://www.w3.org/1998/Math/MathML">
  <semantics>
    <mrow>
      <mi>w</mi>
      <mo stretchy="false">⋅</mo>
      <mi>A</mi>
    </mrow>
    <annotation encoding="StarMath 5.0">w cdot A</annotation>
  </semantics>
</math>
</file>

<file path=Object 226/content.xml><?xml version="1.0" encoding="utf-8"?>
<math xmlns="http://www.w3.org/1998/Math/MathML">
  <semantics>
    <mrow>
      <mi>w</mi>
      <mo stretchy="false">∧</mo>
      <mi>A</mi>
    </mrow>
    <annotation encoding="StarMath 5.0">w and A</annotation>
  </semantics>
</math>
</file>

<file path=Object 227/content.xml><?xml version="1.0" encoding="utf-8"?>
<math xmlns="http://www.w3.org/1998/Math/MathML" display="block">
  <semantics>
    <mrow>
      <mi>w</mi>
      <mo stretchy="false">∧</mo>
      <mi>u</mi>
      <mo stretchy="false">∧</mo>
      <mi>v</mi>
    </mrow>
    <annotation encoding="StarMath 5.0">w and u and v</annotation>
  </semantics>
</math>
</file>

<file path=Object 228/content.xml><?xml version="1.0" encoding="utf-8"?>
<math xmlns="http://www.w3.org/1998/Math/MathML" display="block">
  <semantics>
    <mrow>
      <mi>A</mi>
      <mo stretchy="false">=</mo>
      <mrow>
        <mi>u</mi>
        <mo stretchy="false">∧</mo>
        <mi>v</mi>
      </mrow>
    </mrow>
    <annotation encoding="StarMath 5.0">A = u and v</annotation>
  </semantics>
</math>
</file>

<file path=Object 229/content.xml><?xml version="1.0" encoding="utf-8"?>
<math xmlns="http://www.w3.org/1998/Math/MathML">
  <semantics>
    <mrow>
      <mn>½</mn>
      <mrow>
        <mo fence="true" stretchy="false">(</mo>
        <mrow>
          <mrow>
            <mi>w</mi>
            <mrow>
              <mi>A</mi>
              <mo stretchy="false">+</mo>
              <mi>A</mi>
            </mrow>
            <mi>w</mi>
          </mrow>
        </mrow>
        <mo fence="true" stretchy="false">)</mo>
      </mrow>
    </mrow>
    <annotation encoding="StarMath 5.0">½ ( w A + A w )</annotation>
  </semantics>
</math>
</file>

<file path=Object 23/content.xml><?xml version="1.0" encoding="utf-8"?>
<math xmlns="http://www.w3.org/1998/Math/MathML" display="block">
  <semantics>
    <mrow>
      <mrow>
        <mrow>
          <mi>a</mi>
          <mo stretchy="false">∧</mo>
          <mi>b</mi>
        </mrow>
        <mo stretchy="false">=</mo>
        <mn>½</mn>
      </mrow>
      <mrow>
        <mrow>
          <mo fence="true" stretchy="false">(</mo>
          <mrow>
            <mrow>
              <mi>a</mi>
              <mrow>
                <mi>b</mi>
                <mo stretchy="false">−</mo>
                <mi>b</mi>
              </mrow>
              <mi>a</mi>
            </mrow>
          </mrow>
          <mo fence="true" stretchy="false">)</mo>
        </mrow>
        <mo stretchy="false">=</mo>
        <mrow>
          <mrow>
            <mo stretchy="false">−</mo>
            <mi>b</mi>
          </mrow>
          <mo stretchy="false">∧</mo>
          <mi>a</mi>
        </mrow>
      </mrow>
    </mrow>
    <annotation encoding="StarMath 5.0">a and b = ½ ( a b - b a ) = - b and a</annotation>
  </semantics>
</math>
</file>

<file path=Object 230/content.xml><?xml version="1.0" encoding="utf-8"?>
<math xmlns="http://www.w3.org/1998/Math/MathML">
  <semantics>
    <mrow>
      <mi>A</mi>
      <mi>w</mi>
    </mrow>
    <annotation encoding="StarMath 5.0">A w</annotation>
  </semantics>
</math>
</file>

<file path=Object 231/content.xml><?xml version="1.0" encoding="utf-8"?>
<math xmlns="http://www.w3.org/1998/Math/MathML" display="block">
  <semantics>
    <mi>A</mi>
    <annotation encoding="StarMath 5.0">A</annotation>
  </semantics>
</math>
</file>

<file path=Object 232/content.xml><?xml version="1.0" encoding="utf-8"?>
<math xmlns="http://www.w3.org/1998/Math/MathML" display="block">
  <semantics>
    <mi>w</mi>
    <annotation encoding="StarMath 5.0">w</annotation>
  </semantics>
</math>
</file>

<file path=Object 233/content.xml><?xml version="1.0" encoding="utf-8"?>
<math xmlns="http://www.w3.org/1998/Math/MathML" display="block">
  <semantics>
    <mi>u</mi>
    <annotation encoding="StarMath 5.0">u</annotation>
  </semantics>
</math>
</file>

<file path=Object 234/content.xml><?xml version="1.0" encoding="utf-8"?>
<math xmlns="http://www.w3.org/1998/Math/MathML" display="block">
  <semantics>
    <mi>v</mi>
    <annotation encoding="StarMath 5.0">v</annotation>
  </semantics>
</math>
</file>

<file path=Object 235/content.xml><?xml version="1.0" encoding="utf-8"?>
<math xmlns="http://www.w3.org/1998/Math/MathML" display="block">
  <semantics>
    <mrow>
      <mi>u</mi>
      <mo stretchy="false">∧</mo>
      <mi>v</mi>
      <mo stretchy="false">∧</mo>
      <mi>w</mi>
    </mrow>
    <annotation encoding="StarMath 5.0">u and v and w</annotation>
  </semantics>
</math>
</file>

<file path=Object 236/content.xml><?xml version="1.0" encoding="utf-8"?>
<math xmlns="http://www.w3.org/1998/Math/MathML">
  <semantics>
    <mrow>
      <mi>w</mi>
      <mi>A</mi>
    </mrow>
    <annotation encoding="StarMath 5.0">w A</annotation>
  </semantics>
</math>
</file>

<file path=Object 237/content.xml><?xml version="1.0" encoding="utf-8"?>
<math xmlns="http://www.w3.org/1998/Math/MathML" display="block">
  <semantics>
    <mrow>
      <mrow>
        <mi>w</mi>
        <mo stretchy="false">∧</mo>
        <mi>u</mi>
        <mo stretchy="false">∧</mo>
        <mi>v</mi>
      </mrow>
      <mo stretchy="false">=</mo>
      <mrow>
        <mrow>
          <mo stretchy="false">−</mo>
          <mi>u</mi>
        </mrow>
        <mo stretchy="false">∧</mo>
        <mi>w</mi>
        <mo stretchy="false">∧</mo>
        <mi>v</mi>
      </mrow>
      <mo stretchy="false">=</mo>
      <mrow>
        <mi>u</mi>
        <mo stretchy="false">∧</mo>
        <mi>v</mi>
        <mo stretchy="false">∧</mo>
        <mi>w</mi>
      </mrow>
    </mrow>
    <annotation encoding="StarMath 5.0">w and u and v = - u and w and v = u and v and w</annotation>
  </semantics>
</math>
</file>

<file path=Object 238/content.xml><?xml version="1.0" encoding="utf-8"?>
<math xmlns="http://www.w3.org/1998/Math/MathML" display="block">
  <semantics>
    <mi>A</mi>
    <annotation encoding="StarMath 5.0">A</annotation>
  </semantics>
</math>
</file>

<file path=Object 239/content.xml><?xml version="1.0" encoding="utf-8"?>
<math xmlns="http://www.w3.org/1998/Math/MathML" display="block">
  <semantics>
    <mi>A</mi>
    <annotation encoding="StarMath 5.0">A</annotation>
  </semantics>
</math>
</file>

<file path=Object 24/content.xml><?xml version="1.0" encoding="utf-8"?>
<math xmlns="http://www.w3.org/1998/Math/MathML">
  <semantics>
    <mrow>
      <mi>a</mi>
      <mo stretchy="false">⋅</mo>
      <mi>b</mi>
    </mrow>
    <annotation encoding="StarMath 5.0">a cdot b</annotation>
  </semantics>
</math>
</file>

<file path=Object 240/content.xml><?xml version="1.0" encoding="utf-8"?>
<math xmlns="http://www.w3.org/1998/Math/MathML" display="block">
  <semantics>
    <mi>A</mi>
    <annotation encoding="StarMath 5.0">A</annotation>
  </semantics>
</math>
</file>

<file path=Object 241/content.xml><?xml version="1.0" encoding="utf-8"?>
<math xmlns="http://www.w3.org/1998/Math/MathML" display="block">
  <semantics>
    <mi>w</mi>
    <annotation encoding="StarMath 5.0">w</annotation>
  </semantics>
</math>
</file>

<file path=Object 242/content.xml><?xml version="1.0" encoding="utf-8"?>
<math xmlns="http://www.w3.org/1998/Math/MathML">
  <semantics>
    <mrow>
      <mrow>
        <mo fence="true" stretchy="false">(</mo>
        <mrow>
          <mrow>
            <mi>w</mi>
            <mo stretchy="false">⋅</mo>
            <mi>u</mi>
          </mrow>
        </mrow>
        <mo fence="true" stretchy="false">)</mo>
      </mrow>
      <mrow>
        <mi>v</mi>
        <mo stretchy="false">−</mo>
        <mrow>
          <mo fence="true" stretchy="false">(</mo>
          <mrow>
            <mrow>
              <mi>w</mi>
              <mo stretchy="false">⋅</mo>
              <mi>v</mi>
            </mrow>
          </mrow>
          <mo fence="true" stretchy="false">)</mo>
        </mrow>
      </mrow>
      <mi>u</mi>
    </mrow>
    <annotation encoding="StarMath 5.0">( w cdot u ) v - ( w cdot v ) u</annotation>
  </semantics>
</math>
</file>

<file path=Object 243/content.xml><?xml version="1.0" encoding="utf-8"?>
<math xmlns="http://www.w3.org/1998/Math/MathML">
  <semantics>
    <mrow>
      <mi>w</mi>
      <mo stretchy="false">∧</mo>
      <mi>u</mi>
      <mo stretchy="false">∧</mo>
      <mi>v</mi>
    </mrow>
    <annotation encoding="StarMath 5.0">w and u and v</annotation>
  </semantics>
</math>
</file>

<file path=Object 244/content.xml><?xml version="1.0" encoding="utf-8"?>
<math xmlns="http://www.w3.org/1998/Math/MathML">
  <semantics>
    <mrow>
      <mrow>
        <mo fence="true" stretchy="false">(</mo>
        <mrow>
          <mrow>
            <mi>w</mi>
            <mo stretchy="false">⋅</mo>
            <mi>u</mi>
          </mrow>
        </mrow>
        <mo fence="true" stretchy="false">)</mo>
      </mrow>
      <mrow>
        <mi>v</mi>
        <mo stretchy="false">−</mo>
        <mrow>
          <mo fence="true" stretchy="false">(</mo>
          <mrow>
            <mrow>
              <mi>w</mi>
              <mo stretchy="false">⋅</mo>
              <mi>v</mi>
            </mrow>
          </mrow>
          <mo fence="true" stretchy="false">)</mo>
        </mrow>
      </mrow>
      <mi>u</mi>
    </mrow>
    <annotation encoding="StarMath 5.0">( w cdot u ) v - ( w cdot v ) u</annotation>
  </semantics>
</math>
</file>

<file path=Object 245/content.xml><?xml version="1.0" encoding="utf-8"?>
<math xmlns="http://www.w3.org/1998/Math/MathML" display="block">
  <semantics>
    <mi>w</mi>
    <annotation encoding="StarMath 5.0">w</annotation>
  </semantics>
</math>
</file>

<file path=Object 246/content.xml><?xml version="1.0" encoding="utf-8"?>
<math xmlns="http://www.w3.org/1998/Math/MathML" display="block">
  <semantics>
    <mi>A</mi>
    <annotation encoding="StarMath 5.0">A</annotation>
  </semantics>
</math>
</file>

<file path=Object 247/content.xml><?xml version="1.0" encoding="utf-8"?>
<math xmlns="http://www.w3.org/1998/Math/MathML" display="block">
  <semantics>
    <mi>v</mi>
    <annotation encoding="StarMath 5.0"> v </annotation>
  </semantics>
</math>
</file>

<file path=Object 248/content.xml><?xml version="1.0" encoding="utf-8"?>
<math xmlns="http://www.w3.org/1998/Math/MathML" display="block">
  <semantics>
    <mi>w</mi>
    <annotation encoding="StarMath 5.0"> w </annotation>
  </semantics>
</math>
</file>

<file path=Object 249/content.xml><?xml version="1.0" encoding="utf-8"?>
<math xmlns="http://www.w3.org/1998/Math/MathML" display="block">
  <semantics>
    <mi>A</mi>
    <annotation encoding="StarMath 5.0">A</annotation>
  </semantics>
</math>
</file>

<file path=Object 25/content.xml><?xml version="1.0" encoding="utf-8"?>
<math xmlns="http://www.w3.org/1998/Math/MathML">
  <semantics>
    <mrow>
      <mi>a</mi>
      <mo stretchy="false">∧</mo>
      <mi>b</mi>
    </mrow>
    <annotation encoding="StarMath 5.0">a and b</annotation>
  </semantics>
</math>
</file>

<file path=Object 250/content.xml><?xml version="1.0" encoding="utf-8"?>
<math xmlns="http://www.w3.org/1998/Math/MathML" display="block">
  <semantics>
    <mi>u</mi>
    <annotation encoding="StarMath 5.0">u</annotation>
  </semantics>
</math>
</file>

<file path=Object 251/content.xml><?xml version="1.0" encoding="utf-8"?>
<math xmlns="http://www.w3.org/1998/Math/MathML" display="block">
  <semantics>
    <msub>
      <mi>e</mi>
      <mn>2</mn>
    </msub>
    <annotation encoding="StarMath 5.0">e sub 2</annotation>
  </semantics>
</math>
</file>

<file path=Object 252/content.xml><?xml version="1.0" encoding="utf-8"?>
<math xmlns="http://www.w3.org/1998/Math/MathML" display="block">
  <semantics>
    <msub>
      <mi>e</mi>
      <mn>1</mn>
    </msub>
    <annotation encoding="StarMath 5.0">e sub 1</annotation>
  </semantics>
</math>
</file>

<file path=Object 253/content.xml><?xml version="1.0" encoding="utf-8"?>
<math xmlns="http://www.w3.org/1998/Math/MathML" display="block">
  <semantics>
    <mi>v</mi>
    <annotation encoding="StarMath 5.0">v</annotation>
  </semantics>
</math>
</file>

<file path=Object 254/content.xml><?xml version="1.0" encoding="utf-8"?>
<math xmlns="http://www.w3.org/1998/Math/MathML">
  <semantics>
    <mrow>
      <msub>
        <mi>e</mi>
        <mn>1</mn>
      </msub>
      <mo stretchy="false">∧</mo>
      <msub>
        <mi>e</mi>
        <mn>2</mn>
      </msub>
    </mrow>
    <annotation encoding="StarMath 5.0">e sub 1 and e sub 2</annotation>
  </semantics>
</math>
</file>

<file path=Object 255/content.xml><?xml version="1.0" encoding="utf-8"?>
<math xmlns="http://www.w3.org/1998/Math/MathML">
  <semantics>
    <mrow>
      <msub>
        <mi>e</mi>
        <mn>1</mn>
      </msub>
      <mo stretchy="false">∧</mo>
      <msub>
        <mi>e</mi>
        <mn>2</mn>
      </msub>
    </mrow>
    <annotation encoding="StarMath 5.0">e sub 1 and e sub 2</annotation>
  </semantics>
</math>
</file>

<file path=Object 256/content.xml><?xml version="1.0" encoding="utf-8"?>
<math xmlns="http://www.w3.org/1998/Math/MathML" display="block">
  <semantics>
    <mi>v</mi>
    <annotation encoding="StarMath 5.0"> v </annotation>
  </semantics>
</math>
</file>

<file path=Object 257/content.xml><?xml version="1.0" encoding="utf-8"?>
<math xmlns="http://www.w3.org/1998/Math/MathML">
  <semantics>
    <mrow>
      <mi>v</mi>
      <mrow>
        <mo fence="true" stretchy="false">(</mo>
        <mrow>
          <mrow>
            <msub>
              <mi>e</mi>
              <mn>1</mn>
            </msub>
            <mo stretchy="false">∧</mo>
            <msub>
              <mi>e</mi>
              <mn>2</mn>
            </msub>
          </mrow>
        </mrow>
        <mo fence="true" stretchy="false">)</mo>
      </mrow>
    </mrow>
    <annotation encoding="StarMath 5.0">v ( e sub 1 and e sub 2 )</annotation>
  </semantics>
</math>
</file>

<file path=Object 258/content.xml><?xml version="1.0" encoding="utf-8"?>
<math xmlns="http://www.w3.org/1998/Math/MathML">
  <semantics>
    <mrow>
      <mi>v</mi>
      <mi>A</mi>
    </mrow>
    <annotation encoding="StarMath 5.0">v A </annotation>
  </semantics>
</math>
</file>

<file path=Object 259/content.xml><?xml version="1.0" encoding="utf-8"?>
<math xmlns="http://www.w3.org/1998/Math/MathML" display="block">
  <semantics>
    <msub>
      <mi>e</mi>
      <mn>3</mn>
    </msub>
    <annotation encoding="StarMath 5.0">e sub 3 </annotation>
  </semantics>
</math>
</file>

<file path=Object 26/content.xml><?xml version="1.0" encoding="utf-8"?>
<math xmlns="http://www.w3.org/1998/Math/MathML">
  <semantics>
    <mrow>
      <mi>a</mi>
      <mo stretchy="false">⋅</mo>
      <mi>b</mi>
    </mrow>
    <annotation encoding="StarMath 5.0">a cdot b</annotation>
  </semantics>
</math>
</file>

<file path=Object 260/content.xml><?xml version="1.0" encoding="utf-8"?>
<math xmlns="http://www.w3.org/1998/Math/MathML" display="block">
  <semantics>
    <mrow>
      <mrow>
        <mi>v</mi>
        <mo stretchy="false">=</mo>
        <mi>a</mi>
      </mrow>
      <mrow>
        <msub>
          <mi>e</mi>
          <mn>1</mn>
        </msub>
        <mo stretchy="false">+</mo>
        <mi>b</mi>
      </mrow>
      <mrow>
        <msub>
          <mi>e</mi>
          <mn>2</mn>
        </msub>
        <mo stretchy="false">+</mo>
        <mi>c</mi>
      </mrow>
      <msub>
        <mi>e</mi>
        <mn>3</mn>
      </msub>
    </mrow>
    <annotation encoding="StarMath 5.0">v = a e sub 1 + b e sub 2 + c e sub 3</annotation>
  </semantics>
</math>
</file>

<file path=Object 261/content.xml><?xml version="1.0" encoding="utf-8"?>
<math xmlns="http://www.w3.org/1998/Math/MathML" display="block">
  <semantics>
    <mrow>
      <mi>v</mi>
      <mrow>
        <mi>A</mi>
        <mo stretchy="false">=</mo>
        <mi>v</mi>
      </mrow>
      <mrow>
        <mrow>
          <mo fence="true" stretchy="false">(</mo>
          <mrow>
            <mrow>
              <msub>
                <mi>e</mi>
                <mn>1</mn>
              </msub>
              <mo stretchy="false">∧</mo>
              <msub>
                <mi>e</mi>
                <mn>2</mn>
              </msub>
            </mrow>
          </mrow>
          <mo fence="true" stretchy="false">)</mo>
        </mrow>
        <mo stretchy="false">=</mo>
        <mrow>
          <mo fence="true" stretchy="false">(</mo>
          <mrow>
            <mrow>
              <mi>v</mi>
              <mo stretchy="false">⋅</mo>
              <msub>
                <mi>e</mi>
                <mn>1</mn>
              </msub>
            </mrow>
          </mrow>
          <mo fence="true" stretchy="false">)</mo>
        </mrow>
      </mrow>
      <mrow>
        <msub>
          <mi>e</mi>
          <mn>2</mn>
        </msub>
        <mo stretchy="false">−</mo>
        <mrow>
          <mo fence="true" stretchy="false">(</mo>
          <mrow>
            <mrow>
              <mi>v</mi>
              <mo stretchy="false">⋅</mo>
              <msub>
                <mi>e</mi>
                <mn>2</mn>
              </msub>
            </mrow>
          </mrow>
          <mo fence="true" stretchy="false">)</mo>
        </mrow>
      </mrow>
      <msub>
        <mi>e</mi>
        <mn>1</mn>
      </msub>
    </mrow>
    <annotation encoding="StarMath 5.0">v A = v ( e sub 1 and e sub 2 ) = ( v cdot e sub 1 ) e sub 2 - ( v cdot e sub 2 ) e sub 1</annotation>
  </semantics>
</math>
</file>

<file path=Object 262/content.xml><?xml version="1.0" encoding="utf-8"?>
<math xmlns="http://www.w3.org/1998/Math/MathML" display="block">
  <semantics>
    <mi>v</mi>
    <annotation encoding="StarMath 5.0"> v </annotation>
  </semantics>
</math>
</file>

<file path=Object 263/content.xml><?xml version="1.0" encoding="utf-8"?>
<math xmlns="http://www.w3.org/1998/Math/MathML">
  <semantics>
    <msub>
      <mi>e</mi>
      <mn>1</mn>
    </msub>
    <annotation encoding="StarMath 5.0">e sub 1</annotation>
  </semantics>
</math>
</file>

<file path=Object 264/content.xml><?xml version="1.0" encoding="utf-8"?>
<math xmlns="http://www.w3.org/1998/Math/MathML" display="block">
  <semantics>
    <mstyle color="green">
      <mi>a</mi>
    </mstyle>
    <annotation encoding="StarMath 5.0">{color green a}</annotation>
  </semantics>
</math>
</file>

<file path=Object 265/content.xml><?xml version="1.0" encoding="utf-8"?>
<math xmlns="http://www.w3.org/1998/Math/MathML" display="block">
  <semantics>
    <mi>v</mi>
    <annotation encoding="StarMath 5.0"> v </annotation>
  </semantics>
</math>
</file>

<file path=Object 266/content.xml><?xml version="1.0" encoding="utf-8"?>
<math xmlns="http://www.w3.org/1998/Math/MathML">
  <semantics>
    <msub>
      <mi>e</mi>
      <mn>1</mn>
    </msub>
    <annotation encoding="StarMath 5.0">e sub 1</annotation>
  </semantics>
</math>
</file>

<file path=Object 267/content.xml><?xml version="1.0" encoding="utf-8"?>
<math xmlns="http://www.w3.org/1998/Math/MathML" display="block">
  <semantics>
    <mi>a</mi>
    <annotation encoding="StarMath 5.0"> a </annotation>
  </semantics>
</math>
</file>

<file path=Object 268/content.xml><?xml version="1.0" encoding="utf-8"?>
<math xmlns="http://www.w3.org/1998/Math/MathML" display="block">
  <semantics>
    <mi>a</mi>
    <annotation encoding="StarMath 5.0"> a </annotation>
  </semantics>
</math>
</file>

<file path=Object 269/content.xml><?xml version="1.0" encoding="utf-8"?>
<math xmlns="http://www.w3.org/1998/Math/MathML">
  <semantics>
    <msub>
      <mi>e</mi>
      <mn>2</mn>
    </msub>
    <annotation encoding="StarMath 5.0"> e sub 2 </annotation>
  </semantics>
</math>
</file>

<file path=Object 27/content.xml><?xml version="1.0" encoding="utf-8"?>
<math xmlns="http://www.w3.org/1998/Math/MathML" display="block">
  <semantics>
    <mi>a</mi>
    <annotation encoding="StarMath 5.0">a</annotation>
  </semantics>
</math>
</file>

<file path=Object 270/content.xml><?xml version="1.0" encoding="utf-8"?>
<math xmlns="http://www.w3.org/1998/Math/MathML">
  <semantics>
    <msub>
      <mi>e</mi>
      <mn>2</mn>
    </msub>
    <annotation encoding="StarMath 5.0"> e sub 2 </annotation>
  </semantics>
</math>
</file>

<file path=Object 271/content.xml><?xml version="1.0" encoding="utf-8"?>
<math xmlns="http://www.w3.org/1998/Math/MathML" display="block">
  <semantics>
    <mi>a</mi>
    <annotation encoding="StarMath 5.0"> a </annotation>
  </semantics>
</math>
</file>

<file path=Object 272/content.xml><?xml version="1.0" encoding="utf-8"?>
<math xmlns="http://www.w3.org/1998/Math/MathML">
  <semantics>
    <msub>
      <mi>e</mi>
      <mn>2</mn>
    </msub>
    <annotation encoding="StarMath 5.0"> e sub 2 </annotation>
  </semantics>
</math>
</file>

<file path=Object 273/content.xml><?xml version="1.0" encoding="utf-8"?>
<math xmlns="http://www.w3.org/1998/Math/MathML">
  <semantics>
    <mrow>
      <mrow>
        <mo fence="true" stretchy="false">(</mo>
        <mrow>
          <mrow>
            <mi>v</mi>
            <mo stretchy="false">⋅</mo>
            <msub>
              <mi>e</mi>
              <mn>2</mn>
            </msub>
          </mrow>
        </mrow>
        <mo fence="true" stretchy="false">)</mo>
      </mrow>
      <msub>
        <mi>e</mi>
        <mn>1</mn>
      </msub>
    </mrow>
    <annotation encoding="StarMath 5.0">( v cdot e sub 2 ) e sub 1</annotation>
  </semantics>
</math>
</file>

<file path=Object 274/content.xml><?xml version="1.0" encoding="utf-8"?>
<math xmlns="http://www.w3.org/1998/Math/MathML">
  <semantics>
    <mrow>
      <mi>v</mi>
      <mo stretchy="false">⋅</mo>
      <msub>
        <mi>e</mi>
        <mn>2</mn>
      </msub>
    </mrow>
    <annotation encoding="StarMath 5.0">v cdot e sub 2</annotation>
  </semantics>
</math>
</file>

<file path=Object 275/content.xml><?xml version="1.0" encoding="utf-8"?>
<math xmlns="http://www.w3.org/1998/Math/MathML">
  <semantics>
    <msub>
      <mi>e</mi>
      <mn>2</mn>
    </msub>
    <annotation encoding="StarMath 5.0">e sub 2</annotation>
  </semantics>
</math>
</file>

<file path=Object 276/content.xml><?xml version="1.0" encoding="utf-8"?>
<math xmlns="http://www.w3.org/1998/Math/MathML">
  <semantics>
    <msub>
      <mi>e</mi>
      <mn>1</mn>
    </msub>
    <annotation encoding="StarMath 5.0">e sub 1</annotation>
  </semantics>
</math>
</file>

<file path=Object 277/content.xml><?xml version="1.0" encoding="utf-8"?>
<math xmlns="http://www.w3.org/1998/Math/MathML">
  <semantics>
    <msub>
      <mi>e</mi>
      <mn>1</mn>
    </msub>
    <annotation encoding="StarMath 5.0">e sub 1</annotation>
  </semantics>
</math>
</file>

<file path=Object 278/content.xml><?xml version="1.0" encoding="utf-8"?>
<math xmlns="http://www.w3.org/1998/Math/MathML" display="block">
  <semantics>
    <mi>b</mi>
    <annotation encoding="StarMath 5.0">b</annotation>
  </semantics>
</math>
</file>

<file path=Object 279/content.xml><?xml version="1.0" encoding="utf-8"?>
<math xmlns="http://www.w3.org/1998/Math/MathML" display="block">
  <semantics>
    <mstyle color="green">
      <mi>b</mi>
    </mstyle>
    <annotation encoding="StarMath 5.0">{color green b}</annotation>
  </semantics>
</math>
</file>

<file path=Object 28/content.xml><?xml version="1.0" encoding="utf-8"?>
<math xmlns="http://www.w3.org/1998/Math/MathML" display="block">
  <semantics>
    <mi>b</mi>
    <annotation encoding="StarMath 5.0">b</annotation>
  </semantics>
</math>
</file>

<file path=Object 280/content.xml><?xml version="1.0" encoding="utf-8"?>
<math xmlns="http://www.w3.org/1998/Math/MathML" display="block">
  <semantics>
    <mi>v</mi>
    <annotation encoding="StarMath 5.0">v</annotation>
  </semantics>
</math>
</file>

<file path=Object 281/content.xml><?xml version="1.0" encoding="utf-8"?>
<math xmlns="http://www.w3.org/1998/Math/MathML">
  <semantics>
    <mrow>
      <mi>d</mi>
      <msub>
        <mi>e</mi>
        <mn>0</mn>
      </msub>
    </mrow>
    <annotation encoding="StarMath 5.0">d e sub 0</annotation>
  </semantics>
</math>
</file>

<file path=Object 282/content.xml><?xml version="1.0" encoding="utf-8"?>
<math xmlns="http://www.w3.org/1998/Math/MathML">
  <semantics>
    <msub>
      <mi>e</mi>
      <mn>4</mn>
    </msub>
    <annotation encoding="StarMath 5.0">e sub 4</annotation>
  </semantics>
</math>
</file>

<file path=Object 284/content.xml><?xml version="1.0" encoding="utf-8"?>
<math xmlns="http://www.w3.org/1998/Math/MathML">
  <semantics>
    <msub>
      <mi>e</mi>
      <mn>6</mn>
    </msub>
    <annotation encoding="StarMath 5.0">e sub 6</annotation>
  </semantics>
</math>
</file>

<file path=Object 285/content.xml><?xml version="1.0" encoding="utf-8"?>
<math xmlns="http://www.w3.org/1998/Math/MathML">
  <semantics>
    <mrow>
      <mi>v</mi>
      <mo stretchy="false">⋅</mo>
      <mi>A</mi>
    </mrow>
    <annotation encoding="StarMath 5.0">v cdot A</annotation>
  </semantics>
</math>
</file>

<file path=Object 286/content.xml><?xml version="1.0" encoding="utf-8"?>
<math xmlns="http://www.w3.org/1998/Math/MathML">
  <semantics>
    <mrow>
      <mi>v</mi>
      <mo stretchy="false">∧</mo>
      <mi>A</mi>
    </mrow>
    <annotation encoding="StarMath 5.0">v and A</annotation>
  </semantics>
</math>
</file>

<file path=Object 287/content.xml><?xml version="1.0" encoding="utf-8"?>
<math xmlns="http://www.w3.org/1998/Math/MathML" display="block">
  <semantics>
    <mrow>
      <mi>v</mi>
      <mo stretchy="false">∧</mo>
      <msub>
        <mi>e</mi>
        <mn>1</mn>
      </msub>
      <mo stretchy="false">∧</mo>
      <msub>
        <mi>e</mi>
        <mn>2</mn>
      </msub>
    </mrow>
    <annotation encoding="StarMath 5.0">v and e sub 1 and e sub 2</annotation>
  </semantics>
</math>
</file>

<file path=Object 288/content.xml><?xml version="1.0" encoding="utf-8"?>
<math xmlns="http://www.w3.org/1998/Math/MathML" display="block">
  <semantics>
    <mrow>
      <mi>A</mi>
      <mo stretchy="false">=</mo>
      <mrow>
        <msub>
          <mi>e</mi>
          <mn>1</mn>
        </msub>
        <mo stretchy="false">∧</mo>
        <msub>
          <mi>e</mi>
          <mn>2</mn>
        </msub>
      </mrow>
    </mrow>
    <annotation encoding="StarMath 5.0">A = e sub 1 and e sub 2</annotation>
  </semantics>
</math>
</file>

<file path=Object 289/content.xml><?xml version="1.0" encoding="utf-8"?>
<math xmlns="http://www.w3.org/1998/Math/MathML">
  <semantics>
    <mrow>
      <mi>v</mi>
      <mo stretchy="false">⋅</mo>
      <mi>A</mi>
    </mrow>
    <annotation encoding="StarMath 5.0">v cdot A</annotation>
  </semantics>
</math>
</file>

<file path=Object 29/content.xml><?xml version="1.0" encoding="utf-8"?>
<math xmlns="http://www.w3.org/1998/Math/MathML" display="block">
  <semantics>
    <mi>a</mi>
    <annotation encoding="StarMath 5.0"> a </annotation>
  </semantics>
</math>
</file>

<file path=Object 290/content.xml><?xml version="1.0" encoding="utf-8"?>
<math xmlns="http://www.w3.org/1998/Math/MathML" display="block">
  <semantics>
    <mrow>
      <mi>v</mi>
      <mi>A</mi>
    </mrow>
    <annotation encoding="StarMath 5.0">v A</annotation>
  </semantics>
</math>
</file>

<file path=Object 3/content.xml><?xml version="1.0" encoding="utf-8"?>
<math xmlns="http://www.w3.org/1998/Math/MathML">
  <semantics>
    <mrow>
      <msub>
        <mi mathvariant="normal">Λ</mi>
        <mn>2</mn>
      </msub>
      <mrow>
        <mo fence="true" stretchy="false">(</mo>
        <mrow>
          <msub>
            <mi>ℳ</mi>
            <mrow>
              <mn>1</mn>
              <mi>,</mi>
              <mn>3</mn>
            </mrow>
          </msub>
        </mrow>
        <mo fence="true" stretchy="false">)</mo>
      </mrow>
    </mrow>
    <annotation encoding="StarMath 5.0">%LAMBDA sub 2 ( ℳ sub {1 , 3} )</annotation>
  </semantics>
</math>
</file>

<file path=Object 30/content.xml><?xml version="1.0" encoding="utf-8"?>
<math xmlns="http://www.w3.org/1998/Math/MathML" display="block">
  <semantics>
    <mi>b</mi>
    <annotation encoding="StarMath 5.0">b</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i>b</mi>
    <annotation encoding="StarMath 5.0">b</annotation>
  </semantics>
</math>
</file>

<file path=Object 33/content.xml><?xml version="1.0" encoding="utf-8"?>
<math xmlns="http://www.w3.org/1998/Math/MathML">
  <semantics>
    <msub>
      <mstyle mathvariant="sans-serif">
        <mi>C</mi>
      </mstyle>
      <mrow>
        <mn>1</mn>
        <mn>3</mn>
      </mrow>
    </msub>
    <annotation encoding="StarMath 5.0">{font sans C} sub {1 3}</annotation>
  </semantics>
</math>
</file>

<file path=Object 34/content.xml><?xml version="1.0" encoding="utf-8"?>
<math xmlns="http://www.w3.org/1998/Math/MathML">
  <semantics>
    <mrow>
      <msub>
        <mi>γ</mi>
        <mn>0</mn>
      </msub>
      <mi>,</mi>
      <msub>
        <mi>γ</mi>
        <mn>1</mn>
      </msub>
      <mi>,</mi>
      <msub>
        <mi>γ</mi>
        <mn>2</mn>
      </msub>
      <mi>,</mi>
      <msub>
        <mi>γ</mi>
        <mn>3</mn>
      </msub>
    </mrow>
    <annotation encoding="StarMath 5.0">%gamma sub 0 , %gamma sub 1 , %gamma sub 2 , %gamma sub 3</annotation>
  </semantics>
</math>
</file>

<file path=Object 35/content.xml><?xml version="1.0" encoding="utf-8"?>
<math xmlns="http://www.w3.org/1998/Math/MathML">
  <semantics>
    <mrow>
      <msub>
        <mi>e</mi>
        <mn>0</mn>
      </msub>
      <mi>,</mi>
      <msub>
        <mi>e</mi>
        <mn>1</mn>
      </msub>
      <mi>,</mi>
      <msub>
        <mi>e</mi>
        <mn>2</mn>
      </msub>
      <mi>,</mi>
      <msub>
        <mi>e</mi>
        <mn>3</mn>
      </msub>
    </mrow>
    <annotation encoding="StarMath 5.0">e sub 0 , e sub 1 , e sub 2 , e sub 3</annotation>
  </semantics>
</math>
</file>

<file path=Object 36/content.xml><?xml version="1.0" encoding="utf-8"?>
<math xmlns="http://www.w3.org/1998/Math/MathML" display="block">
  <semantics>
    <mrow>
      <mrow/>
      <mo stretchy="false">⊕</mo>
      <mrow/>
    </mrow>
    <annotation encoding="StarMath 5.0">{{}oplus{}}</annotation>
  </semantics>
</math>
</file>

<file path=Object 37/content.xml><?xml version="1.0" encoding="utf-8"?>
<math xmlns="http://www.w3.org/1998/Math/MathML" display="block">
  <semantics>
    <mrow>
      <mrow/>
      <mo stretchy="false">⊕</mo>
      <mrow/>
    </mrow>
    <annotation encoding="StarMath 5.0">{{}oplus{}}</annotation>
  </semantics>
</math>
</file>

<file path=Object 38/content.xml><?xml version="1.0" encoding="utf-8"?>
<math xmlns="http://www.w3.org/1998/Math/MathML" display="block">
  <semantics>
    <mrow>
      <mrow/>
      <mo stretchy="false">⊕</mo>
      <mrow/>
    </mrow>
    <annotation encoding="StarMath 5.0">{{}oplus{}}</annotation>
  </semantics>
</math>
</file>

<file path=Object 39/content.xml><?xml version="1.0" encoding="utf-8"?>
<math xmlns="http://www.w3.org/1998/Math/MathML" display="block">
  <semantics>
    <mrow>
      <mrow/>
      <mo stretchy="false">⊕</mo>
      <mrow/>
    </mrow>
    <annotation encoding="StarMath 5.0">{{}oplus{}}</annotation>
  </semantics>
</math>
</file>

<file path=Object 4/content.xml><?xml version="1.0" encoding="utf-8"?>
<math xmlns="http://www.w3.org/1998/Math/MathML">
  <semantics>
    <msub>
      <mi>ℳ</mi>
      <mrow>
        <mn>1</mn>
        <mi>,</mi>
        <mn>3</mn>
      </mrow>
    </msub>
    <annotation encoding="StarMath 5.0">ℳ sub {1 , 3}</annotation>
  </semantics>
</math>
</file>

<file path=Object 40/content.xml><?xml version="1.0" encoding="utf-8"?>
<math xmlns="http://www.w3.org/1998/Math/MathML" display="block">
  <semantics>
    <msub>
      <mi>ℳ</mi>
      <mrow>
        <mn>1</mn>
        <mi>,</mi>
        <mn>3</mn>
      </mrow>
    </msub>
    <annotation encoding="StarMath 5.0">ℳ sub {1 , 3}</annotation>
  </semantics>
</math>
</file>

<file path=Object 41/content.xml><?xml version="1.0" encoding="utf-8"?>
<math xmlns="http://www.w3.org/1998/Math/MathML" display="block">
  <semantics>
    <mrow>
      <msub>
        <mi>γ</mi>
        <mn>0</mn>
      </msub>
      <mi>,</mi>
      <msub>
        <mi>γ</mi>
        <mn>1</mn>
      </msub>
      <mi>,</mi>
      <msub>
        <mi>γ</mi>
        <mn>2</mn>
      </msub>
      <mi>,</mi>
      <msub>
        <mi>γ</mi>
        <mn>3</mn>
      </msub>
    </mrow>
    <annotation encoding="StarMath 5.0">%gamma sub 0 , %gamma sub 1 , %gamma sub 2 , %gamma sub 3</annotation>
  </semantics>
</math>
</file>

<file path=Object 42/content.xml><?xml version="1.0" encoding="utf-8"?>
<math xmlns="http://www.w3.org/1998/Math/MathML" display="block">
  <semantics>
    <mi mathvariant="normal">ℝ</mi>
    <annotation encoding="StarMath 5.0">setR</annotation>
  </semantics>
</math>
</file>

<file path=Object 43/content.xml><?xml version="1.0" encoding="utf-8"?>
<math xmlns="http://www.w3.org/1998/Math/MathML" display="block">
  <semantics>
    <mn>1</mn>
    <annotation encoding="StarMath 5.0">1</annotation>
  </semantics>
</math>
</file>

<file path=Object 44/content.xml><?xml version="1.0" encoding="utf-8"?>
<math xmlns="http://www.w3.org/1998/Math/MathML" display="block">
  <semantics>
    <mrow>
      <msub>
        <mi>e</mi>
        <mn>0</mn>
      </msub>
      <mo stretchy="false">∧</mo>
      <msub>
        <mi>e</mi>
        <mn>3</mn>
      </msub>
    </mrow>
    <annotation encoding="StarMath 5.0">e sub 0 and e sub 3</annotation>
  </semantics>
</math>
</file>

<file path=Object 45/content.xml><?xml version="1.0" encoding="utf-8"?>
<math xmlns="http://www.w3.org/1998/Math/MathML" display="block">
  <semantics>
    <mrow>
      <msub>
        <mi>e</mi>
        <mn>0</mn>
      </msub>
      <mo stretchy="false">∧</mo>
      <msub>
        <mi>e</mi>
        <mn>1</mn>
      </msub>
      <mo stretchy="false">∧</mo>
      <msub>
        <mi>e</mi>
        <mn>2</mn>
      </msub>
    </mrow>
    <annotation encoding="StarMath 5.0">e sub 0 and e sub 1 and e sub 2</annotation>
  </semantics>
</math>
</file>

<file path=Object 46/content.xml><?xml version="1.0" encoding="utf-8"?>
<math xmlns="http://www.w3.org/1998/Math/MathML" display="block">
  <semantics>
    <mrow>
      <msub>
        <mi>e</mi>
        <mn>0</mn>
      </msub>
      <mo stretchy="false">∧</mo>
      <msub>
        <mi>e</mi>
        <mn>1</mn>
      </msub>
      <mo stretchy="false">∧</mo>
      <msub>
        <mi>e</mi>
        <mn>2</mn>
      </msub>
      <mo stretchy="false">∧</mo>
      <msub>
        <mi>e</mi>
        <mn>3</mn>
      </msub>
    </mrow>
    <annotation encoding="StarMath 5.0">e sub 0 and e sub 1 and e sub 2 and e sub 3</annotation>
  </semantics>
</math>
</file>

<file path=Object 47/content.xml><?xml version="1.0" encoding="utf-8"?>
<math xmlns="http://www.w3.org/1998/Math/MathML" display="block">
  <semantics>
    <msub>
      <mstyle mathvariant="sans-serif">
        <mi>C</mi>
      </mstyle>
      <mrow>
        <mn>1</mn>
        <mi>,</mi>
        <mn>3</mn>
      </mrow>
    </msub>
    <annotation encoding="StarMath 5.0">{font sans C} sub {1 , 3}</annotation>
  </semantics>
</math>
</file>

<file path=Object 48/content.xml><?xml version="1.0" encoding="utf-8"?>
<math xmlns="http://www.w3.org/1998/Math/MathML" display="block">
  <semantics>
    <mrow>
      <msub>
        <mi>e</mi>
        <mn>0</mn>
      </msub>
      <mi>,</mi>
      <msub>
        <mi>e</mi>
        <mn>1</mn>
      </msub>
      <mi>,</mi>
      <msub>
        <mi>e</mi>
        <mn>2</mn>
      </msub>
      <mi>,</mi>
      <msub>
        <mi>e</mi>
        <mn>3</mn>
      </msub>
    </mrow>
    <annotation encoding="StarMath 5.0">e sub 0 , e sub 1 , e sub 2 , e sub 3</annotation>
  </semantics>
</math>
</file>

<file path=Object 49/content.xml><?xml version="1.0" encoding="utf-8"?>
<math xmlns="http://www.w3.org/1998/Math/MathML" display="block">
  <semantics>
    <mrow>
      <msub>
        <mi>e</mi>
        <mn>0</mn>
      </msub>
      <mo stretchy="false">∧</mo>
      <msub>
        <mi>e</mi>
        <mn>1</mn>
      </msub>
    </mrow>
    <annotation encoding="StarMath 5.0">e sub 0 and e sub 1</annotation>
  </semantics>
</math>
</file>

<file path=Object 5/content.xml><?xml version="1.0" encoding="utf-8"?>
<math xmlns="http://www.w3.org/1998/Math/MathML">
  <semantics>
    <msub>
      <mi>ℳ</mi>
      <mrow>
        <mn>1</mn>
        <mi>,</mi>
        <mn>3</mn>
      </mrow>
    </msub>
    <annotation encoding="StarMath 5.0">ℳ sub {1 , 3}</annotation>
  </semantics>
</math>
</file>

<file path=Object 50/content.xml><?xml version="1.0" encoding="utf-8"?>
<math xmlns="http://www.w3.org/1998/Math/MathML" display="block">
  <semantics>
    <mrow>
      <msub>
        <mi>e</mi>
        <mn>0</mn>
      </msub>
      <mo stretchy="false">∧</mo>
      <msub>
        <mi>e</mi>
        <mn>2</mn>
      </msub>
    </mrow>
    <annotation encoding="StarMath 5.0">e sub 0 and e sub 2</annotation>
  </semantics>
</math>
</file>

<file path=Object 51/content.xml><?xml version="1.0" encoding="utf-8"?>
<math xmlns="http://www.w3.org/1998/Math/MathML" display="block">
  <semantics>
    <mrow>
      <msub>
        <mi>e</mi>
        <mn>2</mn>
      </msub>
      <mo stretchy="false">∧</mo>
      <msub>
        <mi>e</mi>
        <mn>3</mn>
      </msub>
    </mrow>
    <annotation encoding="StarMath 5.0">e sub 2 and e sub 3</annotation>
  </semantics>
</math>
</file>

<file path=Object 52/content.xml><?xml version="1.0" encoding="utf-8"?>
<math xmlns="http://www.w3.org/1998/Math/MathML" display="block">
  <semantics>
    <mrow>
      <msub>
        <mi>e</mi>
        <mn>1</mn>
      </msub>
      <mo stretchy="false">∧</mo>
      <msub>
        <mi>e</mi>
        <mn>2</mn>
      </msub>
    </mrow>
    <annotation encoding="StarMath 5.0">e sub 1 and e sub 2</annotation>
  </semantics>
</math>
</file>

<file path=Object 53/content.xml><?xml version="1.0" encoding="utf-8"?>
<math xmlns="http://www.w3.org/1998/Math/MathML" display="block">
  <semantics>
    <mrow>
      <msub>
        <mi>e</mi>
        <mn>1</mn>
      </msub>
      <mo stretchy="false">∧</mo>
      <msub>
        <mi>e</mi>
        <mn>3</mn>
      </msub>
    </mrow>
    <annotation encoding="StarMath 5.0">e sub 1 and e sub 3</annotation>
  </semantics>
</math>
</file>

<file path=Object 54/content.xml><?xml version="1.0" encoding="utf-8"?>
<math xmlns="http://www.w3.org/1998/Math/MathML" display="block">
  <semantics>
    <mrow>
      <msub>
        <mi>e</mi>
        <mn>0</mn>
      </msub>
      <mo stretchy="false">∧</mo>
      <msub>
        <mi>e</mi>
        <mn>2</mn>
      </msub>
      <mo stretchy="false">∧</mo>
      <msub>
        <mi>e</mi>
        <mn>3</mn>
      </msub>
    </mrow>
    <annotation encoding="StarMath 5.0">e sub 0 and e sub 2 and e sub 3</annotation>
  </semantics>
</math>
</file>

<file path=Object 55/content.xml><?xml version="1.0" encoding="utf-8"?>
<math xmlns="http://www.w3.org/1998/Math/MathML" display="block">
  <semantics>
    <mrow>
      <msub>
        <mi>e</mi>
        <mn>0</mn>
      </msub>
      <mo stretchy="false">∧</mo>
      <msub>
        <mi>e</mi>
        <mn>1</mn>
      </msub>
      <mo stretchy="false">∧</mo>
      <msub>
        <mi>e</mi>
        <mn>3</mn>
      </msub>
    </mrow>
    <annotation encoding="StarMath 5.0">e sub 0 and e sub 1 and e sub 3</annotation>
  </semantics>
</math>
</file>

<file path=Object 56/content.xml><?xml version="1.0" encoding="utf-8"?>
<math xmlns="http://www.w3.org/1998/Math/MathML" display="block">
  <semantics>
    <mrow>
      <msub>
        <mi>e</mi>
        <mn>1</mn>
      </msub>
      <mo stretchy="false">∧</mo>
      <msub>
        <mi>e</mi>
        <mn>2</mn>
      </msub>
      <mo stretchy="false">∧</mo>
      <msub>
        <mi>e</mi>
        <mn>3</mn>
      </msub>
    </mrow>
    <annotation encoding="StarMath 5.0">e sub 1 and e sub 2 and e sub 3</annotation>
  </semantics>
</math>
</file>

<file path=Object 57/content.xml><?xml version="1.0" encoding="utf-8"?>
<math xmlns="http://www.w3.org/1998/Math/MathML" display="block">
  <semantics>
    <mi mathvariant="normal">ℝ</mi>
    <annotation encoding="StarMath 5.0">setR</annotation>
  </semantics>
</math>
</file>

<file path=Object 58/content.xml><?xml version="1.0" encoding="utf-8"?>
<math xmlns="http://www.w3.org/1998/Math/MathML">
  <semantics>
    <mrow>
      <msup>
        <mi>F</mi>
        <mrow>
          <mstyle color="blue">
            <mi>α</mi>
          </mstyle>
          <mstyle color="blue">
            <mi>β</mi>
          </mstyle>
        </mrow>
      </msup>
      <mrow>
        <msub>
          <mi>e</mi>
          <mstyle color="blue">
            <mi>α</mi>
          </mstyle>
        </msub>
        <mo stretchy="false">∧</mo>
        <msub>
          <mi>e</mi>
          <mstyle color="blue">
            <mi>β</mi>
          </mstyle>
        </msub>
      </mrow>
    </mrow>
    <annotation encoding="StarMath 5.0">F sup {{color blue %alpha} {color blue %beta}} e sub {color blue %alpha} and e sub {color blue %beta}</annotation>
  </semantics>
</math>
</file>

<file path=Object 59/content.xml><?xml version="1.0" encoding="utf-8"?>
<math xmlns="http://www.w3.org/1998/Math/MathML" display="block">
  <semantics>
    <mi>F</mi>
    <annotation encoding="StarMath 5.0">F</annotation>
  </semantics>
</math>
</file>

<file path=Object 6/content.xml><?xml version="1.0" encoding="utf-8"?>
<math xmlns="http://www.w3.org/1998/Math/MathML">
  <semantics>
    <msub>
      <mi>ℳ</mi>
      <mrow>
        <mn>1</mn>
        <mi>,</mi>
        <mn>3</mn>
      </mrow>
    </msub>
    <annotation encoding="StarMath 5.0">ℳ sub {1 , 3}</annotation>
  </semantics>
</math>
</file>

<file path=Object 60/content.xml><?xml version="1.0" encoding="utf-8"?>
<math xmlns="http://www.w3.org/1998/Math/MathML" display="block">
  <semantics>
    <mi>F</mi>
    <annotation encoding="StarMath 5.0"> F </annotation>
  </semantics>
</math>
</file>

<file path=Object 61/content.xml><?xml version="1.0" encoding="utf-8"?>
<math xmlns="http://www.w3.org/1998/Math/MathML">
  <semantics>
    <mrow>
      <mrow>
        <msub>
          <mi>e</mi>
          <mn>0</mn>
        </msub>
        <mo stretchy="false">∧</mo>
        <msub>
          <mi>e</mi>
          <mn>2</mn>
        </msub>
      </mrow>
      <mo stretchy="false">=</mo>
      <mrow>
        <mrow>
          <mo stretchy="false">−</mo>
          <msub>
            <mi>e</mi>
            <mn>2</mn>
          </msub>
        </mrow>
        <mo stretchy="false">∧</mo>
        <msub>
          <mi>e</mi>
          <mn>0</mn>
        </msub>
      </mrow>
    </mrow>
    <annotation encoding="StarMath 5.0">e sub 0 and e sub 2 = - e sub 2 and e sub 0</annotation>
  </semantics>
</math>
</file>

<file path=Object 62/content.xml><?xml version="1.0" encoding="utf-8"?>
<math xmlns="http://www.w3.org/1998/Math/MathML" display="block">
  <semantics>
    <mrow>
      <mi>a</mi>
      <mo stretchy="false">⋅</mo>
      <mi>b</mi>
    </mrow>
    <annotation encoding="StarMath 5.0">a cdot b</annotation>
  </semantics>
</math>
</file>

<file path=Object 63/content.xml><?xml version="1.0" encoding="utf-8"?>
<math xmlns="http://www.w3.org/1998/Math/MathML" display="block">
  <semantics>
    <mrow>
      <mrow/>
      <mo stretchy="false">∗</mo>
      <mrow/>
    </mrow>
    <annotation encoding="StarMath 5.0">{{}*{}}</annotation>
  </semantics>
</math>
</file>

<file path=Object 64/content.xml><?xml version="1.0" encoding="utf-8"?>
<math xmlns="http://www.w3.org/1998/Math/MathML" display="block">
  <semantics>
    <mrow>
      <mrow/>
      <mo stretchy="false">∧</mo>
      <mrow/>
    </mrow>
    <annotation encoding="StarMath 5.0">{{}and{}}</annotation>
  </semantics>
</math>
</file>

<file path=Object 65/content.xml><?xml version="1.0" encoding="utf-8"?>
<math xmlns="http://www.w3.org/1998/Math/MathML">
  <semantics>
    <mrow>
      <mrow>
        <mo fence="true" stretchy="false">(</mo>
        <mrow>
          <mrow>
            <mi>a</mi>
            <mo stretchy="false">⋅</mo>
            <mi>b</mi>
          </mrow>
        </mrow>
        <mo fence="true" stretchy="false">)</mo>
      </mrow>
      <mo stretchy="false">⋅</mo>
      <mi>c</mi>
    </mrow>
    <annotation encoding="StarMath 5.0">( a cdot b ) cdot c</annotation>
  </semantics>
</math>
</file>

<file path=Object 66/content.xml><?xml version="1.0" encoding="utf-8"?>
<math xmlns="http://www.w3.org/1998/Math/MathML" display="block">
  <semantics>
    <mrow>
      <mi>a</mi>
      <mo stretchy="false">∧</mo>
      <mi>b</mi>
    </mrow>
    <annotation encoding="StarMath 5.0"> a and b</annotation>
  </semantics>
</math>
</file>

<file path=Object 67/content.xml><?xml version="1.0" encoding="utf-8"?>
<math xmlns="http://www.w3.org/1998/Math/MathML" display="block">
  <semantics>
    <mrow>
      <mi>a</mi>
      <mo stretchy="false">∧</mo>
      <mi>b</mi>
    </mrow>
    <annotation encoding="StarMath 5.0"> a and b</annotation>
  </semantics>
</math>
</file>

<file path=Object 68/content.xml><?xml version="1.0" encoding="utf-8"?>
<math xmlns="http://www.w3.org/1998/Math/MathML" display="block">
  <semantics>
    <mrow>
      <mi>a</mi>
      <mo stretchy="false">∧</mo>
      <mi>b</mi>
      <mo stretchy="false">∧</mo>
      <mi>c</mi>
    </mrow>
    <annotation encoding="StarMath 5.0"> a and b and c</annotation>
  </semantics>
</math>
</file>

<file path=Object 69/content.xml><?xml version="1.0" encoding="utf-8"?>
<math xmlns="http://www.w3.org/1998/Math/MathML" display="block">
  <semantics>
    <mrow>
      <mrow>
        <mrow>
          <mo fence="true" stretchy="false">(</mo>
          <mrow>
            <mrow>
              <mi>a</mi>
              <mo stretchy="false">∧</mo>
              <mi>b</mi>
            </mrow>
          </mrow>
          <mo fence="true" stretchy="false">)</mo>
        </mrow>
        <mo stretchy="false">∧</mo>
        <mi>c</mi>
      </mrow>
      <mo stretchy="false">=</mo>
      <mrow>
        <mi>a</mi>
        <mo stretchy="false">∧</mo>
        <mrow>
          <mo fence="true" stretchy="false">(</mo>
          <mrow>
            <mrow>
              <mi>b</mi>
              <mo stretchy="false">∧</mo>
              <mi>c</mi>
            </mrow>
          </mrow>
          <mo fence="true" stretchy="false">)</mo>
        </mrow>
      </mrow>
    </mrow>
    <annotation encoding="StarMath 5.0">( a and b ) and c = a and ( b and c )</annotation>
  </semantics>
</math>
</file>

<file path=Object 7/content.xml><?xml version="1.0" encoding="utf-8"?>
<math xmlns="http://www.w3.org/1998/Math/MathML">
  <semantics>
    <msub>
      <mi>ℳ</mi>
      <mrow>
        <mn>1</mn>
        <mi>,</mi>
        <mn>3</mn>
      </mrow>
    </msub>
    <annotation encoding="StarMath 5.0">ℳ sub {1 , 3}</annotation>
  </semantics>
</math>
</file>

<file path=Object 70/content.xml><?xml version="1.0" encoding="utf-8"?>
<math xmlns="http://www.w3.org/1998/Math/MathML" display="block">
  <semantics>
    <mrow>
      <mrow>
        <mo fence="true" stretchy="false">(</mo>
        <mrow>
          <mrow>
            <mi>a</mi>
            <mi>b</mi>
          </mrow>
        </mrow>
        <mo fence="true" stretchy="false">)</mo>
      </mrow>
      <mrow>
        <mi>c</mi>
        <mo stretchy="false">=</mo>
        <mi>a</mi>
      </mrow>
      <mrow>
        <mo fence="true" stretchy="false">(</mo>
        <mrow>
          <mrow>
            <mi>b</mi>
            <mi>c</mi>
          </mrow>
        </mrow>
        <mo fence="true" stretchy="false">)</mo>
      </mrow>
    </mrow>
    <annotation encoding="StarMath 5.0">( a b ) c = a ( b c )</annotation>
  </semantics>
</math>
</file>

<file path=Object 71/content.xml><?xml version="1.0" encoding="utf-8"?>
<math xmlns="http://www.w3.org/1998/Math/MathML" display="block">
  <semantics>
    <mrow>
      <mrow/>
      <mo stretchy="false">∗</mo>
      <mrow/>
    </mrow>
    <annotation encoding="StarMath 5.0">{{}*{}}</annotation>
  </semantics>
</math>
</file>

<file path=Object 72/content.xml><?xml version="1.0" encoding="utf-8"?>
<math xmlns="http://www.w3.org/1998/Math/MathML" display="block">
  <semantics>
    <mrow>
      <mrow/>
      <mo stretchy="false">∧</mo>
      <mrow/>
    </mrow>
    <annotation encoding="StarMath 5.0">{{}and{}}</annotation>
  </semantics>
</math>
</file>

<file path=Object 73/content.xml><?xml version="1.0" encoding="utf-8"?>
<math xmlns="http://www.w3.org/1998/Math/MathML" display="block">
  <semantics>
    <mn>7</mn>
    <annotation encoding="StarMath 5.0"> 7</annotation>
  </semantics>
</math>
</file>

<file path=Object 74/content.xml><?xml version="1.0" encoding="utf-8"?>
<math xmlns="http://www.w3.org/1998/Math/MathML">
  <semantics>
    <mrow>
      <mn>3</mn>
      <mrow>
        <mrow>
          <msub>
            <mi>e</mi>
            <mn>0</mn>
          </msub>
          <mo stretchy="false">∧</mo>
          <msub>
            <mi>e</mi>
            <mn>1</mn>
          </msub>
        </mrow>
        <mo stretchy="false">+</mo>
        <mn>2</mn>
      </mrow>
      <mrow>
        <msub>
          <mi>e</mi>
          <mn>2</mn>
        </msub>
        <mo stretchy="false">∧</mo>
        <msub>
          <mi>e</mi>
          <mn>3</mn>
        </msub>
      </mrow>
    </mrow>
    <annotation encoding="StarMath 5.0">3 e sub 0 and e sub 1 + 2 e sub 2 and e sub 3</annotation>
  </semantics>
</math>
</file>

<file path=Object 75/content.xml><?xml version="1.0" encoding="utf-8"?>
<math xmlns="http://www.w3.org/1998/Math/MathML" display="block">
  <semantics>
    <mrow>
      <mrow>
        <mn>7</mn>
        <mo stretchy="false">+</mo>
        <mn>3</mn>
      </mrow>
      <mi>i</mi>
    </mrow>
    <annotation encoding="StarMath 5.0"> 7 + 3 i </annotation>
  </semantics>
</math>
</file>

<file path=Object 76/content.xml><?xml version="1.0" encoding="utf-8"?>
<math xmlns="http://www.w3.org/1998/Math/MathML">
  <semantics>
    <mrow>
      <mi>A</mi>
      <msup>
        <mi>e</mi>
        <mrow>
          <mi>i</mi>
          <mi>θ</mi>
        </mrow>
      </msup>
    </mrow>
    <annotation encoding="StarMath 5.0">A e sup {i %theta}</annotation>
  </semantics>
</math>
</file>

<file path=Object 77/content.xml><?xml version="1.0" encoding="utf-8"?>
<math xmlns="http://www.w3.org/1998/Math/MathML">
  <semantics>
    <mrow>
      <mi>A</mi>
      <mrow>
        <mo fence="true" stretchy="false">(</mo>
        <mrow>
          <mrow>
            <mi>cos</mi>
            <mrow>
              <mi>θ</mi>
              <mo stretchy="false">+</mo>
              <mi>i</mi>
            </mrow>
            <mi>sin</mi>
            <mi>θ</mi>
          </mrow>
        </mrow>
        <mo fence="true" stretchy="false">)</mo>
      </mrow>
    </mrow>
    <annotation encoding="StarMath 5.0">A ( cos %theta + i sin %theta )</annotation>
  </semantics>
</math>
</file>

<file path=Object 78/content.xml><?xml version="1.0" encoding="utf-8"?>
<math xmlns="http://www.w3.org/1998/Math/MathML">
  <semantics>
    <mrow>
      <mrow>
        <mn>7</mn>
        <mo stretchy="false">+</mo>
        <mn>3</mn>
      </mrow>
      <mi>i</mi>
    </mrow>
    <annotation encoding="StarMath 5.0">7 + 3 i</annotation>
  </semantics>
</math>
</file>

<file path=Object 79/content.xml><?xml version="1.0" encoding="utf-8"?>
<math xmlns="http://www.w3.org/1998/Math/MathML" display="block">
  <semantics>
    <mrow>
      <msup>
        <mi>a</mi>
        <mrow>
          <mo stretchy="false">−</mo>
          <mn>1</mn>
        </mrow>
      </msup>
      <mo stretchy="false">=</mo>
      <mfrac>
        <mi>a</mi>
        <msup>
          <mi>a</mi>
          <mn>2</mn>
        </msup>
      </mfrac>
    </mrow>
    <annotation encoding="StarMath 5.0">a sup -1 = { a over a^2 }</annotation>
  </semantics>
</math>
</file>

<file path=Object 8/content.xml><?xml version="1.0" encoding="utf-8"?>
<math xmlns="http://www.w3.org/1998/Math/MathML">
  <semantics>
    <msub>
      <mi>ℳ</mi>
      <mrow>
        <mn>1</mn>
        <mi>,</mi>
        <mn>3</mn>
      </mrow>
    </msub>
    <annotation encoding="StarMath 5.0">ℳ sub {1 , 3}</annotation>
  </semantics>
</math>
</file>

<file path=Object 80/content.xml><?xml version="1.0" encoding="utf-8"?>
<math xmlns="http://www.w3.org/1998/Math/MathML">
  <semantics>
    <msup>
      <mi>a</mi>
      <mn>2</mn>
    </msup>
    <annotation encoding="StarMath 5.0">a^2</annotation>
  </semantics>
</math>
</file>

<file path=Object 81/content.xml><?xml version="1.0" encoding="utf-8"?>
<math xmlns="http://www.w3.org/1998/Math/MathML" display="block">
  <semantics>
    <mi>a</mi>
    <annotation encoding="StarMath 5.0"> a </annotation>
  </semantics>
</math>
</file>

<file path=Object 82/content.xml><?xml version="1.0" encoding="utf-8"?>
<math xmlns="http://www.w3.org/1998/Math/MathML" display="block">
  <semantics>
    <mrow>
      <mi>a</mi>
      <mi>a</mi>
    </mrow>
    <annotation encoding="StarMath 5.0"> a a</annotation>
  </semantics>
</math>
</file>

<file path=Object 83/content.xml><?xml version="1.0" encoding="utf-8"?>
<math xmlns="http://www.w3.org/1998/Math/MathML" display="block">
  <semantics>
    <mi>a</mi>
    <annotation encoding="StarMath 5.0">a </annotation>
  </semantics>
</math>
</file>

<file path=Object 84/content.xml><?xml version="1.0" encoding="utf-8"?>
<math xmlns="http://www.w3.org/1998/Math/MathML">
  <semantics>
    <mrow>
      <mi>ε</mi>
      <msup>
        <mrow>
          <mo fence="true" stretchy="true">|</mo>
          <mrow>
            <mi>a</mi>
          </mrow>
          <mo fence="true" stretchy="true">|</mo>
        </mrow>
        <mn>2</mn>
      </msup>
    </mrow>
    <annotation encoding="StarMath 5.0">%varepsilon {abs{a}}^2</annotation>
  </semantics>
</math>
</file>

<file path=Object 85/content.xml><?xml version="1.0" encoding="utf-8"?>
<math xmlns="http://www.w3.org/1998/Math/MathML" display="block">
  <semantics>
    <mi>ε</mi>
    <annotation encoding="StarMath 5.0">%varepsilon</annotation>
  </semantics>
</math>
</file>

<file path=Object 86/content.xml><?xml version="1.0" encoding="utf-8"?>
<math xmlns="http://www.w3.org/1998/Math/MathML">
  <semantics>
    <msup>
      <mi>a</mi>
      <mrow>
        <mo stretchy="false">−</mo>
        <mn>1</mn>
      </mrow>
    </msup>
    <annotation encoding="StarMath 5.0"> a sup -1</annotation>
  </semantics>
</math>
</file>

<file path=Object 87/content.xml><?xml version="1.0" encoding="utf-8"?>
<math xmlns="http://www.w3.org/1998/Math/MathML">
  <semantics>
    <msup>
      <mi>a</mi>
      <mn>2</mn>
    </msup>
    <annotation encoding="StarMath 5.0">a^2</annotation>
  </semantics>
</math>
</file>

<file path=Object 88/content.xml><?xml version="1.0" encoding="utf-8"?>
<math xmlns="http://www.w3.org/1998/Math/MathML" display="block">
  <semantics>
    <mn>1</mn>
    <annotation encoding="StarMath 5.0"> 1 </annotation>
  </semantics>
</math>
</file>

<file path=Object 89/content.xml><?xml version="1.0" encoding="utf-8"?>
<math xmlns="http://www.w3.org/1998/Math/MathML">
  <semantics>
    <msup>
      <mi>a</mi>
      <mn>2</mn>
    </msup>
    <annotation encoding="StarMath 5.0">a^2</annotation>
  </semantics>
</math>
</file>

<file path=Object 9/content.xml><?xml version="1.0" encoding="utf-8"?>
<math xmlns="http://www.w3.org/1998/Math/MathML">
  <semantics>
    <mrow>
      <msub>
        <mi mathvariant="normal">Λ</mi>
        <mn>0</mn>
      </msub>
      <mrow>
        <mo fence="true" stretchy="false">(</mo>
        <mrow>
          <msub>
            <mi>ℳ</mi>
            <mrow>
              <mn>1</mn>
              <mi>,</mi>
              <mn>3</mn>
            </mrow>
          </msub>
        </mrow>
        <mo fence="true" stretchy="false">)</mo>
      </mrow>
    </mrow>
    <annotation encoding="StarMath 5.0">%LAMBDA sub 0 ( ℳ sub {1 , 3} )</annotation>
  </semantics>
</math>
</file>

<file path=Object 90/content.xml><?xml version="1.0" encoding="utf-8"?>
<math xmlns="http://www.w3.org/1998/Math/MathML" display="block">
  <semantics>
    <mn>1</mn>
    <annotation encoding="StarMath 5.0"> 1</annotation>
  </semantics>
</math>
</file>

<file path=Object 91/content.xml><?xml version="1.0" encoding="utf-8"?>
<math xmlns="http://www.w3.org/1998/Math/MathML">
  <semantics>
    <mrow>
      <mi>a</mi>
      <mo stretchy="false">⋅</mo>
      <mi>b</mi>
    </mrow>
    <annotation encoding="StarMath 5.0">a cdot b</annotation>
  </semantics>
</math>
</file>

<file path=Object 92/content.xml><?xml version="1.0" encoding="utf-8"?>
<math xmlns="http://www.w3.org/1998/Math/MathML">
  <semantics>
    <mrow>
      <mi>η</mi>
      <mrow>
        <mo fence="true" stretchy="false">(</mo>
        <mrow>
          <mrow>
            <mi>a</mi>
            <mi>,</mi>
            <mi>b</mi>
          </mrow>
        </mrow>
        <mo fence="true" stretchy="false">)</mo>
      </mrow>
    </mrow>
    <annotation encoding="StarMath 5.0">%eta ( a , b )</annotation>
  </semantics>
</math>
</file>

<file path=Object 93/content.xml><?xml version="1.0" encoding="utf-8"?>
<math xmlns="http://www.w3.org/1998/Math/MathML" display="block">
  <semantics>
    <mn>7</mn>
    <annotation encoding="StarMath 5.0">7</annotation>
  </semantics>
</math>
</file>

<file path=Object 94/content.xml><?xml version="1.0" encoding="utf-8"?>
<math xmlns="http://www.w3.org/1998/Math/MathML" display="block">
  <semantics>
    <mn>7</mn>
    <annotation encoding="StarMath 5.0">7</annotation>
  </semantics>
</math>
</file>

<file path=Object 95/content.xml><?xml version="1.0" encoding="utf-8"?>
<math xmlns="http://www.w3.org/1998/Math/MathML" display="block">
  <semantics>
    <mi>a</mi>
    <annotation encoding="StarMath 5.0">a</annotation>
  </semantics>
</math>
</file>

<file path=Object 96/content.xml><?xml version="1.0" encoding="utf-8"?>
<math xmlns="http://www.w3.org/1998/Math/MathML" display="block">
  <semantics>
    <mi>b</mi>
    <annotation encoding="StarMath 5.0">b</annotation>
  </semantics>
</math>
</file>

<file path=Object 97/content.xml><?xml version="1.0" encoding="utf-8"?>
<math xmlns="http://www.w3.org/1998/Math/MathML">
  <semantics>
    <mrow>
      <mi>a</mi>
      <mo stretchy="false">∧</mo>
      <mi>b</mi>
    </mrow>
    <annotation encoding="StarMath 5.0">a and b</annotation>
  </semantics>
</math>
</file>

<file path=Object 98/content.xml><?xml version="1.0" encoding="utf-8"?>
<math xmlns="http://www.w3.org/1998/Math/MathML" display="block">
  <semantics>
    <mi>b</mi>
    <annotation encoding="StarMath 5.0">b</annotation>
  </semantics>
</math>
</file>

<file path=Object 99/content.xml><?xml version="1.0" encoding="utf-8"?>
<math xmlns="http://www.w3.org/1998/Math/MathML" display="block">
  <semantics>
    <mrow>
      <mrow>
        <mrow>
          <mi>a</mi>
          <mo stretchy="false">∧</mo>
          <mrow>
            <mo fence="true" stretchy="false">(</mo>
            <mrow>
              <mrow>
                <mrow>
                  <mi>b</mi>
                  <mo stretchy="false">+</mo>
                  <mi>ε</mi>
                </mrow>
                <mi>a</mi>
              </mrow>
            </mrow>
            <mo fence="true" stretchy="false">)</mo>
          </mrow>
        </mrow>
        <mo stretchy="false">=</mo>
        <mrow>
          <mrow>
            <mi>a</mi>
            <mo stretchy="false">∧</mo>
            <mi>b</mi>
          </mrow>
          <mo stretchy="false">+</mo>
          <mi>ε</mi>
        </mrow>
      </mrow>
      <mrow>
        <mi>a</mi>
        <mo stretchy="false">∧</mo>
        <mi>a</mi>
      </mrow>
    </mrow>
    <annotation encoding="StarMath 5.0">a and ( b + %varepsilon a ) = a and b + %varepsilon a and a</annotation>
  </semantics>
</math>
</file>